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Nimbus Sans L" svg:font-family="'Nimbus Sans L'"/>
    <style:font-face style:name="Calibri1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36.99mm"/>
    </style:style>
    <style:style style:name="co4" style:family="table-column">
      <style:table-column-properties fo:break-before="auto" style:column-width="33.94mm"/>
    </style:style>
    <style:style style:name="co5" style:family="table-column">
      <style:table-column-properties fo:break-before="auto" style:column-width="33.43mm"/>
    </style:style>
    <style:style style:name="co6" style:family="table-column">
      <style:table-column-properties fo:break-before="auto" style:column-width="28.82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31.89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4.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45mm"/>
    </style:style>
    <style:style style:name="co14" style:family="table-column">
      <style:table-column-properties fo:break-before="auto" style:column-width="21.68mm"/>
    </style:style>
    <style:style style:name="co15" style:family="table-column">
      <style:table-column-properties fo:break-before="auto" style:column-width="31.08mm"/>
    </style:style>
    <style:style style:name="co16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33.7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none" fo:border-left="none" fo:border-right="2.49pt solid #000000" fo:border-top="2.49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2.49pt solid #000000" fo:border-left="none" fo:border-right="2.49pt solid #000000" fo:border-top="none"/>
      <style:text-properties fo:font-weight="bold" style:font-weight-asian="bold" style:font-weight-complex="bold"/>
    </style:style>
    <style:style style:name="ce5" style:family="table-cell" style:parent-style-name="Nadpis_20_3" style:data-style-name="N0">
      <style:table-cell-properties fo:border="none"/>
      <style:text-properties fo:color="#44546a" style:font-name="Nimbus Sans L" fo:font-weight="bold" style:font-name-asian="Nimbus Sans L" style:font-weight-asian="bold" style:font-name-complex="Nimbus Sans L" style:font-weight-complex="bold"/>
    </style:style>
    <style:style style:name="ce6" style:family="table-cell" style:parent-style-name="Nadpis_20_3" style:data-style-name="N122">
      <style:table-cell-properties fo:border="none"/>
      <style:text-properties fo:color="#44546a" style:font-name="Nimbus Sans L" fo:font-weight="bold" style:font-name-asian="Nimbus Sans L" style:font-weight-asian="bold" style:font-name-complex="Nimbus Sans L" style:font-weight-complex="bold"/>
    </style:style>
    <style:style style:name="ce7" style:family="table-cell" style:parent-style-name="Vysvětlující_20_text" style:data-style-name="N2">
      <style:text-properties fo:color="#7f7f7f" style:font-name="Calibri1" fo:font-style="italic" style:font-name-asian="Calibri" style:font-style-asian="italic" style:font-name-complex="Calibri" style:font-style-complex="italic"/>
    </style:style>
    <style:style style:name="ce8" style:family="table-cell" style:parent-style-name="Default" style:data-style-name="N61">
      <style:table-cell-properties fo:border-bottom="2.49pt solid #000000" fo:border-left="none" fo:border-right="none" fo:border-top="none"/>
    </style:style>
    <style:style style:name="ce9" style:family="table-cell" style:parent-style-name="Nadpis_20_3" style:data-style-name="N121">
      <style:table-cell-properties fo:border="none"/>
      <style:text-properties fo:color="#44546a" style:font-name="Nimbus Sans L" fo:font-weight="bold" style:font-name-asian="Nimbus Sans L" style:font-weight-asian="bold" style:font-name-complex="Nimbus Sans L" style:font-weight-complex="bold"/>
    </style:style>
    <style:style style:name="ce10" style:family="table-cell" style:parent-style-name="Default" style:data-style-name="N61">
      <style:table-cell-properties fo:border-bottom="2.49pt solid #000000" fo:border-left="none" fo:border-right="none" fo:border-top="none"/>
      <style:text-properties style:font-name="Nimbus Sans L" style:font-name-asian="Nimbus Sans L" style:font-name-complex="Nimbus Sans L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input_ab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[.$P2]" office:value-type="float" office:value="1" calcext:value-type="float">
            <text:p>1</text:p>
          </table:table-cell>
          <table:table-cell table:style-name="ce5" table:formula="of:=[.$P3]" office:value-type="float" office:value="2" calcext:value-type="float">
            <text:p>2</text:p>
          </table:table-cell>
          <table:table-cell table:style-name="ce5" table:formula="of:=[.$P4]" office:value-type="float" office:value="4" calcext:value-type="float">
            <text:p>4</text:p>
          </table:table-cell>
          <table:table-cell table:style-name="ce5" table:formula="of:=[.$P5]" office:value-type="float" office:value="8" calcext:value-type="float">
            <text:p>8</text:p>
          </table:table-cell>
          <table:table-cell table:style-name="ce5" table:formula="of:=[.$P6]" office:value-type="float" office:value="12" calcext:value-type="float">
            <text:p>12</text:p>
          </table:table-cell>
          <table:table-cell table:style-name="ce5" table:formula="of:=[.$P7]" office:value-type="float" office:value="16" calcext:value-type="float">
            <text:p>16</text:p>
          </table:table-cell>
          <table:table-cell table:style-name="ce5" table:formula="of:=[.$P8]" office:value-type="float" office:value="24" calcext:value-type="float">
            <text:p>24</text:p>
          </table:table-cell>
          <table:table-cell table:number-columns-repeated="4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9241.2" calcext:value-type="float">
            <text:p>9241.2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AIVE</text:p>
          </table:table-cell>
          <table:table-cell table:style-name="ce3" office:value-type="string" calcext:value-type="string">
            <text:p>runtime</text:p>
          </table:table-cell>
          <table:table-cell table:style-name="ce6" table:formula="of:=[.$S2]" office:value-type="float" office:value="9241.2" calcext:value-type="float">
            <text:p>9 241.20 ms</text:p>
          </table:table-cell>
          <table:table-cell table:style-name="ce6" table:formula="of:=[.$S3]" office:value-type="float" office:value="4617.25" calcext:value-type="float">
            <text:p>4 617.25 ms</text:p>
          </table:table-cell>
          <table:table-cell table:style-name="ce6" table:formula="of:=[.$S4]" office:value-type="float" office:value="2313.53" calcext:value-type="float">
            <text:p>2 313.53 ms</text:p>
          </table:table-cell>
          <table:table-cell table:style-name="ce6" table:formula="of:=[.$S5]" office:value-type="float" office:value="1172.34" calcext:value-type="float">
            <text:p>1 172.34 ms</text:p>
          </table:table-cell>
          <table:table-cell table:style-name="ce6" table:formula="of:=[.$S6]" office:value-type="float" office:value="865.781" calcext:value-type="float">
            <text:p><text:s/>865.78 ms</text:p>
          </table:table-cell>
          <table:table-cell table:style-name="ce6" table:formula="of:=[.$S7]" office:value-type="float" office:value="705.768" calcext:value-type="float">
            <text:p><text:s/>705.77 ms</text:p>
          </table:table-cell>
          <table:table-cell table:style-name="ce6" table:formula="of:=[.$S8]" office:value-type="float" office:value="496.832" calcext:value-type="float">
            <text:p><text:s/>496.83 ms</text:p>
          </table:table-cell>
          <table:table-cell table:number-columns-repeated="4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4617.25" calcext:value-type="float">
            <text:p>4617.25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3]/[.C3]" office:value-type="float" office:value="1" calcext:value-type="float">
            <text:p>1.00</text:p>
          </table:table-cell>
          <table:table-cell table:style-name="ce7" table:formula="of:=[.$C3]/[.D3]" office:value-type="float" office:value="2.00145108018842" calcext:value-type="float">
            <text:p>2.00</text:p>
          </table:table-cell>
          <table:table-cell table:style-name="ce7" table:formula="of:=[.$C3]/[.E3]" office:value-type="float" office:value="3.99441546035712" calcext:value-type="float">
            <text:p>3.99</text:p>
          </table:table-cell>
          <table:table-cell table:style-name="ce7" table:formula="of:=[.$C3]/[.F3]" office:value-type="float" office:value="7.8826961461692" calcext:value-type="float">
            <text:p>7.88</text:p>
          </table:table-cell>
          <table:table-cell table:style-name="ce7" table:formula="of:=[.$C3]/[.G3]" office:value-type="float" office:value="10.6738309110503" calcext:value-type="float">
            <text:p>10.67</text:p>
          </table:table-cell>
          <table:table-cell table:style-name="ce7" table:formula="of:=[.$C3]/[.H3]" office:value-type="float" office:value="13.0938211990342" calcext:value-type="float">
            <text:p>13.09</text:p>
          </table:table-cell>
          <table:table-cell table:style-name="ce7" table:formula="of:=[.$C3]/[.I3]" office:value-type="float" office:value="18.6002511915497" calcext:value-type="float">
            <text:p>18.60</text:p>
          </table:table-cell>
          <table:table-cell table:number-columns-repeated="4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2313.53" calcext:value-type="float">
            <text:p>2313.53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8" table:formula="of:=1000*[.$T2]/[.$S2]" office:value-type="float" office:value="348573978.812275" calcext:value-type="float">
            <text:p>3.49E+08</text:p>
          </table:table-cell>
          <table:table-cell table:style-name="ce8" table:formula="of:=1000*[.$T3]/[.$S3]" office:value-type="float" office:value="697653766.419406" calcext:value-type="float">
            <text:p>6.98E+08</text:p>
          </table:table-cell>
          <table:table-cell table:style-name="ce8" table:formula="of:=1000*[.$T4]/[.$S4]" office:value-type="float" office:value="1392349290.04595" calcext:value-type="float">
            <text:p>1.39E+09</text:p>
          </table:table-cell>
          <table:table-cell table:style-name="ce8" table:formula="of:=1000*[.$T5]/[.$S5]" office:value-type="float" office:value="2747702759.43839" calcext:value-type="float">
            <text:p>2.75E+09</text:p>
          </table:table-cell>
          <table:table-cell table:style-name="ce8" table:formula="of:=1000*[.$T6]/[.$S6]" office:value-type="float" office:value="3720619709.83424" calcext:value-type="float">
            <text:p>3.72E+09</text:p>
          </table:table-cell>
          <table:table-cell table:style-name="ce8" table:formula="of:=1000*[.$T7]/[.$S7]" office:value-type="float" office:value="4564165353.20389" calcext:value-type="float">
            <text:p>4.56E+09</text:p>
          </table:table-cell>
          <table:table-cell table:style-name="ce8" table:formula="of:=1000*[.$T8]/[.$S8]" office:value-type="float" office:value="6483563564.74623" calcext:value-type="float">
            <text:p>6.48E+09</text:p>
          </table:table-cell>
          <table:table-cell table:number-columns-repeated="4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1172.34" calcext:value-type="float">
            <text:p>1172.34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KMP</text:p>
          </table:table-cell>
          <table:table-cell table:style-name="ce3" office:value-type="string" calcext:value-type="string">
            <text:p>runtime</text:p>
          </table:table-cell>
          <table:table-cell table:style-name="ce9" table:formula="of:=[.$S9]" office:value-type="float" office:value="18649.7" calcext:value-type="float">
            <text:p>18,649.70 ms</text:p>
          </table:table-cell>
          <table:table-cell table:style-name="ce9" table:formula="of:=[.$S10]" office:value-type="float" office:value="10283.2" calcext:value-type="float">
            <text:p>10,283.20 ms</text:p>
          </table:table-cell>
          <table:table-cell table:style-name="ce9" table:formula="of:=[.$S11]" office:value-type="float" office:value="4708.77" calcext:value-type="float">
            <text:p>4,708.77 ms</text:p>
          </table:table-cell>
          <table:table-cell table:style-name="ce9" table:formula="of:=[.$S12]" office:value-type="float" office:value="2390.38" calcext:value-type="float">
            <text:p>2,390.38 ms</text:p>
          </table:table-cell>
          <table:table-cell table:style-name="ce9" table:formula="of:=[.$S13]" office:value-type="float" office:value="1676.87" calcext:value-type="float">
            <text:p>1,676.87 ms</text:p>
          </table:table-cell>
          <table:table-cell table:style-name="ce9" table:formula="of:=[.$S14]" office:value-type="float" office:value="1443.22" calcext:value-type="float">
            <text:p>1,443.22 ms</text:p>
          </table:table-cell>
          <table:table-cell table:style-name="ce9" table:formula="of:=[.$S15]" office:value-type="float" office:value="1028.56" calcext:value-type="float">
            <text:p>1,028.56 ms</text:p>
          </table:table-cell>
          <table:table-cell table:number-columns-repeated="4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865.781" calcext:value-type="float">
            <text:p>865.781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6]/[.C6]" office:value-type="float" office:value="1" calcext:value-type="float">
            <text:p>1.00</text:p>
          </table:table-cell>
          <table:table-cell table:style-name="ce7" table:formula="of:=[.$C6]/[.D6]" office:value-type="float" office:value="1.8136086043255" calcext:value-type="float">
            <text:p>1.81</text:p>
          </table:table-cell>
          <table:table-cell table:style-name="ce7" table:formula="of:=[.$C6]/[.E6]" office:value-type="float" office:value="3.96063090785916" calcext:value-type="float">
            <text:p>3.96</text:p>
          </table:table-cell>
          <table:table-cell table:style-name="ce7" table:formula="of:=[.$C6]/[.F6]" office:value-type="float" office:value="7.80198127494373" calcext:value-type="float">
            <text:p>7.80</text:p>
          </table:table-cell>
          <table:table-cell table:style-name="ce7" table:formula="of:=[.$C6]/[.G6]" office:value-type="float" office:value="11.1217327520917" calcext:value-type="float">
            <text:p>11.12</text:p>
          </table:table-cell>
          <table:table-cell table:style-name="ce7" table:formula="of:=[.$C6]/[.H6]" office:value-type="float" office:value="12.9222848907305" calcext:value-type="float">
            <text:p>12.92</text:p>
          </table:table-cell>
          <table:table-cell table:style-name="ce7" table:formula="of:=[.$C6]/[.I6]" office:value-type="float" office:value="18.1318542428249" calcext:value-type="float">
            <text:p>18.13</text:p>
          </table:table-cell>
          <table:table-cell table:number-columns-repeated="4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705.768" calcext:value-type="float">
            <text:p>705.768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10" table:formula="of:=1000*[.$T9]/[.$S9]" office:value-type="float" office:value="539430578.400725" calcext:value-type="float">
            <text:p>5.39E+08</text:p>
          </table:table-cell>
          <table:table-cell table:style-name="ce10" table:formula="of:=1000*[.$T10]/[.$S10]" office:value-type="float" office:value="978381581.511592" calcext:value-type="float">
            <text:p>9.78E+08</text:p>
          </table:table-cell>
          <table:table-cell table:style-name="ce10" table:formula="of:=1000*[.$T11]/[.$S11]" office:value-type="float" office:value="2136730520.07212" calcext:value-type="float">
            <text:p>2.14E+09</text:p>
          </table:table-cell>
          <table:table-cell table:style-name="ce10" table:formula="of:=1000*[.$T12]/[.$S12]" office:value-type="float" office:value="4208788206.89597" calcext:value-type="float">
            <text:p>4.21E+09</text:p>
          </table:table-cell>
          <table:table-cell table:style-name="ce10" table:formula="of:=1000*[.$T13]/[.$S13]" office:value-type="float" office:value="5999492081.07963" calcext:value-type="float">
            <text:p>6.00E+09</text:p>
          </table:table-cell>
          <table:table-cell table:style-name="ce10" table:formula="of:=1000*[.$T14]/[.$S14]" office:value-type="float" office:value="6970749720.0704" calcext:value-type="float">
            <text:p>6.97E+09</text:p>
          </table:table-cell>
          <table:table-cell table:style-name="ce10" table:formula="of:=1000*[.$T15]/[.$S15]" office:value-type="float" office:value="9780891698.1022" calcext:value-type="float">
            <text:p>9.78E+09</text:p>
          </table:table-cell>
          <table:table-cell table:number-columns-repeated="4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naive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496.832" calcext:value-type="float">
            <text:p>496.832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>
            <draw:frame table:end-cell-address="input_ab.G30" table:end-x="0.27mm" table:end-y="1.06mm" draw:z-index="1" draw:name="Graf 7" draw:style-name="gr1" svg:width="183.94mm" svg:height="104.66mm" svg:x="0mm" svg:y="0.07mm">
              <loext:p draw:notify-on-update-of-ranges="input_ab.C2:input_ab.I2 input_ab.B3:input_ab.B3 input_ab.C3:input_ab.I3 input_ab.B5:input_ab.B5 input_ab.C5:input_ab.I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input_ab.L30" table:end-x="11.39mm" table:end-y="1.07mm" draw:z-index="0" draw:name="Graf 5" draw:style-name="gr1" svg:width="158.87mm" svg:height="104.66mm" svg:x="0.02mm" svg:y="0.08mm">
              <loext:p draw:notify-on-update-of-ranges="input_ab.C2:input_ab.I2 input_ab.B6:input_ab.B6 input_ab.C6:input_ab.I6 input_ab.B8:input_ab.B8 input_ab.C8:input_ab.I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input_ab.M30" table:end-x="2.04mm" table:end-y="1.07mm" draw:z-index="4" draw:name="Graf 5" draw:style-name="gr1" svg:width="183.93mm" svg:height="104.66mm" svg:x="0.02mm" svg:y="0.08mm">
              <loext:p draw:notify-on-update-of-ranges="input_ab.C2:input_ab.I2 input_ab.B6:input_ab.B6 input_ab.C6:input_ab.I6 input_ab.B8:input_ab.B8 input_ab.C8:input_ab.I8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18649.7" calcext:value-type="float">
            <text:p>18649.7</text:p>
          </table:table-cell>
          <table:table-cell office:value-type="float" office:value="10060218458" calcext:value-type="float">
            <text:p>10060218458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kmp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10283.2" calcext:value-type="float">
            <text:p>10283.2</text:p>
          </table:table-cell>
          <table:table-cell office:value-type="float" office:value="10060893479" calcext:value-type="float">
            <text:p>10060893479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kmp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4708.77" calcext:value-type="float">
            <text:p>4708.77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kmp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2390.38" calcext:value-type="float">
            <text:p>2390.38</text:p>
          </table:table-cell>
          <table:table-cell office:value-type="float" office:value="10060603154" calcext:value-type="float">
            <text:p>1006060315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kmp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1676.87" calcext:value-type="float">
            <text:p>1676.87</text:p>
          </table:table-cell>
          <table:table-cell office:value-type="float" office:value="10060368286" calcext:value-type="float">
            <text:p>10060368286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kmp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1443.22" calcext:value-type="float">
            <text:p>1443.22</text:p>
          </table:table-cell>
          <table:table-cell office:value-type="float" office:value="10060325411" calcext:value-type="float">
            <text:p>1006032541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kmp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ab.txt</text:p>
          </table:table-cell>
          <table:table-cell office:value-type="float" office:value="1028.56" calcext:value-type="float">
            <text:p>1028.56</text:p>
          </table:table-cell>
          <table:table-cell office:value-type="float" office:value="10060233965" calcext:value-type="float">
            <text:p>10060233965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>
            <draw:frame table:end-cell-address="input_ab.G51" table:end-x="0.27mm" table:end-y="0.62mm" draw:z-index="2" draw:name="Graf 7" draw:style-name="gr1" svg:width="183.94mm" svg:height="104.7mm" svg:x="0mm" svg:y="1.01mm">
              <loext:p draw:notify-on-update-of-ranges="input_ab.C2:input_ab.I2 input_ab.C4:input_ab.I4 input_ab.C2:input_ab.I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input_ab.M51" table:end-x="2.35mm" table:end-y="0.61mm" draw:z-index="3" draw:name="Graf 7" draw:style-name="gr1" svg:width="183.96mm" svg:height="104.7mm" svg:x="0.3mm" svg:y="1mm">
              <loext:p draw:notify-on-update-of-ranges="input_ab.C2:input_ab.I2 input_ab.C7:input_ab.I7 input_ab.C2:input_ab.I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_kmp_wi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[.$P2]" office:value-type="float" office:value="1" calcext:value-type="float">
            <text:p>1</text:p>
          </table:table-cell>
          <table:table-cell table:style-name="ce5" table:formula="of:=[.$P3]" office:value-type="float" office:value="2" calcext:value-type="float">
            <text:p>2</text:p>
          </table:table-cell>
          <table:table-cell table:style-name="ce5" table:formula="of:=[.$P4]" office:value-type="float" office:value="4" calcext:value-type="float">
            <text:p>4</text:p>
          </table:table-cell>
          <table:table-cell table:style-name="ce5" table:formula="of:=[.$P5]" office:value-type="float" office:value="8" calcext:value-type="float">
            <text:p>8</text:p>
          </table:table-cell>
          <table:table-cell table:style-name="ce5" table:formula="of:=[.$P6]" office:value-type="float" office:value="12" calcext:value-type="float">
            <text:p>12</text:p>
          </table:table-cell>
          <table:table-cell table:style-name="ce5" table:formula="of:=[.$P7]" office:value-type="float" office:value="16" calcext:value-type="float">
            <text:p>16</text:p>
          </table:table-cell>
          <table:table-cell table:style-name="ce5" table:formula="of:=[.$P8]" office:value-type="float" office:value="24" calcext:value-type="float">
            <text:p>24</text:p>
          </table:table-cell>
          <table:table-cell table:number-columns-repeated="4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11127.3" calcext:value-type="float">
            <text:p>11127.3</text:p>
          </table:table-cell>
          <table:table-cell office:value-type="float" office:value="10689611776" calcext:value-type="float">
            <text:p>1068961177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AIVE</text:p>
          </table:table-cell>
          <table:table-cell table:style-name="ce3" office:value-type="string" calcext:value-type="string">
            <text:p>runtime</text:p>
          </table:table-cell>
          <table:table-cell table:style-name="ce6" table:formula="of:=[.$S2]" office:value-type="float" office:value="11127.3" calcext:value-type="float">
            <text:p>11 127.30 ms</text:p>
          </table:table-cell>
          <table:table-cell table:style-name="ce6" table:formula="of:=[.$S3]" office:value-type="float" office:value="5568.14" calcext:value-type="float">
            <text:p>5 568.14 ms</text:p>
          </table:table-cell>
          <table:table-cell table:style-name="ce6" table:formula="of:=[.$S4]" office:value-type="float" office:value="2783.61" calcext:value-type="float">
            <text:p>2 783.61 ms</text:p>
          </table:table-cell>
          <table:table-cell table:style-name="ce6" table:formula="of:=[.$S5]" office:value-type="float" office:value="1400.77" calcext:value-type="float">
            <text:p>1 400.77 ms</text:p>
          </table:table-cell>
          <table:table-cell table:style-name="ce6" table:formula="of:=[.$S6]" office:value-type="float" office:value="1295.06" calcext:value-type="float">
            <text:p>1 295.06 ms</text:p>
          </table:table-cell>
          <table:table-cell table:style-name="ce6" table:formula="of:=[.$S7]" office:value-type="float" office:value="1060.32" calcext:value-type="float">
            <text:p>1 060.32 ms</text:p>
          </table:table-cell>
          <table:table-cell table:style-name="ce6" table:formula="of:=[.$S8]" office:value-type="float" office:value="897.977" calcext:value-type="float">
            <text:p><text:s/>897.98 ms</text:p>
          </table:table-cell>
          <table:table-cell table:number-columns-repeated="4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5568.14" calcext:value-type="float">
            <text:p>5568.14</text:p>
          </table:table-cell>
          <table:table-cell office:value-type="float" office:value="10689611776" calcext:value-type="float">
            <text:p>10689611776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3]/[.C3]" office:value-type="float" office:value="1" calcext:value-type="float">
            <text:p>1.00</text:p>
          </table:table-cell>
          <table:table-cell table:style-name="ce7" table:formula="of:=[.$C3]/[.D3]" office:value-type="float" office:value="1.99838725319406" calcext:value-type="float">
            <text:p>2.00</text:p>
          </table:table-cell>
          <table:table-cell table:style-name="ce7" table:formula="of:=[.$C3]/[.E3]" office:value-type="float" office:value="3.99743498550443" calcext:value-type="float">
            <text:p>4.00</text:p>
          </table:table-cell>
          <table:table-cell table:style-name="ce7" table:formula="of:=[.$C3]/[.F3]" office:value-type="float" office:value="7.94370239225569" calcext:value-type="float">
            <text:p>7.94</text:p>
          </table:table-cell>
          <table:table-cell table:style-name="ce7" table:formula="of:=[.$C3]/[.G3]" office:value-type="float" office:value="8.59211156239865" calcext:value-type="float">
            <text:p>8.59</text:p>
          </table:table-cell>
          <table:table-cell table:style-name="ce7" table:formula="of:=[.$C3]/[.H3]" office:value-type="float" office:value="10.4942847442282" calcext:value-type="float">
            <text:p>10.49</text:p>
          </table:table-cell>
          <table:table-cell table:style-name="ce7" table:formula="of:=[.$C3]/[.I3]" office:value-type="float" office:value="12.3915200500681" calcext:value-type="float">
            <text:p>12.39</text:p>
          </table:table-cell>
          <table:table-cell table:number-columns-repeated="4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2783.61" calcext:value-type="float">
            <text:p>2783.61</text:p>
          </table:table-cell>
          <table:table-cell office:value-type="float" office:value="10689611776" calcext:value-type="float">
            <text:p>10689611776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8" table:formula="of:=1000*[.$T2]/[.$S2]" office:value-type="float" office:value="960665370.395334" calcext:value-type="float">
            <text:p>9.61E+08</text:p>
          </table:table-cell>
          <table:table-cell table:style-name="ce8" table:formula="of:=1000*[.$T3]/[.$S3]" office:value-type="float" office:value="1919781430.78299" calcext:value-type="float">
            <text:p>1.92E+09</text:p>
          </table:table-cell>
          <table:table-cell table:style-name="ce8" table:formula="of:=1000*[.$T4]/[.$S4]" office:value-type="float" office:value="3840197360.98088" calcext:value-type="float">
            <text:p>3.84E+09</text:p>
          </table:table-cell>
          <table:table-cell table:style-name="ce8" table:formula="of:=1000*[.$T5]/[.$S5]" office:value-type="float" office:value="7631239800.96661" calcext:value-type="float">
            <text:p>7.63E+09</text:p>
          </table:table-cell>
          <table:table-cell table:style-name="ce8" table:formula="of:=1000*[.$T6]/[.$S6]" office:value-type="float" office:value="8254144036.56973" calcext:value-type="float">
            <text:p>8.25E+09</text:p>
          </table:table-cell>
          <table:table-cell table:style-name="ce8" table:formula="of:=1000*[.$T7]/[.$S7]" office:value-type="float" office:value="10081495940.848" calcext:value-type="float">
            <text:p>1.01E+10</text:p>
          </table:table-cell>
          <table:table-cell table:style-name="ce8" table:formula="of:=1000*[.$T8]/[.$S8]" office:value-type="float" office:value="11904104198.6599" calcext:value-type="float">
            <text:p>1.19E+10</text:p>
          </table:table-cell>
          <table:table-cell table:number-columns-repeated="4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1400.77" calcext:value-type="float">
            <text:p>1400.77</text:p>
          </table:table-cell>
          <table:table-cell office:value-type="float" office:value="10689611776" calcext:value-type="float">
            <text:p>1068961177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KMP</text:p>
          </table:table-cell>
          <table:table-cell table:style-name="ce3" office:value-type="string" calcext:value-type="string">
            <text:p>runtime</text:p>
          </table:table-cell>
          <table:table-cell table:style-name="ce9" table:formula="of:=[.$S9]" office:value-type="float" office:value="20536.2" calcext:value-type="float">
            <text:p>20,536.20 ms</text:p>
          </table:table-cell>
          <table:table-cell table:style-name="ce9" table:formula="of:=[.$S10]" office:value-type="float" office:value="10631.4" calcext:value-type="float">
            <text:p>10,631.40 ms</text:p>
          </table:table-cell>
          <table:table-cell table:style-name="ce9" table:formula="of:=[.$S11]" office:value-type="float" office:value="5414.24" calcext:value-type="float">
            <text:p>5,414.24 ms</text:p>
          </table:table-cell>
          <table:table-cell table:style-name="ce9" table:formula="of:=[.$S12]" office:value-type="float" office:value="2956.03" calcext:value-type="float">
            <text:p>2,956.03 ms</text:p>
          </table:table-cell>
          <table:table-cell table:style-name="ce9" table:formula="of:=[.$S13]" office:value-type="float" office:value="2089.53" calcext:value-type="float">
            <text:p>2,089.53 ms</text:p>
          </table:table-cell>
          <table:table-cell table:style-name="ce9" table:formula="of:=[.$S14]" office:value-type="float" office:value="2074.97" calcext:value-type="float">
            <text:p>2,074.97 ms</text:p>
          </table:table-cell>
          <table:table-cell table:style-name="ce9" table:formula="of:=[.$S15]" office:value-type="float" office:value="1571.1" calcext:value-type="float">
            <text:p>1,571.10 ms</text:p>
          </table:table-cell>
          <table:table-cell table:number-columns-repeated="4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1295.06" calcext:value-type="float">
            <text:p>1295.06</text:p>
          </table:table-cell>
          <table:table-cell office:value-type="float" office:value="10689611776" calcext:value-type="float">
            <text:p>10689611776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6]/[.C6]" office:value-type="float" office:value="1" calcext:value-type="float">
            <text:p>1.00</text:p>
          </table:table-cell>
          <table:table-cell table:style-name="ce7" table:formula="of:=[.$C6]/[.D6]" office:value-type="float" office:value="1.93165528528698" calcext:value-type="float">
            <text:p>1.93</text:p>
          </table:table-cell>
          <table:table-cell table:style-name="ce7" table:formula="of:=[.$C6]/[.E6]" office:value-type="float" office:value="3.79299772451905" calcext:value-type="float">
            <text:p>3.79</text:p>
          </table:table-cell>
          <table:table-cell table:style-name="ce7" table:formula="of:=[.$C6]/[.F6]" office:value-type="float" office:value="6.94722313373004" calcext:value-type="float">
            <text:p>6.95</text:p>
          </table:table-cell>
          <table:table-cell table:style-name="ce7" table:formula="of:=[.$C6]/[.G6]" office:value-type="float" office:value="9.82814317095232" calcext:value-type="float">
            <text:p>9.83</text:p>
          </table:table-cell>
          <table:table-cell table:style-name="ce7" table:formula="of:=[.$C6]/[.H6]" office:value-type="float" office:value="9.89710694612452" calcext:value-type="float">
            <text:p>9.90</text:p>
          </table:table-cell>
          <table:table-cell table:style-name="ce7" table:formula="of:=[.$C6]/[.I6]" office:value-type="float" office:value="13.0712239831965" calcext:value-type="float">
            <text:p>13.07</text:p>
          </table:table-cell>
          <table:table-cell table:number-columns-repeated="4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1060.32" calcext:value-type="float">
            <text:p>1060.32</text:p>
          </table:table-cell>
          <table:table-cell office:value-type="float" office:value="10689611776" calcext:value-type="float">
            <text:p>10689611776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10" table:formula="of:=1000*[.$T9]/[.$S9]" office:value-type="float" office:value="1370028995.9194" calcext:value-type="float">
            <text:p>1.37E+09</text:p>
          </table:table-cell>
          <table:table-cell table:style-name="ce10" table:formula="of:=1000*[.$T10]/[.$S10]" office:value-type="float" office:value="2646423751.05819" calcext:value-type="float">
            <text:p>2.65E+09</text:p>
          </table:table-cell>
          <table:table-cell table:style-name="ce10" table:formula="of:=1000*[.$T11]/[.$S11]" office:value-type="float" office:value="5196516864.4168" calcext:value-type="float">
            <text:p>5.20E+09</text:p>
          </table:table-cell>
          <table:table-cell table:style-name="ce10" table:formula="of:=1000*[.$T12]/[.$S12]" office:value-type="float" office:value="9517897135.34707" calcext:value-type="float">
            <text:p>9.52E+09</text:p>
          </table:table-cell>
          <table:table-cell table:style-name="ce10" table:formula="of:=1000*[.$T13]/[.$S13]" office:value-type="float" office:value="13464841122.1662" calcext:value-type="float">
            <text:p>1.35E+10</text:p>
          </table:table-cell>
          <table:table-cell table:style-name="ce10" table:formula="of:=1000*[.$T14]/[.$S14]" office:value-type="float" office:value="13559323494.3156" calcext:value-type="float">
            <text:p>1.36E+10</text:p>
          </table:table-cell>
          <table:table-cell table:style-name="ce10" table:formula="of:=1000*[.$T15]/[.$S15]" office:value-type="float" office:value="17907955872.9553" calcext:value-type="float">
            <text:p>1.79E+10</text:p>
          </table:table-cell>
          <table:table-cell table:number-columns-repeated="4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naive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897.977" calcext:value-type="float">
            <text:p>897.977</text:p>
          </table:table-cell>
          <table:table-cell office:value-type="float" office:value="10689611776" calcext:value-type="float">
            <text:p>10689611776</text:p>
          </table:table-cell>
          <table:table-cell table:number-columns-repeated="1004"/>
        </table:table-row>
        <table:table-row table:style-name="ro1">
          <table:table-cell>
            <draw:frame table:end-cell-address="input_kmp_win.G30" table:end-x="0.27mm" table:end-y="1.06mm" draw:z-index="1" draw:name="Graf 7" draw:style-name="gr1" svg:width="183.94mm" svg:height="104.66mm" svg:x="0mm" svg:y="0.07mm">
              <loext:p draw:notify-on-update-of-ranges="input_kmp_win.C2:input_kmp_win.I2 input_kmp_win.B3:input_kmp_win.B3 input_kmp_win.C3:input_kmp_win.I3 input_kmp_win.B5:input_kmp_win.B5 input_kmp_win.C5:input_kmp_win.I5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input_kmp_win.L30" table:end-x="11.39mm" table:end-y="1.07mm" draw:z-index="0" draw:name="Graf 5" draw:style-name="gr1" svg:width="158.87mm" svg:height="104.66mm" svg:x="0.02mm" svg:y="0.08mm">
              <loext:p draw:notify-on-update-of-ranges="input_kmp_win.C2:input_kmp_win.I2 input_kmp_win.B6:input_kmp_win.B6 input_kmp_win.C6:input_kmp_win.I6 input_kmp_win.B8:input_kmp_win.B8 input_kmp_win.C8:input_kmp_win.I8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input_kmp_win.M30" table:end-x="2.04mm" table:end-y="1.07mm" draw:z-index="4" draw:name="Graf 5" draw:style-name="gr1" svg:width="183.93mm" svg:height="104.66mm" svg:x="0.02mm" svg:y="0.08mm">
              <loext:p draw:notify-on-update-of-ranges="input_kmp_win.C2:input_kmp_win.I2 input_kmp_win.B6:input_kmp_win.B6 input_kmp_win.C6:input_kmp_win.I6 input_kmp_win.B8:input_kmp_win.B8 input_kmp_win.C8:input_kmp_win.I8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20536.2" calcext:value-type="float">
            <text:p>20536.2</text:p>
          </table:table-cell>
          <table:table-cell office:value-type="float" office:value="28135189466" calcext:value-type="float">
            <text:p>28135189466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kmp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10631.4" calcext:value-type="float">
            <text:p>10631.4</text:p>
          </table:table-cell>
          <table:table-cell office:value-type="float" office:value="28135189467" calcext:value-type="float">
            <text:p>28135189467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kmp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5414.24" calcext:value-type="float">
            <text:p>5414.24</text:p>
          </table:table-cell>
          <table:table-cell office:value-type="float" office:value="28135189468" calcext:value-type="float">
            <text:p>28135189468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kmp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2956.03" calcext:value-type="float">
            <text:p>2956.03</text:p>
          </table:table-cell>
          <table:table-cell office:value-type="float" office:value="28135189469" calcext:value-type="float">
            <text:p>28135189469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kmp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2089.53" calcext:value-type="float">
            <text:p>2089.53</text:p>
          </table:table-cell>
          <table:table-cell office:value-type="float" office:value="28135189470" calcext:value-type="float">
            <text:p>2813518947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kmp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2074.97" calcext:value-type="float">
            <text:p>2074.97</text:p>
          </table:table-cell>
          <table:table-cell office:value-type="float" office:value="28135189471" calcext:value-type="float">
            <text:p>281351894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307891712" calcext:value-type="float">
            <text:p>5307891712</text:p>
          </table:table-cell>
          <table:table-cell office:value-type="string" calcext:value-type="string">
            <text:p>kmp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kmp_win.txt</text:p>
          </table:table-cell>
          <table:table-cell office:value-type="float" office:value="1571.1" calcext:value-type="float">
            <text:p>1571.1</text:p>
          </table:table-cell>
          <table:table-cell office:value-type="float" office:value="28135189472" calcext:value-type="float">
            <text:p>28135189472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>
            <draw:frame table:end-cell-address="input_kmp_win.G51" table:end-x="0.27mm" table:end-y="0.62mm" draw:z-index="2" draw:name="Graf 7" draw:style-name="gr1" svg:width="183.94mm" svg:height="104.7mm" svg:x="0mm" svg:y="1.01mm">
              <loext:p draw:notify-on-update-of-ranges="input_kmp_win.C2:input_kmp_win.I2 input_kmp_win.C4:input_kmp_win.I4 input_kmp_win.C2:input_kmp_win.I2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input_kmp_win.M51" table:end-x="2.35mm" table:end-y="0.61mm" draw:z-index="3" draw:name="Graf 7" draw:style-name="gr1" svg:width="183.96mm" svg:height="104.7mm" svg:x="0.3mm" svg:y="1mm">
              <loext:p draw:notify-on-update-of-ranges="input_kmp_win.C2:input_kmp_win.I2 input_kmp_win.C7:input_kmp_win.I7 input_kmp_win.C2:input_kmp_win.I2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_eve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[.$P2]" office:value-type="float" office:value="1" calcext:value-type="float">
            <text:p>1</text:p>
          </table:table-cell>
          <table:table-cell table:style-name="ce5" table:formula="of:=[.$P3]" office:value-type="float" office:value="2" calcext:value-type="float">
            <text:p>2</text:p>
          </table:table-cell>
          <table:table-cell table:style-name="ce5" table:formula="of:=[.$P4]" office:value-type="float" office:value="4" calcext:value-type="float">
            <text:p>4</text:p>
          </table:table-cell>
          <table:table-cell table:style-name="ce5" table:formula="of:=[.$P5]" office:value-type="float" office:value="8" calcext:value-type="float">
            <text:p>8</text:p>
          </table:table-cell>
          <table:table-cell table:style-name="ce5" table:formula="of:=[.$P6]" office:value-type="float" office:value="12" calcext:value-type="float">
            <text:p>12</text:p>
          </table:table-cell>
          <table:table-cell table:style-name="ce5" table:formula="of:=[.$P7]" office:value-type="float" office:value="16" calcext:value-type="float">
            <text:p>16</text:p>
          </table:table-cell>
          <table:table-cell table:style-name="ce5" table:formula="of:=[.$P8]" office:value-type="float" office:value="24" calcext:value-type="float">
            <text:p>24</text:p>
          </table:table-cell>
          <table:table-cell table:number-columns-repeated="4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183733" calcext:value-type="float">
            <text:p>183733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AIVE</text:p>
          </table:table-cell>
          <table:table-cell table:style-name="ce3" office:value-type="string" calcext:value-type="string">
            <text:p>runtime</text:p>
          </table:table-cell>
          <table:table-cell table:style-name="ce6" table:formula="of:=[.$S2]" office:value-type="float" office:value="183733" calcext:value-type="float">
            <text:p>183 733.00 ms</text:p>
          </table:table-cell>
          <table:table-cell table:style-name="ce6" table:formula="of:=[.$S3]" office:value-type="float" office:value="98656.5" calcext:value-type="float">
            <text:p>98 656.50 ms</text:p>
          </table:table-cell>
          <table:table-cell table:style-name="ce6" table:formula="of:=[.$S4]" office:value-type="float" office:value="49218.6" calcext:value-type="float">
            <text:p>49 218.60 ms</text:p>
          </table:table-cell>
          <table:table-cell table:style-name="ce6" table:formula="of:=[.$S5]" office:value-type="float" office:value="24593.3" calcext:value-type="float">
            <text:p>24 593.30 ms</text:p>
          </table:table-cell>
          <table:table-cell table:style-name="ce6" table:formula="of:=[.$S6]" office:value-type="float" office:value="16999.8" calcext:value-type="float">
            <text:p>16 999.80 ms</text:p>
          </table:table-cell>
          <table:table-cell table:style-name="ce6" table:formula="of:=[.$S7]" office:value-type="float" office:value="17141.4" calcext:value-type="float">
            <text:p>17 141.40 ms</text:p>
          </table:table-cell>
          <table:table-cell table:style-name="ce6" table:formula="of:=[.$S8]" office:value-type="float" office:value="15398.7" calcext:value-type="float">
            <text:p>15 398.70 ms</text:p>
          </table:table-cell>
          <table:table-cell table:number-columns-repeated="4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98656.5" calcext:value-type="float">
            <text:p>98656.5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3]/[.C3]" office:value-type="float" office:value="1" calcext:value-type="float">
            <text:p>1.00</text:p>
          </table:table-cell>
          <table:table-cell table:style-name="ce7" table:formula="of:=[.$C3]/[.D3]" office:value-type="float" office:value="1.86235068140467" calcext:value-type="float">
            <text:p>1.86</text:p>
          </table:table-cell>
          <table:table-cell table:style-name="ce7" table:formula="of:=[.$C3]/[.E3]" office:value-type="float" office:value="3.73299931326775" calcext:value-type="float">
            <text:p>3.73</text:p>
          </table:table-cell>
          <table:table-cell table:style-name="ce7" table:formula="of:=[.$C3]/[.F3]" office:value-type="float" office:value="7.47085588351299" calcext:value-type="float">
            <text:p>7.47</text:p>
          </table:table-cell>
          <table:table-cell table:style-name="ce7" table:formula="of:=[.$C3]/[.G3]" office:value-type="float" office:value="10.8079506817727" calcext:value-type="float">
            <text:p>10.81</text:p>
          </table:table-cell>
          <table:table-cell table:style-name="ce7" table:formula="of:=[.$C3]/[.H3]" office:value-type="float" office:value="10.7186694202341" calcext:value-type="float">
            <text:p>10.72</text:p>
          </table:table-cell>
          <table:table-cell table:style-name="ce7" table:formula="of:=[.$C3]/[.I3]" office:value-type="float" office:value="11.9317215089585" calcext:value-type="float">
            <text:p>11.93</text:p>
          </table:table-cell>
          <table:table-cell table:number-columns-repeated="4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49218.6" calcext:value-type="float">
            <text:p>49218.6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8" table:formula="of:=1000*[.$T2]/[.$S2]" office:value-type="float" office:value="17532189.9332183" calcext:value-type="float">
            <text:p>1.75E+07</text:p>
          </table:table-cell>
          <table:table-cell table:style-name="ce8" table:formula="of:=1000*[.$T3]/[.$S3]" office:value-type="float" office:value="32651085.8686452" calcext:value-type="float">
            <text:p>3.27E+07</text:p>
          </table:table-cell>
          <table:table-cell table:style-name="ce8" table:formula="of:=1000*[.$T4]/[.$S4]" office:value-type="float" office:value="65447652.9807837" calcext:value-type="float">
            <text:p>6.54E+07</text:p>
          </table:table-cell>
          <table:table-cell table:style-name="ce8" table:formula="of:=1000*[.$T5]/[.$S5]" office:value-type="float" office:value="130980464.313451" calcext:value-type="float">
            <text:p>1.31E+08</text:p>
          </table:table-cell>
          <table:table-cell table:style-name="ce8" table:formula="of:=1000*[.$T6]/[.$S6]" office:value-type="float" office:value="189487044.141696" calcext:value-type="float">
            <text:p>1.89E+08</text:p>
          </table:table-cell>
          <table:table-cell table:style-name="ce8" table:formula="of:=1000*[.$T7]/[.$S7]" office:value-type="float" office:value="187921748.106922" calcext:value-type="float">
            <text:p>1.88E+08</text:p>
          </table:table-cell>
          <table:table-cell table:style-name="ce8" table:formula="of:=1000*[.$T8]/[.$S8]" office:value-type="float" office:value="209189207.725327" calcext:value-type="float">
            <text:p>2.09E+08</text:p>
          </table:table-cell>
          <table:table-cell table:number-columns-repeated="4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24593.3" calcext:value-type="float">
            <text:p>24593.3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KMP</text:p>
          </table:table-cell>
          <table:table-cell table:style-name="ce3" office:value-type="string" calcext:value-type="string">
            <text:p>runtime</text:p>
          </table:table-cell>
          <table:table-cell table:style-name="ce9" table:formula="of:=[.$S9]" office:value-type="float" office:value="4123.37" calcext:value-type="float">
            <text:p>4,123.37 ms</text:p>
          </table:table-cell>
          <table:table-cell table:style-name="ce9" table:formula="of:=[.$S10]" office:value-type="float" office:value="4069.35" calcext:value-type="float">
            <text:p>4,069.35 ms</text:p>
          </table:table-cell>
          <table:table-cell table:style-name="ce9" table:formula="of:=[.$S11]" office:value-type="float" office:value="3119.7" calcext:value-type="float">
            <text:p>3,119.70 ms</text:p>
          </table:table-cell>
          <table:table-cell table:style-name="ce9" table:formula="of:=[.$S12]" office:value-type="float" office:value="2031.17" calcext:value-type="float">
            <text:p>2,031.17 ms</text:p>
          </table:table-cell>
          <table:table-cell table:style-name="ce9" table:formula="of:=[.$S13]" office:value-type="float" office:value="1659.12" calcext:value-type="float">
            <text:p>1,659.12 ms</text:p>
          </table:table-cell>
          <table:table-cell table:style-name="ce9" table:formula="of:=[.$S14]" office:value-type="float" office:value="1348.2" calcext:value-type="float">
            <text:p>1,348.20 ms</text:p>
          </table:table-cell>
          <table:table-cell table:style-name="ce9" table:formula="of:=[.$S15]" office:value-type="float" office:value="813.485" calcext:value-type="float">
            <text:p>813.49 ms</text:p>
          </table:table-cell>
          <table:table-cell table:number-columns-repeated="4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16999.8" calcext:value-type="float">
            <text:p>16999.8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6]/[.C6]" office:value-type="float" office:value="1" calcext:value-type="float">
            <text:p>1.00</text:p>
          </table:table-cell>
          <table:table-cell table:style-name="ce7" table:formula="of:=[.$C6]/[.D6]" office:value-type="float" office:value="1.01327484733434" calcext:value-type="float">
            <text:p>1.01</text:p>
          </table:table-cell>
          <table:table-cell table:style-name="ce7" table:formula="of:=[.$C6]/[.E6]" office:value-type="float" office:value="1.32172003718306" calcext:value-type="float">
            <text:p>1.32</text:p>
          </table:table-cell>
          <table:table-cell table:style-name="ce7" table:formula="of:=[.$C6]/[.F6]" office:value-type="float" office:value="2.03004672184012" calcext:value-type="float">
            <text:p>2.03</text:p>
          </table:table-cell>
          <table:table-cell table:style-name="ce7" table:formula="of:=[.$C6]/[.G6]" office:value-type="float" office:value="2.4852753266792" calcext:value-type="float">
            <text:p>2.49</text:p>
          </table:table-cell>
          <table:table-cell table:style-name="ce7" table:formula="of:=[.$C6]/[.H6]" office:value-type="float" office:value="3.05842604954754" calcext:value-type="float">
            <text:p>3.06</text:p>
          </table:table-cell>
          <table:table-cell table:style-name="ce7" table:formula="of:=[.$C6]/[.I6]" office:value-type="float" office:value="5.06877201177649" calcext:value-type="float">
            <text:p>5.07</text:p>
          </table:table-cell>
          <table:table-cell table:number-columns-repeated="4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17141.4" calcext:value-type="float">
            <text:p>17141.4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10" table:formula="of:=1000*[.$T9]/[.$S9]" office:value-type="float" office:value="2439804930.91816" calcext:value-type="float">
            <text:p>2.44E+09</text:p>
          </table:table-cell>
          <table:table-cell table:style-name="ce10" table:formula="of:=1000*[.$T10]/[.$S10]" office:value-type="float" office:value="2472358848.219" calcext:value-type="float">
            <text:p>2.47E+09</text:p>
          </table:table-cell>
          <table:table-cell table:style-name="ce10" table:formula="of:=1000*[.$T11]/[.$S11]" office:value-type="float" office:value="3225109007.59688" calcext:value-type="float">
            <text:p>3.23E+09</text:p>
          </table:table-cell>
          <table:table-cell table:style-name="ce10" table:formula="of:=1000*[.$T12]/[.$S12]" office:value-type="float" office:value="4953107398.19907" calcext:value-type="float">
            <text:p>4.95E+09</text:p>
          </table:table-cell>
          <table:table-cell table:style-name="ce10" table:formula="of:=1000*[.$T13]/[.$S13]" office:value-type="float" office:value="6063677302.42538" calcext:value-type="float">
            <text:p>6.06E+09</text:p>
          </table:table-cell>
          <table:table-cell table:style-name="ce10" table:formula="of:=1000*[.$T14]/[.$S14]" office:value-type="float" office:value="7462042286.75271" calcext:value-type="float">
            <text:p>7.46E+09</text:p>
          </table:table-cell>
          <table:table-cell table:style-name="ce10" table:formula="of:=1000*[.$T15]/[.$S15]" office:value-type="float" office:value="12366834010.4612" calcext:value-type="float">
            <text:p>1.24E+10</text:p>
          </table:table-cell>
          <table:table-cell table:number-columns-repeated="4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naive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15398.7" calcext:value-type="float">
            <text:p>15398.7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>
            <draw:frame table:end-cell-address="input_even.G30" table:end-x="0.27mm" table:end-y="1.06mm" draw:z-index="1" draw:name="Graf 7" draw:style-name="gr1" svg:width="183.94mm" svg:height="104.49mm" svg:x="0mm" svg:y="0.08mm">
              <loext:p draw:notify-on-update-of-ranges="input_even.C2:input_even.I2 input_even.B3:input_even.B3 input_even.C3:input_even.I3 input_even.B5:input_even.B5 input_even.C5:input_even.I5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input_even.L30" table:end-x="11.39mm" table:end-y="1.07mm" draw:z-index="0" draw:name="Graf 5" draw:style-name="gr1" svg:width="163.77mm" svg:height="104.49mm" svg:x="0.02mm" svg:y="0.09mm">
              <loext:p draw:notify-on-update-of-ranges="input_even.C2:input_even.I2 input_even.B6:input_even.B6 input_even.C6:input_even.I6 input_even.B8:input_even.B8 input_even.C8:input_even.I8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frame table:end-cell-address="input_even.M30" table:end-x="2.04mm" table:end-y="1.07mm" draw:z-index="4" draw:name="Graf 5" draw:style-name="gr1" svg:width="188.83mm" svg:height="104.49mm" svg:x="0.02mm" svg:y="0.09mm">
              <loext:p draw:notify-on-update-of-ranges="input_even.C2:input_even.I2 input_even.B6:input_even.B6 input_even.C6:input_even.I6 input_even.B8:input_even.B8 input_even.C8:input_even.I8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4123.37" calcext:value-type="float">
            <text:p>4123.37</text:p>
          </table:table-cell>
          <table:table-cell office:value-type="float" office:value="10060218458" calcext:value-type="float">
            <text:p>10060218458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kmp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4069.35" calcext:value-type="float">
            <text:p>4069.35</text:p>
          </table:table-cell>
          <table:table-cell office:value-type="float" office:value="10060893479" calcext:value-type="float">
            <text:p>10060893479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kmp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3119.7" calcext:value-type="float">
            <text:p>3119.7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kmp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2031.17" calcext:value-type="float">
            <text:p>2031.17</text:p>
          </table:table-cell>
          <table:table-cell office:value-type="float" office:value="10060603154" calcext:value-type="float">
            <text:p>1006060315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kmp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1659.12" calcext:value-type="float">
            <text:p>1659.12</text:p>
          </table:table-cell>
          <table:table-cell office:value-type="float" office:value="10060368286" calcext:value-type="float">
            <text:p>10060368286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kmp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1348.2" calcext:value-type="float">
            <text:p>1348.2</text:p>
          </table:table-cell>
          <table:table-cell office:value-type="float" office:value="10060325411" calcext:value-type="float">
            <text:p>1006032541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202634752" calcext:value-type="float">
            <text:p>1202634752</text:p>
          </table:table-cell>
          <table:table-cell office:value-type="string" calcext:value-type="string">
            <text:p>kmp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even.txt</text:p>
          </table:table-cell>
          <table:table-cell office:value-type="float" office:value="813.485" calcext:value-type="float">
            <text:p>813.485</text:p>
          </table:table-cell>
          <table:table-cell office:value-type="float" office:value="10060233965" calcext:value-type="float">
            <text:p>10060233965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input_even.G51" table:end-x="0.27mm" table:end-y="0.62mm" draw:z-index="2" draw:name="Graf 7" draw:style-name="gr1" svg:width="183.94mm" svg:height="104.7mm" svg:x="0mm" svg:y="1.01mm">
              <loext:p draw:notify-on-update-of-ranges="input_even.C2:input_even.I2 input_even.C4:input_even.I4 input_even.C2:input_even.I2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>
            <draw:frame table:end-cell-address="input_even.M51" table:end-x="2.35mm" table:end-y="0.61mm" draw:z-index="3" draw:name="Graf 7" draw:style-name="gr1" svg:width="188.86mm" svg:height="104.7mm" svg:x="0.3mm" svg:y="1mm">
              <loext:p draw:notify-on-update-of-ranges="input_even.C2:input_even.I2 input_even.C7:input_even.I7 input_even.C2:input_even.I2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_long_lati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[.$P2]" office:value-type="float" office:value="1" calcext:value-type="float">
            <text:p>1</text:p>
          </table:table-cell>
          <table:table-cell table:style-name="ce5" table:formula="of:=[.$P3]" office:value-type="float" office:value="2" calcext:value-type="float">
            <text:p>2</text:p>
          </table:table-cell>
          <table:table-cell table:style-name="ce5" table:formula="of:=[.$P4]" office:value-type="float" office:value="4" calcext:value-type="float">
            <text:p>4</text:p>
          </table:table-cell>
          <table:table-cell table:style-name="ce5" table:formula="of:=[.$P5]" office:value-type="float" office:value="8" calcext:value-type="float">
            <text:p>8</text:p>
          </table:table-cell>
          <table:table-cell table:style-name="ce5" table:formula="of:=[.$P6]" office:value-type="float" office:value="12" calcext:value-type="float">
            <text:p>12</text:p>
          </table:table-cell>
          <table:table-cell table:style-name="ce5" table:formula="of:=[.$P7]" office:value-type="float" office:value="16" calcext:value-type="float">
            <text:p>16</text:p>
          </table:table-cell>
          <table:table-cell table:style-name="ce5" table:formula="of:=[.$P8]" office:value-type="float" office:value="24" calcext:value-type="float">
            <text:p>24</text:p>
          </table:table-cell>
          <table:table-cell table:number-columns-repeated="4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52266.1" calcext:value-type="float">
            <text:p>52266.1</text:p>
          </table:table-cell>
          <table:table-cell office:value-type="float" office:value="47685734400" calcext:value-type="float">
            <text:p>476857344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AIVE</text:p>
          </table:table-cell>
          <table:table-cell table:style-name="ce3" office:value-type="string" calcext:value-type="string">
            <text:p>runtime</text:p>
          </table:table-cell>
          <table:table-cell table:style-name="ce6" table:formula="of:=[.$S2]" office:value-type="float" office:value="52266.1" calcext:value-type="float">
            <text:p>52 266.10 ms</text:p>
          </table:table-cell>
          <table:table-cell table:style-name="ce6" table:formula="of:=[.$S3]" office:value-type="float" office:value="26301.9" calcext:value-type="float">
            <text:p>26 301.90 ms</text:p>
          </table:table-cell>
          <table:table-cell table:style-name="ce6" table:formula="of:=[.$S4]" office:value-type="float" office:value="13213.5" calcext:value-type="float">
            <text:p>13 213.50 ms</text:p>
          </table:table-cell>
          <table:table-cell table:style-name="ce6" table:formula="of:=[.$S5]" office:value-type="float" office:value="6612.04" calcext:value-type="float">
            <text:p>6 612.04 ms</text:p>
          </table:table-cell>
          <table:table-cell table:style-name="ce6" table:formula="of:=[.$S6]" office:value-type="float" office:value="4467.73" calcext:value-type="float">
            <text:p>4 467.73 ms</text:p>
          </table:table-cell>
          <table:table-cell table:style-name="ce6" table:formula="of:=[.$S7]" office:value-type="float" office:value="4890.88" calcext:value-type="float">
            <text:p>4 890.88 ms</text:p>
          </table:table-cell>
          <table:table-cell table:style-name="ce6" table:formula="of:=[.$S8]" office:value-type="float" office:value="3971.92" calcext:value-type="float">
            <text:p>3 971.92 ms</text:p>
          </table:table-cell>
          <table:table-cell table:number-columns-repeated="4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26301.9" calcext:value-type="float">
            <text:p>26301.9</text:p>
          </table:table-cell>
          <table:table-cell office:value-type="float" office:value="47685734400" calcext:value-type="float">
            <text:p>47685734400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3]/[.C3]" office:value-type="float" office:value="1" calcext:value-type="float">
            <text:p>1.00</text:p>
          </table:table-cell>
          <table:table-cell table:style-name="ce7" table:formula="of:=[.$C3]/[.D3]" office:value-type="float" office:value="1.98716062337702" calcext:value-type="float">
            <text:p>1.99</text:p>
          </table:table-cell>
          <table:table-cell table:style-name="ce7" table:formula="of:=[.$C3]/[.E3]" office:value-type="float" office:value="3.95550762477769" calcext:value-type="float">
            <text:p>3.96</text:p>
          </table:table-cell>
          <table:table-cell table:style-name="ce7" table:formula="of:=[.$C3]/[.F3]" office:value-type="float" office:value="7.90468599705991" calcext:value-type="float">
            <text:p>7.90</text:p>
          </table:table-cell>
          <table:table-cell table:style-name="ce7" table:formula="of:=[.$C3]/[.G3]" office:value-type="float" office:value="11.6985807110098" calcext:value-type="float">
            <text:p>11.70</text:p>
          </table:table-cell>
          <table:table-cell table:style-name="ce7" table:formula="of:=[.$C3]/[.H3]" office:value-type="float" office:value="10.6864408858937" calcext:value-type="float">
            <text:p>10.69</text:p>
          </table:table-cell>
          <table:table-cell table:style-name="ce7" table:formula="of:=[.$C3]/[.I3]" office:value-type="float" office:value="13.1589004813793" calcext:value-type="float">
            <text:p>13.16</text:p>
          </table:table-cell>
          <table:table-cell table:number-columns-repeated="4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13213.5" calcext:value-type="float">
            <text:p>13213.5</text:p>
          </table:table-cell>
          <table:table-cell office:value-type="float" office:value="47685734400" calcext:value-type="float">
            <text:p>47685734400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8" table:formula="of:=1000*[.$T2]/[.$S2]" office:value-type="float" office:value="912364503.951892" calcext:value-type="float">
            <text:p>9.12E+08</text:p>
          </table:table-cell>
          <table:table-cell table:style-name="ce8" table:formula="of:=1000*[.$T3]/[.$S3]" office:value-type="float" office:value="1813014816.42011" calcext:value-type="float">
            <text:p>1.81E+09</text:p>
          </table:table-cell>
          <table:table-cell table:style-name="ce8" table:formula="of:=1000*[.$T4]/[.$S4]" office:value-type="float" office:value="3608864751.95822" calcext:value-type="float">
            <text:p>3.61E+09</text:p>
          </table:table-cell>
          <table:table-cell table:style-name="ce8" table:formula="of:=1000*[.$T5]/[.$S5]" office:value-type="float" office:value="7211954918.60303" calcext:value-type="float">
            <text:p>7.21E+09</text:p>
          </table:table-cell>
          <table:table-cell table:style-name="ce8" table:formula="of:=1000*[.$T6]/[.$S6]" office:value-type="float" office:value="10673369787.3417" calcext:value-type="float">
            <text:p>1.07E+10</text:p>
          </table:table-cell>
          <table:table-cell table:style-name="ce8" table:formula="of:=1000*[.$T7]/[.$S7]" office:value-type="float" office:value="9749929337.86967" calcext:value-type="float">
            <text:p>9.75E+09</text:p>
          </table:table-cell>
          <table:table-cell table:style-name="ce8" table:formula="of:=1000*[.$T8]/[.$S8]" office:value-type="float" office:value="12005713710.2459" calcext:value-type="float">
            <text:p>1.20E+10</text:p>
          </table:table-cell>
          <table:table-cell table:number-columns-repeated="4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6612.04" calcext:value-type="float">
            <text:p>6612.04</text:p>
          </table:table-cell>
          <table:table-cell office:value-type="float" office:value="47685734400" calcext:value-type="float">
            <text:p>476857344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KMP</text:p>
          </table:table-cell>
          <table:table-cell table:style-name="ce3" office:value-type="string" calcext:value-type="string">
            <text:p>runtime</text:p>
          </table:table-cell>
          <table:table-cell table:style-name="ce9" table:formula="of:=[.$S9]" office:value-type="float" office:value="87193" calcext:value-type="float">
            <text:p>87,193.00 ms</text:p>
          </table:table-cell>
          <table:table-cell table:style-name="ce9" table:formula="of:=[.$S10]" office:value-type="float" office:value="44305.4" calcext:value-type="float">
            <text:p>44,305.40 ms</text:p>
          </table:table-cell>
          <table:table-cell table:style-name="ce9" table:formula="of:=[.$S11]" office:value-type="float" office:value="22805.1" calcext:value-type="float">
            <text:p>22,805.10 ms</text:p>
          </table:table-cell>
          <table:table-cell table:style-name="ce9" table:formula="of:=[.$S12]" office:value-type="float" office:value="11928.8" calcext:value-type="float">
            <text:p>11,928.80 ms</text:p>
          </table:table-cell>
          <table:table-cell table:style-name="ce9" table:formula="of:=[.$S13]" office:value-type="float" office:value="8199.4" calcext:value-type="float">
            <text:p>8,199.40 ms</text:p>
          </table:table-cell>
          <table:table-cell table:style-name="ce9" table:formula="of:=[.$S14]" office:value-type="float" office:value="7419.86" calcext:value-type="float">
            <text:p>7,419.86 ms</text:p>
          </table:table-cell>
          <table:table-cell table:style-name="ce9" table:formula="of:=[.$S15]" office:value-type="float" office:value="5907.65" calcext:value-type="float">
            <text:p>5,907.65 ms</text:p>
          </table:table-cell>
          <table:table-cell table:number-columns-repeated="4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4467.73" calcext:value-type="float">
            <text:p>4467.73</text:p>
          </table:table-cell>
          <table:table-cell office:value-type="float" office:value="47685734400" calcext:value-type="float">
            <text:p>47685734400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6]/[.C6]" office:value-type="float" office:value="1" calcext:value-type="float">
            <text:p>1.00</text:p>
          </table:table-cell>
          <table:table-cell table:style-name="ce7" table:formula="of:=[.$C6]/[.D6]" office:value-type="float" office:value="1.96799938607935" calcext:value-type="float">
            <text:p>1.97</text:p>
          </table:table-cell>
          <table:table-cell table:style-name="ce7" table:formula="of:=[.$C6]/[.E6]" office:value-type="float" office:value="3.82339915194408" calcext:value-type="float">
            <text:p>3.82</text:p>
          </table:table-cell>
          <table:table-cell table:style-name="ce7" table:formula="of:=[.$C6]/[.F6]" office:value-type="float" office:value="7.30945275300114" calcext:value-type="float">
            <text:p>7.31</text:p>
          </table:table-cell>
          <table:table-cell table:style-name="ce7" table:formula="of:=[.$C6]/[.G6]" office:value-type="float" office:value="10.6340707856672" calcext:value-type="float">
            <text:p>10.63</text:p>
          </table:table-cell>
          <table:table-cell table:style-name="ce7" table:formula="of:=[.$C6]/[.H6]" office:value-type="float" office:value="11.7512998897553" calcext:value-type="float">
            <text:p>11.75</text:p>
          </table:table-cell>
          <table:table-cell table:style-name="ce7" table:formula="of:=[.$C6]/[.I6]" office:value-type="float" office:value="14.7593374692136" calcext:value-type="float">
            <text:p>14.76</text:p>
          </table:table-cell>
          <table:table-cell table:number-columns-repeated="4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4890.88" calcext:value-type="float">
            <text:p>4890.88</text:p>
          </table:table-cell>
          <table:table-cell office:value-type="float" office:value="47685734400" calcext:value-type="float">
            <text:p>47685734400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10" table:formula="of:=1000*[.$T9]/[.$S9]" office:value-type="float" office:value="1349747269.67761" calcext:value-type="float">
            <text:p>1.35E+09</text:p>
          </table:table-cell>
          <table:table-cell table:style-name="ce10" table:formula="of:=1000*[.$T10]/[.$S10]" office:value-type="float" office:value="2656301798.08782" calcext:value-type="float">
            <text:p>2.66E+09</text:p>
          </table:table-cell>
          <table:table-cell table:style-name="ce10" table:formula="of:=1000*[.$T11]/[.$S11]" office:value-type="float" office:value="5160622566.22422" calcext:value-type="float">
            <text:p>5.16E+09</text:p>
          </table:table-cell>
          <table:table-cell table:style-name="ce10" table:formula="of:=1000*[.$T12]/[.$S12]" office:value-type="float" office:value="9865913896.20079" calcext:value-type="float">
            <text:p>9.87E+09</text:p>
          </table:table-cell>
          <table:table-cell table:style-name="ce10" table:formula="of:=1000*[.$T13]/[.$S13]" office:value-type="float" office:value="14353308008.5128" calcext:value-type="float">
            <text:p>1.44E+10</text:p>
          </table:table-cell>
          <table:table-cell table:style-name="ce10" table:formula="of:=1000*[.$T14]/[.$S14]" office:value-type="float" office:value="15861284941.3601" calcext:value-type="float">
            <text:p>1.59E+10</text:p>
          </table:table-cell>
          <table:table-cell table:style-name="ce10" table:formula="of:=1000*[.$T15]/[.$S15]" office:value-type="float" office:value="19921375451.3216" calcext:value-type="float">
            <text:p>1.99E+10</text:p>
          </table:table-cell>
          <table:table-cell table:number-columns-repeated="4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naive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3971.92" calcext:value-type="float">
            <text:p>3971.92</text:p>
          </table:table-cell>
          <table:table-cell office:value-type="float" office:value="47685734400" calcext:value-type="float">
            <text:p>47685734400</text:p>
          </table:table-cell>
          <table:table-cell table:number-columns-repeated="1004"/>
        </table:table-row>
        <table:table-row table:style-name="ro1">
          <table:table-cell>
            <draw:frame table:end-cell-address="input_long_latin.G30" table:end-x="0.27mm" table:end-y="1.06mm" draw:z-index="1" draw:name="Graf 7" draw:style-name="gr1" svg:width="183.94mm" svg:height="104.49mm" svg:x="0mm" svg:y="0.08mm">
              <loext:p draw:notify-on-update-of-ranges="input_long_latin.C2:input_long_latin.I2 input_long_latin.B3:input_long_latin.B3 input_long_latin.C3:input_long_latin.I3 input_long_latin.B5:input_long_latin.B5 input_long_latin.C5:input_long_latin.I5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5"/>
          <table:table-cell>
            <draw:frame table:end-cell-address="input_long_latin.L30" table:end-x="11.39mm" table:end-y="1.07mm" draw:z-index="0" draw:name="Graf 5" draw:style-name="gr1" svg:width="163.77mm" svg:height="104.49mm" svg:x="0.02mm" svg:y="0.09mm">
              <loext:p draw:notify-on-update-of-ranges="input_long_latin.C2:input_long_latin.I2 input_long_latin.B6:input_long_latin.B6 input_long_latin.C6:input_long_latin.I6 input_long_latin.B8:input_long_latin.B8 input_long_latin.C8:input_long_latin.I8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  <draw:frame table:end-cell-address="input_long_latin.M30" table:end-x="2.04mm" table:end-y="1.07mm" draw:z-index="4" draw:name="Graf 5" draw:style-name="gr1" svg:width="188.83mm" svg:height="104.49mm" svg:x="0.02mm" svg:y="0.09mm">
              <loext:p draw:notify-on-update-of-ranges="input_long_latin.C2:input_long_latin.I2 input_long_latin.B6:input_long_latin.B6 input_long_latin.C6:input_long_latin.I6 input_long_latin.B8:input_long_latin.B8 input_long_latin.C8:input_long_latin.I8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87193" calcext:value-type="float">
            <text:p>87193</text:p>
          </table:table-cell>
          <table:table-cell office:value-type="float" office:value="117688513685" calcext:value-type="float">
            <text:p>117688513685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kmp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44305.4" calcext:value-type="float">
            <text:p>44305.4</text:p>
          </table:table-cell>
          <table:table-cell office:value-type="float" office:value="117688513685" calcext:value-type="float">
            <text:p>117688513685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kmp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22805.1" calcext:value-type="float">
            <text:p>22805.1</text:p>
          </table:table-cell>
          <table:table-cell office:value-type="float" office:value="117688513685" calcext:value-type="float">
            <text:p>117688513685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kmp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11928.8" calcext:value-type="float">
            <text:p>11928.8</text:p>
          </table:table-cell>
          <table:table-cell office:value-type="float" office:value="117688513685" calcext:value-type="float">
            <text:p>117688513685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kmp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8199.4" calcext:value-type="float">
            <text:p>8199.4</text:p>
          </table:table-cell>
          <table:table-cell office:value-type="float" office:value="117688513685" calcext:value-type="float">
            <text:p>117688513685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kmp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7419.86" calcext:value-type="float">
            <text:p>7419.86</text:p>
          </table:table-cell>
          <table:table-cell office:value-type="float" office:value="117688513685" calcext:value-type="float">
            <text:p>117688513685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355546112" calcext:value-type="float">
            <text:p>2355546112</text:p>
          </table:table-cell>
          <table:table-cell office:value-type="string" calcext:value-type="string">
            <text:p>kmp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ong_latin.txt</text:p>
          </table:table-cell>
          <table:table-cell office:value-type="float" office:value="5907.65" calcext:value-type="float">
            <text:p>5907.65</text:p>
          </table:table-cell>
          <table:table-cell office:value-type="float" office:value="117688513685" calcext:value-type="float">
            <text:p>117688513685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input_long_latin.G51" table:end-x="0.27mm" table:end-y="0.62mm" draw:z-index="2" draw:name="Graf 7" draw:style-name="gr1" svg:width="183.94mm" svg:height="104.7mm" svg:x="0mm" svg:y="1.01mm">
              <loext:p draw:notify-on-update-of-ranges="input_long_latin.C2:input_long_latin.I2 input_long_latin.C4:input_long_latin.I4 input_long_latin.C2:input_long_latin.I2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5"/>
          <table:table-cell>
            <draw:frame table:end-cell-address="input_long_latin.M51" table:end-x="2.35mm" table:end-y="0.61mm" draw:z-index="3" draw:name="Graf 7" draw:style-name="gr1" svg:width="188.86mm" svg:height="104.7mm" svg:x="0.3mm" svg:y="1mm">
              <loext:p draw:notify-on-update-of-ranges="input_long_latin.C2:input_long_latin.I2 input_long_latin.C7:input_long_latin.I7 input_long_latin.C2:input_long_latin.I2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_letter_a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[.$P2]" office:value-type="float" office:value="1" calcext:value-type="float">
            <text:p>1</text:p>
          </table:table-cell>
          <table:table-cell table:style-name="ce5" table:formula="of:=[.$P3]" office:value-type="float" office:value="2" calcext:value-type="float">
            <text:p>2</text:p>
          </table:table-cell>
          <table:table-cell table:style-name="ce5" table:formula="of:=[.$P4]" office:value-type="float" office:value="4" calcext:value-type="float">
            <text:p>4</text:p>
          </table:table-cell>
          <table:table-cell table:style-name="ce5" table:formula="of:=[.$P5]" office:value-type="float" office:value="8" calcext:value-type="float">
            <text:p>8</text:p>
          </table:table-cell>
          <table:table-cell table:style-name="ce5" table:formula="of:=[.$P6]" office:value-type="float" office:value="12" calcext:value-type="float">
            <text:p>12</text:p>
          </table:table-cell>
          <table:table-cell table:style-name="ce5" table:formula="of:=[.$P7]" office:value-type="float" office:value="16" calcext:value-type="float">
            <text:p>16</text:p>
          </table:table-cell>
          <table:table-cell table:style-name="ce5" table:formula="of:=[.$P8]" office:value-type="float" office:value="24" calcext:value-type="float">
            <text:p>24</text:p>
          </table:table-cell>
          <table:table-cell table:number-columns-repeated="4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318215" calcext:value-type="float">
            <text:p>318215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AIVE</text:p>
          </table:table-cell>
          <table:table-cell table:style-name="ce3" office:value-type="string" calcext:value-type="string">
            <text:p>runtime</text:p>
          </table:table-cell>
          <table:table-cell table:style-name="ce6" table:formula="of:=[.$S2]" office:value-type="float" office:value="318215" calcext:value-type="float">
            <text:p>318 215.00 ms</text:p>
          </table:table-cell>
          <table:table-cell table:style-name="ce6" table:formula="of:=[.$S3]" office:value-type="float" office:value="159700" calcext:value-type="float">
            <text:p>159 700.00 ms</text:p>
          </table:table-cell>
          <table:table-cell table:style-name="ce6" table:formula="of:=[.$S4]" office:value-type="float" office:value="80159.2" calcext:value-type="float">
            <text:p>80 159.20 ms</text:p>
          </table:table-cell>
          <table:table-cell table:style-name="ce6" table:formula="of:=[.$S5]" office:value-type="float" office:value="40418.3" calcext:value-type="float">
            <text:p>40 418.30 ms</text:p>
          </table:table-cell>
          <table:table-cell table:style-name="ce6" table:formula="of:=[.$S6]" office:value-type="float" office:value="27441.6" calcext:value-type="float">
            <text:p>27 441.60 ms</text:p>
          </table:table-cell>
          <table:table-cell table:style-name="ce6" table:formula="of:=[.$S7]" office:value-type="float" office:value="27431.8" calcext:value-type="float">
            <text:p>27 431.80 ms</text:p>
          </table:table-cell>
          <table:table-cell table:style-name="ce6" table:formula="of:=[.$S8]" office:value-type="float" office:value="22926.7" calcext:value-type="float">
            <text:p>22 926.70 ms</text:p>
          </table:table-cell>
          <table:table-cell table:number-columns-repeated="4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159700" calcext:value-type="float">
            <text:p>159700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3]/[.C3]" office:value-type="float" office:value="1" calcext:value-type="float">
            <text:p>1.00</text:p>
          </table:table-cell>
          <table:table-cell table:style-name="ce7" table:formula="of:=[.$C3]/[.D3]" office:value-type="float" office:value="1.99257983719474" calcext:value-type="float">
            <text:p>1.99</text:p>
          </table:table-cell>
          <table:table-cell table:style-name="ce7" table:formula="of:=[.$C3]/[.E3]" office:value-type="float" office:value="3.96978762263096" calcext:value-type="float">
            <text:p>3.97</text:p>
          </table:table-cell>
          <table:table-cell table:style-name="ce7" table:formula="of:=[.$C3]/[.F3]" office:value-type="float" office:value="7.87304265642048" calcext:value-type="float">
            <text:p>7.87</text:p>
          </table:table-cell>
          <table:table-cell table:style-name="ce7" table:formula="of:=[.$C3]/[.G3]" office:value-type="float" office:value="11.596080403475" calcext:value-type="float">
            <text:p>11.60</text:p>
          </table:table-cell>
          <table:table-cell table:style-name="ce7" table:formula="of:=[.$C3]/[.H3]" office:value-type="float" office:value="11.6002230987394" calcext:value-type="float">
            <text:p>11.60</text:p>
          </table:table-cell>
          <table:table-cell table:style-name="ce7" table:formula="of:=[.$C3]/[.I3]" office:value-type="float" office:value="13.8796686832383" calcext:value-type="float">
            <text:p>13.88</text:p>
          </table:table-cell>
          <table:table-cell table:number-columns-repeated="4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80159.2" calcext:value-type="float">
            <text:p>80159.2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8" table:formula="of:=1000*[.$T2]/[.$S2]" office:value-type="float" office:value="10122847.2982103" calcext:value-type="float">
            <text:p>1.01E+07</text:p>
          </table:table-cell>
          <table:table-cell table:style-name="ce8" table:formula="of:=1000*[.$T3]/[.$S3]" office:value-type="float" office:value="20170581.4214152" calcext:value-type="float">
            <text:p>2.02E+07</text:p>
          </table:table-cell>
          <table:table-cell table:style-name="ce8" table:formula="of:=1000*[.$T4]/[.$S4]" office:value-type="float" office:value="40185553.9102187" calcext:value-type="float">
            <text:p>4.02E+07</text:p>
          </table:table-cell>
          <table:table-cell table:style-name="ce8" table:formula="of:=1000*[.$T5]/[.$S5]" office:value-type="float" office:value="79697608.5832408" calcext:value-type="float">
            <text:p>7.97E+07</text:p>
          </table:table-cell>
          <table:table-cell table:style-name="ce8" table:formula="of:=1000*[.$T6]/[.$S6]" office:value-type="float" office:value="117385351.182147" calcext:value-type="float">
            <text:p>1.17E+08</text:p>
          </table:table-cell>
          <table:table-cell table:style-name="ce8" table:formula="of:=1000*[.$T7]/[.$S7]" office:value-type="float" office:value="117427287.053711" calcext:value-type="float">
            <text:p>1.17E+08</text:p>
          </table:table-cell>
          <table:table-cell table:style-name="ce8" table:formula="of:=1000*[.$T8]/[.$S8]" office:value-type="float" office:value="140501766.630174" calcext:value-type="float">
            <text:p>1.41E+08</text:p>
          </table:table-cell>
          <table:table-cell table:number-columns-repeated="4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40418.3" calcext:value-type="float">
            <text:p>40418.3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KMP</text:p>
          </table:table-cell>
          <table:table-cell table:style-name="ce3" office:value-type="string" calcext:value-type="string">
            <text:p>runtime</text:p>
          </table:table-cell>
          <table:table-cell table:style-name="ce9" table:formula="of:=[.$S9]" office:value-type="float" office:value="31852" calcext:value-type="float">
            <text:p>31,852.00 ms</text:p>
          </table:table-cell>
          <table:table-cell table:style-name="ce9" table:formula="of:=[.$S10]" office:value-type="float" office:value="17514.1" calcext:value-type="float">
            <text:p>17,514.10 ms</text:p>
          </table:table-cell>
          <table:table-cell table:style-name="ce9" table:formula="of:=[.$S11]" office:value-type="float" office:value="8600.44" calcext:value-type="float">
            <text:p>8,600.44 ms</text:p>
          </table:table-cell>
          <table:table-cell table:style-name="ce9" table:formula="of:=[.$S12]" office:value-type="float" office:value="4842.61" calcext:value-type="float">
            <text:p>4,842.61 ms</text:p>
          </table:table-cell>
          <table:table-cell table:style-name="ce9" table:formula="of:=[.$S13]" office:value-type="float" office:value="3693.98" calcext:value-type="float">
            <text:p>3,693.98 ms</text:p>
          </table:table-cell>
          <table:table-cell table:style-name="ce9" table:formula="of:=[.$S14]" office:value-type="float" office:value="3503.88" calcext:value-type="float">
            <text:p>3,503.88 ms</text:p>
          </table:table-cell>
          <table:table-cell table:style-name="ce9" table:formula="of:=[.$S15]" office:value-type="float" office:value="2779.76" calcext:value-type="float">
            <text:p>2,779.76 ms</text:p>
          </table:table-cell>
          <table:table-cell table:number-columns-repeated="4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27441.6" calcext:value-type="float">
            <text:p>27441.6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6]/[.C6]" office:value-type="float" office:value="1" calcext:value-type="float">
            <text:p>1.00</text:p>
          </table:table-cell>
          <table:table-cell table:style-name="ce7" table:formula="of:=[.$C6]/[.D6]" office:value-type="float" office:value="1.81864897425503" calcext:value-type="float">
            <text:p>1.82</text:p>
          </table:table-cell>
          <table:table-cell table:style-name="ce7" table:formula="of:=[.$C6]/[.E6]" office:value-type="float" office:value="3.70353144722828" calcext:value-type="float">
            <text:p>3.70</text:p>
          </table:table-cell>
          <table:table-cell table:style-name="ce7" table:formula="of:=[.$C6]/[.F6]" office:value-type="float" office:value="6.57744480765538" calcext:value-type="float">
            <text:p>6.58</text:p>
          </table:table-cell>
          <table:table-cell table:style-name="ce7" table:formula="of:=[.$C6]/[.G6]" office:value-type="float" office:value="8.62267797876545" calcext:value-type="float">
            <text:p>8.62</text:p>
          </table:table-cell>
          <table:table-cell table:style-name="ce7" table:formula="of:=[.$C6]/[.H6]" office:value-type="float" office:value="9.09049396668836" calcext:value-type="float">
            <text:p>9.09</text:p>
          </table:table-cell>
          <table:table-cell table:style-name="ce7" table:formula="of:=[.$C6]/[.I6]" office:value-type="float" office:value="11.4585431835842" calcext:value-type="float">
            <text:p>11.46</text:p>
          </table:table-cell>
          <table:table-cell table:number-columns-repeated="4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27431.8" calcext:value-type="float">
            <text:p>27431.8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10" table:formula="of:=1000*[.$T9]/[.$S9]" office:value-type="float" office:value="315878832.443803" calcext:value-type="float">
            <text:p>3.16E+08</text:p>
          </table:table-cell>
          <table:table-cell table:style-name="ce10" table:formula="of:=1000*[.$T10]/[.$S10]" office:value-type="float" office:value="574472714.612798" calcext:value-type="float">
            <text:p>5.74E+08</text:p>
          </table:table-cell>
          <table:table-cell table:style-name="ce10" table:formula="of:=1000*[.$T11]/[.$S11]" office:value-type="float" office:value="1169867189.46938" calcext:value-type="float">
            <text:p>1.17E+09</text:p>
          </table:table-cell>
          <table:table-cell table:style-name="ce10" table:formula="of:=1000*[.$T12]/[.$S12]" office:value-type="float" office:value="2077516701.53079" calcext:value-type="float">
            <text:p>2.08E+09</text:p>
          </table:table-cell>
          <table:table-cell table:style-name="ce10" table:formula="of:=1000*[.$T13]/[.$S13]" office:value-type="float" office:value="2723721452.47132" calcext:value-type="float">
            <text:p>2.72E+09</text:p>
          </table:table-cell>
          <table:table-cell table:style-name="ce10" table:formula="of:=1000*[.$T14]/[.$S14]" office:value-type="float" office:value="2871195763.26815" calcext:value-type="float">
            <text:p>2.87E+09</text:p>
          </table:table-cell>
          <table:table-cell table:style-name="ce10" table:formula="of:=1000*[.$T15]/[.$S15]" office:value-type="float" office:value="3619101636.47221" calcext:value-type="float">
            <text:p>3.62E+09</text:p>
          </table:table-cell>
          <table:table-cell table:number-columns-repeated="4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naive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22926.7" calcext:value-type="float">
            <text:p>22926.7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>
            <draw:frame table:end-cell-address="input_letter_a.G30" table:end-x="0.27mm" table:end-y="1.06mm" draw:z-index="1" draw:name="Graf 7" draw:style-name="gr1" svg:width="183.94mm" svg:height="104.49mm" svg:x="0mm" svg:y="0.08mm">
              <loext:p draw:notify-on-update-of-ranges="input_letter_a.C2:input_letter_a.I2 input_letter_a.B3:input_letter_a.B3 input_letter_a.C3:input_letter_a.I3 input_letter_a.B5:input_letter_a.B5 input_letter_a.C5:input_letter_a.I5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5"/>
          <table:table-cell>
            <draw:frame table:end-cell-address="input_letter_a.L30" table:end-x="11.39mm" table:end-y="1.07mm" draw:z-index="0" draw:name="Graf 5" draw:style-name="gr1" svg:width="163.77mm" svg:height="104.49mm" svg:x="0.02mm" svg:y="0.09mm">
              <loext:p draw:notify-on-update-of-ranges="input_letter_a.C2:input_letter_a.I2 input_letter_a.B6:input_letter_a.B6 input_letter_a.C6:input_letter_a.I6 input_letter_a.B8:input_letter_a.B8 input_letter_a.C8:input_letter_a.I8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frame table:end-cell-address="input_letter_a.M30" table:end-x="2.04mm" table:end-y="1.07mm" draw:z-index="4" draw:name="Graf 5" draw:style-name="gr1" svg:width="188.83mm" svg:height="104.49mm" svg:x="0.02mm" svg:y="0.09mm">
              <loext:p draw:notify-on-update-of-ranges="input_letter_a.C2:input_letter_a.I2 input_letter_a.B6:input_letter_a.B6 input_letter_a.C6:input_letter_a.I6 input_letter_a.B8:input_letter_a.B8 input_letter_a.C8:input_letter_a.I8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6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31852" calcext:value-type="float">
            <text:p>31852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kmp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17514.1" calcext:value-type="float">
            <text:p>17514.1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kmp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8600.44" calcext:value-type="float">
            <text:p>8600.44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kmp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4842.61" calcext:value-type="float">
            <text:p>4842.61</text:p>
          </table:table-cell>
          <table:table-cell office:value-type="float" office:value="10060603154" calcext:value-type="float">
            <text:p>1006060315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kmp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3693.98" calcext:value-type="float">
            <text:p>3693.98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kmp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3503.88" calcext:value-type="float">
            <text:p>3503.88</text:p>
          </table:table-cell>
          <table:table-cell office:value-type="float" office:value="10060325411" calcext:value-type="float">
            <text:p>1006032541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135411200" calcext:value-type="float">
            <text:p>1135411200</text:p>
          </table:table-cell>
          <table:table-cell office:value-type="string" calcext:value-type="string">
            <text:p>kmp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letter_a.txt</text:p>
          </table:table-cell>
          <table:table-cell office:value-type="float" office:value="2779.76" calcext:value-type="float">
            <text:p>2779.76</text:p>
          </table:table-cell>
          <table:table-cell office:value-type="float" office:value="10060233965" calcext:value-type="float">
            <text:p>10060233965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input_letter_a.G51" table:end-x="0.27mm" table:end-y="0.62mm" draw:z-index="2" draw:name="Graf 7" draw:style-name="gr1" svg:width="183.94mm" svg:height="104.7mm" svg:x="0mm" svg:y="1.01mm">
              <loext:p draw:notify-on-update-of-ranges="input_letter_a.C2:input_letter_a.I2 input_letter_a.C4:input_letter_a.I4 input_letter_a.C2:input_letter_a.I2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5"/>
          <table:table-cell>
            <draw:frame table:end-cell-address="input_letter_a.M51" table:end-x="2.35mm" table:end-y="0.61mm" draw:z-index="3" draw:name="Graf 7" draw:style-name="gr1" svg:width="188.86mm" svg:height="104.7mm" svg:x="0.3mm" svg:y="1mm">
              <loext:p draw:notify-on-update-of-ranges="input_letter_a.C2:input_letter_a.I2 input_letter_a.C7:input_letter_a.I7 input_letter_a.C2:input_letter_a.I2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_real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[.$P2]" office:value-type="float" office:value="1" calcext:value-type="float">
            <text:p>1</text:p>
          </table:table-cell>
          <table:table-cell table:style-name="ce5" table:formula="of:=[.$P3]" office:value-type="float" office:value="2" calcext:value-type="float">
            <text:p>2</text:p>
          </table:table-cell>
          <table:table-cell table:style-name="ce5" table:formula="of:=[.$P4]" office:value-type="float" office:value="4" calcext:value-type="float">
            <text:p>4</text:p>
          </table:table-cell>
          <table:table-cell table:style-name="ce5" table:formula="of:=[.$P5]" office:value-type="float" office:value="8" calcext:value-type="float">
            <text:p>8</text:p>
          </table:table-cell>
          <table:table-cell table:style-name="ce5" table:formula="of:=[.$P6]" office:value-type="float" office:value="12" calcext:value-type="float">
            <text:p>12</text:p>
          </table:table-cell>
          <table:table-cell table:style-name="ce5" table:formula="of:=[.$P7]" office:value-type="float" office:value="16" calcext:value-type="float">
            <text:p>16</text:p>
          </table:table-cell>
          <table:table-cell table:style-name="ce5" table:formula="of:=[.$P8]" office:value-type="float" office:value="24" calcext:value-type="float">
            <text:p>24</text:p>
          </table:table-cell>
          <table:table-cell table:number-columns-repeated="4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43364.9" calcext:value-type="float">
            <text:p>43364.9</text:p>
          </table:table-cell>
          <table:table-cell office:value-type="float" office:value="44810436608" calcext:value-type="float">
            <text:p>448104366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AIVE</text:p>
          </table:table-cell>
          <table:table-cell table:style-name="ce3" office:value-type="string" calcext:value-type="string">
            <text:p>runtime</text:p>
          </table:table-cell>
          <table:table-cell table:style-name="ce6" table:formula="of:=[.$S2]" office:value-type="float" office:value="43364.9" calcext:value-type="float">
            <text:p>43 364.90 ms</text:p>
          </table:table-cell>
          <table:table-cell table:style-name="ce6" table:formula="of:=[.$S3]" office:value-type="float" office:value="21690.9" calcext:value-type="float">
            <text:p>21 690.90 ms</text:p>
          </table:table-cell>
          <table:table-cell table:style-name="ce6" table:formula="of:=[.$S4]" office:value-type="float" office:value="10849.2" calcext:value-type="float">
            <text:p>10 849.20 ms</text:p>
          </table:table-cell>
          <table:table-cell table:style-name="ce6" table:formula="of:=[.$S5]" office:value-type="float" office:value="5486.06" calcext:value-type="float">
            <text:p>5 486.06 ms</text:p>
          </table:table-cell>
          <table:table-cell table:style-name="ce6" table:formula="of:=[.$S6]" office:value-type="float" office:value="4377.25" calcext:value-type="float">
            <text:p>4 377.25 ms</text:p>
          </table:table-cell>
          <table:table-cell table:style-name="ce6" table:formula="of:=[.$S7]" office:value-type="float" office:value="4308.79" calcext:value-type="float">
            <text:p>4 308.79 ms</text:p>
          </table:table-cell>
          <table:table-cell table:style-name="ce6" table:formula="of:=[.$S8]" office:value-type="float" office:value="3591.66" calcext:value-type="float">
            <text:p>3 591.66 ms</text:p>
          </table:table-cell>
          <table:table-cell table:number-columns-repeated="4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21690.9" calcext:value-type="float">
            <text:p>21690.9</text:p>
          </table:table-cell>
          <table:table-cell office:value-type="float" office:value="44810436608" calcext:value-type="float">
            <text:p>44810436608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3]/[.C3]" office:value-type="float" office:value="1" calcext:value-type="float">
            <text:p>1.00</text:p>
          </table:table-cell>
          <table:table-cell table:style-name="ce7" table:formula="of:=[.$C3]/[.D3]" office:value-type="float" office:value="1.99922087142534" calcext:value-type="float">
            <text:p>2.00</text:p>
          </table:table-cell>
          <table:table-cell table:style-name="ce7" table:formula="of:=[.$C3]/[.E3]" office:value-type="float" office:value="3.99705969103713" calcext:value-type="float">
            <text:p>4.00</text:p>
          </table:table-cell>
          <table:table-cell table:style-name="ce7" table:formula="of:=[.$C3]/[.F3]" office:value-type="float" office:value="7.90456174376511" calcext:value-type="float">
            <text:p>7.90</text:p>
          </table:table-cell>
          <table:table-cell table:style-name="ce7" table:formula="of:=[.$C3]/[.G3]" office:value-type="float" office:value="9.90688217488149" calcext:value-type="float">
            <text:p>9.91</text:p>
          </table:table-cell>
          <table:table-cell table:style-name="ce7" table:formula="of:=[.$C3]/[.H3]" office:value-type="float" office:value="10.0642871896751" calcext:value-type="float">
            <text:p>10.06</text:p>
          </table:table-cell>
          <table:table-cell table:style-name="ce7" table:formula="of:=[.$C3]/[.I3]" office:value-type="float" office:value="12.0737764710468" calcext:value-type="float">
            <text:p>12.07</text:p>
          </table:table-cell>
          <table:table-cell table:number-columns-repeated="4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10849.2" calcext:value-type="float">
            <text:p>10849.2</text:p>
          </table:table-cell>
          <table:table-cell office:value-type="float" office:value="44810436608" calcext:value-type="float">
            <text:p>44810436608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8" table:formula="of:=1000*[.$T2]/[.$S2]" office:value-type="float" office:value="1033334254.38546" calcext:value-type="float">
            <text:p>1.03E+09</text:p>
          </table:table-cell>
          <table:table-cell table:style-name="ce8" table:formula="of:=1000*[.$T3]/[.$S3]" office:value-type="float" office:value="2065863408.52616" calcext:value-type="float">
            <text:p>2.07E+09</text:p>
          </table:table-cell>
          <table:table-cell table:style-name="ce8" table:formula="of:=1000*[.$T4]/[.$S4]" office:value-type="float" office:value="4130298695.57202" calcext:value-type="float">
            <text:p>4.13E+09</text:p>
          </table:table-cell>
          <table:table-cell table:style-name="ce8" table:formula="of:=1000*[.$T5]/[.$S5]" office:value-type="float" office:value="8168054415.73734" calcext:value-type="float">
            <text:p>8.17E+09</text:p>
          </table:table-cell>
          <table:table-cell table:style-name="ce8" table:formula="of:=1000*[.$T6]/[.$S6]" office:value-type="float" office:value="10237120705.4658" calcext:value-type="float">
            <text:p>1.02E+10</text:p>
          </table:table-cell>
          <table:table-cell table:style-name="ce8" table:formula="of:=1000*[.$T7]/[.$S7]" office:value-type="float" office:value="10399772699.064" calcext:value-type="float">
            <text:p>1.04E+10</text:p>
          </table:table-cell>
          <table:table-cell table:style-name="ce8" table:formula="of:=1000*[.$T8]/[.$S8]" office:value-type="float" office:value="12476246807.3259" calcext:value-type="float">
            <text:p>1.25E+10</text:p>
          </table:table-cell>
          <table:table-cell table:number-columns-repeated="4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5486.06" calcext:value-type="float">
            <text:p>5486.06</text:p>
          </table:table-cell>
          <table:table-cell office:value-type="float" office:value="44810436608" calcext:value-type="float">
            <text:p>448104366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KMP</text:p>
          </table:table-cell>
          <table:table-cell table:style-name="ce3" office:value-type="string" calcext:value-type="string">
            <text:p>runtime</text:p>
          </table:table-cell>
          <table:table-cell table:style-name="ce9" table:formula="of:=[.$S9]" office:value-type="float" office:value="90039.4" calcext:value-type="float">
            <text:p>90,039.40 ms</text:p>
          </table:table-cell>
          <table:table-cell table:style-name="ce9" table:formula="of:=[.$S10]" office:value-type="float" office:value="45817.3" calcext:value-type="float">
            <text:p>45,817.30 ms</text:p>
          </table:table-cell>
          <table:table-cell table:style-name="ce9" table:formula="of:=[.$S11]" office:value-type="float" office:value="23396.7" calcext:value-type="float">
            <text:p>23,396.70 ms</text:p>
          </table:table-cell>
          <table:table-cell table:style-name="ce9" table:formula="of:=[.$S12]" office:value-type="float" office:value="12232" calcext:value-type="float">
            <text:p>12,232.00 ms</text:p>
          </table:table-cell>
          <table:table-cell table:style-name="ce9" table:formula="of:=[.$S13]" office:value-type="float" office:value="8489.97" calcext:value-type="float">
            <text:p>8,489.97 ms</text:p>
          </table:table-cell>
          <table:table-cell table:style-name="ce9" table:formula="of:=[.$S14]" office:value-type="float" office:value="7730.11" calcext:value-type="float">
            <text:p>7,730.11 ms</text:p>
          </table:table-cell>
          <table:table-cell table:style-name="ce9" table:formula="of:=[.$S15]" office:value-type="float" office:value="6125.36" calcext:value-type="float">
            <text:p>6,125.36 ms</text:p>
          </table:table-cell>
          <table:table-cell table:number-columns-repeated="4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4377.25" calcext:value-type="float">
            <text:p>4377.25</text:p>
          </table:table-cell>
          <table:table-cell office:value-type="float" office:value="44810436608" calcext:value-type="float">
            <text:p>44810436608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6]/[.C6]" office:value-type="float" office:value="1" calcext:value-type="float">
            <text:p>1.00</text:p>
          </table:table-cell>
          <table:table-cell table:style-name="ce7" table:formula="of:=[.$C6]/[.D6]" office:value-type="float" office:value="1.96518345690383" calcext:value-type="float">
            <text:p>1.97</text:p>
          </table:table-cell>
          <table:table-cell table:style-name="ce7" table:formula="of:=[.$C6]/[.E6]" office:value-type="float" office:value="3.84838032714015" calcext:value-type="float">
            <text:p>3.85</text:p>
          </table:table-cell>
          <table:table-cell table:style-name="ce7" table:formula="of:=[.$C6]/[.F6]" office:value-type="float" office:value="7.36097122302158" calcext:value-type="float">
            <text:p>7.36</text:p>
          </table:table-cell>
          <table:table-cell table:style-name="ce7" table:formula="of:=[.$C6]/[.G6]" office:value-type="float" office:value="10.6053849424674" calcext:value-type="float">
            <text:p>10.61</text:p>
          </table:table-cell>
          <table:table-cell table:style-name="ce7" table:formula="of:=[.$C6]/[.H6]" office:value-type="float" office:value="11.6478808192898" calcext:value-type="float">
            <text:p>11.65</text:p>
          </table:table-cell>
          <table:table-cell table:style-name="ce7" table:formula="of:=[.$C6]/[.I6]" office:value-type="float" office:value="14.6994462366294" calcext:value-type="float">
            <text:p>14.70</text:p>
          </table:table-cell>
          <table:table-cell table:number-columns-repeated="4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4308.79" calcext:value-type="float">
            <text:p>4308.79</text:p>
          </table:table-cell>
          <table:table-cell office:value-type="float" office:value="44810436608" calcext:value-type="float">
            <text:p>44810436608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10" table:formula="of:=1000*[.$T9]/[.$S9]" office:value-type="float" office:value="1372062246.90524" calcext:value-type="float">
            <text:p>1.37E+09</text:p>
          </table:table-cell>
          <table:table-cell table:style-name="ce10" table:formula="of:=1000*[.$T10]/[.$S10]" office:value-type="float" office:value="2696354029.46049" calcext:value-type="float">
            <text:p>2.70E+09</text:p>
          </table:table-cell>
          <table:table-cell table:style-name="ce10" table:formula="of:=1000*[.$T11]/[.$S11]" office:value-type="float" office:value="5280217358.60185" calcext:value-type="float">
            <text:p>5.28E+09</text:p>
          </table:table-cell>
          <table:table-cell table:style-name="ce10" table:formula="of:=1000*[.$T12]/[.$S12]" office:value-type="float" office:value="10099710715.6638" calcext:value-type="float">
            <text:p>1.01E+10</text:p>
          </table:table-cell>
          <table:table-cell table:style-name="ce10" table:formula="of:=1000*[.$T13]/[.$S13]" office:value-type="float" office:value="14551248293.4569" calcext:value-type="float">
            <text:p>1.46E+10</text:p>
          </table:table-cell>
          <table:table-cell table:style-name="ce10" table:formula="of:=1000*[.$T14]/[.$S14]" office:value-type="float" office:value="15981617528.5992" calcext:value-type="float">
            <text:p>1.60E+10</text:p>
          </table:table-cell>
          <table:table-cell table:style-name="ce10" table:formula="of:=1000*[.$T15]/[.$S15]" office:value-type="float" office:value="20168555231.6925" calcext:value-type="float">
            <text:p>2.02E+10</text:p>
          </table:table-cell>
          <table:table-cell table:number-columns-repeated="4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naive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3591.66" calcext:value-type="float">
            <text:p>3591.66</text:p>
          </table:table-cell>
          <table:table-cell office:value-type="float" office:value="44810436608" calcext:value-type="float">
            <text:p>44810436608</text:p>
          </table:table-cell>
          <table:table-cell table:number-columns-repeated="1004"/>
        </table:table-row>
        <table:table-row table:style-name="ro1">
          <table:table-cell>
            <draw:frame table:end-cell-address="input_real.G30" table:end-x="0.27mm" table:end-y="1.06mm" draw:z-index="1" draw:name="Graf 7" draw:style-name="gr1" svg:width="183.94mm" svg:height="104.49mm" svg:x="0mm" svg:y="0.08mm">
              <loext:p draw:notify-on-update-of-ranges="input_real.C2:input_real.I2 input_real.B3:input_real.B3 input_real.C3:input_real.I3 input_real.B5:input_real.B5 input_real.C5:input_real.I5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5"/>
          <table:table-cell>
            <draw:frame table:end-cell-address="input_real.L30" table:end-x="11.39mm" table:end-y="1.07mm" draw:z-index="0" draw:name="Graf 5" draw:style-name="gr1" svg:width="163.77mm" svg:height="104.49mm" svg:x="0.02mm" svg:y="0.09mm">
              <loext:p draw:notify-on-update-of-ranges="input_real.C2:input_real.I2 input_real.B6:input_real.B6 input_real.C6:input_real.I6 input_real.B8:input_real.B8 input_real.C8:input_real.I8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  <draw:frame table:end-cell-address="input_real.M30" table:end-x="2.04mm" table:end-y="1.07mm" draw:z-index="4" draw:name="Graf 5" draw:style-name="gr1" svg:width="188.83mm" svg:height="104.49mm" svg:x="0.02mm" svg:y="0.09mm">
              <loext:p draw:notify-on-update-of-ranges="input_real.C2:input_real.I2 input_real.B6:input_real.B6 input_real.C6:input_real.I6 input_real.B8:input_real.B8 input_real.C8:input_real.I8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6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90039.4" calcext:value-type="float">
            <text:p>90039.4</text:p>
          </table:table-cell>
          <table:table-cell office:value-type="float" office:value="123539661474" calcext:value-type="float">
            <text:p>12353966147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kmp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45817.3" calcext:value-type="float">
            <text:p>45817.3</text:p>
          </table:table-cell>
          <table:table-cell office:value-type="float" office:value="123539661474" calcext:value-type="float">
            <text:p>12353966147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kmp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23396.7" calcext:value-type="float">
            <text:p>23396.7</text:p>
          </table:table-cell>
          <table:table-cell office:value-type="float" office:value="123539661474" calcext:value-type="float">
            <text:p>12353966147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kmp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12232" calcext:value-type="float">
            <text:p>12232</text:p>
          </table:table-cell>
          <table:table-cell office:value-type="float" office:value="123539661474" calcext:value-type="float">
            <text:p>12353966147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kmp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8489.97" calcext:value-type="float">
            <text:p>8489.97</text:p>
          </table:table-cell>
          <table:table-cell office:value-type="float" office:value="123539661474" calcext:value-type="float">
            <text:p>12353966147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kmp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7730.11" calcext:value-type="float">
            <text:p>7730.11</text:p>
          </table:table-cell>
          <table:table-cell office:value-type="float" office:value="123539661474" calcext:value-type="float">
            <text:p>12353966147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4428529664" calcext:value-type="float">
            <text:p>4428529664</text:p>
          </table:table-cell>
          <table:table-cell office:value-type="string" calcext:value-type="string">
            <text:p>kmp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real.txt</text:p>
          </table:table-cell>
          <table:table-cell office:value-type="float" office:value="6125.36" calcext:value-type="float">
            <text:p>6125.36</text:p>
          </table:table-cell>
          <table:table-cell office:value-type="float" office:value="123539661474" calcext:value-type="float">
            <text:p>123539661474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input_real.G51" table:end-x="0.27mm" table:end-y="0.62mm" draw:z-index="2" draw:name="Graf 7" draw:style-name="gr1" svg:width="183.94mm" svg:height="104.7mm" svg:x="0mm" svg:y="1.01mm">
              <loext:p draw:notify-on-update-of-ranges="input_real.C2:input_real.I2 input_real.C4:input_real.I4 input_real.C2:input_real.I2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5"/>
          <table:table-cell>
            <draw:frame table:end-cell-address="input_real.M51" table:end-x="2.35mm" table:end-y="0.61mm" draw:z-index="3" draw:name="Graf 7" draw:style-name="gr1" svg:width="188.86mm" svg:height="104.7mm" svg:x="0.3mm" svg:y="1mm">
              <loext:p draw:notify-on-update-of-ranges="input_real.C2:input_real.I2 input_real.C7:input_real.I7 input_real.C2:input_real.I2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_vector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[.$P2]" office:value-type="float" office:value="1" calcext:value-type="float">
            <text:p>1</text:p>
          </table:table-cell>
          <table:table-cell table:style-name="ce5" table:formula="of:=[.$P3]" office:value-type="float" office:value="2" calcext:value-type="float">
            <text:p>2</text:p>
          </table:table-cell>
          <table:table-cell table:style-name="ce5" table:formula="of:=[.$P4]" office:value-type="float" office:value="4" calcext:value-type="float">
            <text:p>4</text:p>
          </table:table-cell>
          <table:table-cell table:style-name="ce5" table:formula="of:=[.$P5]" office:value-type="float" office:value="8" calcext:value-type="float">
            <text:p>8</text:p>
          </table:table-cell>
          <table:table-cell table:style-name="ce5" table:formula="of:=[.$P6]" office:value-type="float" office:value="12" calcext:value-type="float">
            <text:p>12</text:p>
          </table:table-cell>
          <table:table-cell table:style-name="ce5" table:formula="of:=[.$P7]" office:value-type="float" office:value="16" calcext:value-type="float">
            <text:p>16</text:p>
          </table:table-cell>
          <table:table-cell table:style-name="ce5" table:formula="of:=[.$P8]" office:value-type="float" office:value="24" calcext:value-type="float">
            <text:p>24</text:p>
          </table:table-cell>
          <table:table-cell table:number-columns-repeated="4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554820" calcext:value-type="float">
            <text:p>554820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AIVE</text:p>
          </table:table-cell>
          <table:table-cell table:style-name="ce3" office:value-type="string" calcext:value-type="string">
            <text:p>runtime</text:p>
          </table:table-cell>
          <table:table-cell table:style-name="ce6" table:formula="of:=[.$S2]" office:value-type="float" office:value="554820" calcext:value-type="float">
            <text:p>554 820.00 ms</text:p>
          </table:table-cell>
          <table:table-cell table:style-name="ce6" table:formula="of:=[.$S3]" office:value-type="float" office:value="284268" calcext:value-type="float">
            <text:p>284 268.00 ms</text:p>
          </table:table-cell>
          <table:table-cell table:style-name="ce6" table:formula="of:=[.$S4]" office:value-type="float" office:value="142808" calcext:value-type="float">
            <text:p>142 808.00 ms</text:p>
          </table:table-cell>
          <table:table-cell table:style-name="ce6" table:formula="of:=[.$S5]" office:value-type="float" office:value="71278.4" calcext:value-type="float">
            <text:p>71 278.40 ms</text:p>
          </table:table-cell>
          <table:table-cell table:style-name="ce6" table:formula="of:=[.$S6]" office:value-type="float" office:value="48129.3" calcext:value-type="float">
            <text:p>48 129.30 ms</text:p>
          </table:table-cell>
          <table:table-cell table:style-name="ce6" table:formula="of:=[.$S7]" office:value-type="float" office:value="49512.6" calcext:value-type="float">
            <text:p>49 512.60 ms</text:p>
          </table:table-cell>
          <table:table-cell table:style-name="ce6" table:formula="of:=[.$S8]" office:value-type="float" office:value="46238.2" calcext:value-type="float">
            <text:p>46 238.20 ms</text:p>
          </table:table-cell>
          <table:table-cell table:number-columns-repeated="4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284268" calcext:value-type="float">
            <text:p>284268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3]/[.C3]" office:value-type="float" office:value="1" calcext:value-type="float">
            <text:p>1.00</text:p>
          </table:table-cell>
          <table:table-cell table:style-name="ce7" table:formula="of:=[.$C3]/[.D3]" office:value-type="float" office:value="1.95174975727131" calcext:value-type="float">
            <text:p>1.95</text:p>
          </table:table-cell>
          <table:table-cell table:style-name="ce7" table:formula="of:=[.$C3]/[.E3]" office:value-type="float" office:value="3.88507646630441" calcext:value-type="float">
            <text:p>3.89</text:p>
          </table:table-cell>
          <table:table-cell table:style-name="ce7" table:formula="of:=[.$C3]/[.F3]" office:value-type="float" office:value="7.78384475521336" calcext:value-type="float">
            <text:p>7.78</text:p>
          </table:table-cell>
          <table:table-cell table:style-name="ce7" table:formula="of:=[.$C3]/[.G3]" office:value-type="float" office:value="11.5276972654911" calcext:value-type="float">
            <text:p>11.53</text:p>
          </table:table-cell>
          <table:table-cell table:style-name="ce7" table:formula="of:=[.$C3]/[.H3]" office:value-type="float" office:value="11.2056325056652" calcext:value-type="float">
            <text:p>11.21</text:p>
          </table:table-cell>
          <table:table-cell table:style-name="ce7" table:formula="of:=[.$C3]/[.I3]" office:value-type="float" office:value="11.9991695178446" calcext:value-type="float">
            <text:p>12.00</text:p>
          </table:table-cell>
          <table:table-cell table:number-columns-repeated="4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142808" calcext:value-type="float">
            <text:p>142808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8" table:formula="of:=1000*[.$T2]/[.$S2]" office:value-type="float" office:value="5805922.37662665" calcext:value-type="float">
            <text:p>5.81E+06</text:p>
          </table:table-cell>
          <table:table-cell table:style-name="ce8" table:formula="of:=1000*[.$T3]/[.$S3]" office:value-type="float" office:value="11331707.5893171" calcext:value-type="float">
            <text:p>1.13E+07</text:p>
          </table:table-cell>
          <table:table-cell table:style-name="ce8" table:formula="of:=1000*[.$T4]/[.$S4]" office:value-type="float" office:value="22556452.3906224" calcext:value-type="float">
            <text:p>2.26E+07</text:p>
          </table:table-cell>
          <table:table-cell table:style-name="ce8" table:formula="of:=1000*[.$T5]/[.$S5]" office:value-type="float" office:value="45192398.4404813" calcext:value-type="float">
            <text:p>4.52E+07</text:p>
          </table:table-cell>
          <table:table-cell table:style-name="ce8" table:formula="of:=1000*[.$T6]/[.$S6]" office:value-type="float" office:value="66928915.5046926" calcext:value-type="float">
            <text:p>6.69E+07</text:p>
          </table:table-cell>
          <table:table-cell table:style-name="ce8" table:formula="of:=1000*[.$T7]/[.$S7]" office:value-type="float" office:value="65059032.5088967" calcext:value-type="float">
            <text:p>6.51E+07</text:p>
          </table:table-cell>
          <table:table-cell table:style-name="ce8" table:formula="of:=1000*[.$T8]/[.$S8]" office:value-type="float" office:value="69666246.8045902" calcext:value-type="float">
            <text:p>6.97E+07</text:p>
          </table:table-cell>
          <table:table-cell table:number-columns-repeated="4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71278.4" calcext:value-type="float">
            <text:p>71278.4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KMP</text:p>
          </table:table-cell>
          <table:table-cell table:style-name="ce3" office:value-type="string" calcext:value-type="string">
            <text:p>runtime</text:p>
          </table:table-cell>
          <table:table-cell table:style-name="ce9" table:formula="of:=[.$S9]" office:value-type="float" office:value="2037.6" calcext:value-type="float">
            <text:p>2,037.60 ms</text:p>
          </table:table-cell>
          <table:table-cell table:style-name="ce9" table:formula="of:=[.$S10]" office:value-type="float" office:value="1320.74" calcext:value-type="float">
            <text:p>1,320.74 ms</text:p>
          </table:table-cell>
          <table:table-cell table:style-name="ce9" table:formula="of:=[.$S11]" office:value-type="float" office:value="890.158" calcext:value-type="float">
            <text:p>890.16 ms</text:p>
          </table:table-cell>
          <table:table-cell table:style-name="ce9" table:formula="of:=[.$S12]" office:value-type="float" office:value="557.903" calcext:value-type="float">
            <text:p>557.90 ms</text:p>
          </table:table-cell>
          <table:table-cell table:style-name="ce9" table:formula="of:=[.$S13]" office:value-type="float" office:value="434.442" calcext:value-type="float">
            <text:p>434.44 ms</text:p>
          </table:table-cell>
          <table:table-cell table:style-name="ce9" table:formula="of:=[.$S14]" office:value-type="float" office:value="436.776" calcext:value-type="float">
            <text:p>436.78 ms</text:p>
          </table:table-cell>
          <table:table-cell table:style-name="ce9" table:formula="of:=[.$S15]" office:value-type="float" office:value="390.884" calcext:value-type="float">
            <text:p>390.88 ms</text:p>
          </table:table-cell>
          <table:table-cell table:number-columns-repeated="4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48129.3" calcext:value-type="float">
            <text:p>48129.3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>
            <text:p>speedup</text:p>
          </table:table-cell>
          <table:table-cell table:style-name="ce7" table:formula="of:=[.$C6]/[.C6]" office:value-type="float" office:value="1" calcext:value-type="float">
            <text:p>1.00</text:p>
          </table:table-cell>
          <table:table-cell table:style-name="ce7" table:formula="of:=[.$C6]/[.D6]" office:value-type="float" office:value="1.54277147659645" calcext:value-type="float">
            <text:p>1.54</text:p>
          </table:table-cell>
          <table:table-cell table:style-name="ce7" table:formula="of:=[.$C6]/[.E6]" office:value-type="float" office:value="2.28903183479787" calcext:value-type="float">
            <text:p>2.29</text:p>
          </table:table-cell>
          <table:table-cell table:style-name="ce7" table:formula="of:=[.$C6]/[.F6]" office:value-type="float" office:value="3.65224779217893" calcext:value-type="float">
            <text:p>3.65</text:p>
          </table:table-cell>
          <table:table-cell table:style-name="ce7" table:formula="of:=[.$C6]/[.G6]" office:value-type="float" office:value="4.69015426685265" calcext:value-type="float">
            <text:p>4.69</text:p>
          </table:table-cell>
          <table:table-cell table:style-name="ce7" table:formula="of:=[.$C6]/[.H6]" office:value-type="float" office:value="4.66509148854333" calcext:value-type="float">
            <text:p>4.67</text:p>
          </table:table-cell>
          <table:table-cell table:style-name="ce7" table:formula="of:=[.$C6]/[.I6]" office:value-type="float" office:value="5.21279970528341" calcext:value-type="float">
            <text:p>5.21</text:p>
          </table:table-cell>
          <table:table-cell table:number-columns-repeated="4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49512.6" calcext:value-type="float">
            <text:p>49512.6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covered-table-cell/>
          <table:table-cell table:style-name="ce4" office:value-type="string" calcext:value-type="string">
            <text:p>MIPS</text:p>
          </table:table-cell>
          <table:table-cell table:style-name="ce10" table:formula="of:=1000*[.$T9]/[.$S9]" office:value-type="float" office:value="4937854618.66902" calcext:value-type="float">
            <text:p>4.94E+09</text:p>
          </table:table-cell>
          <table:table-cell table:style-name="ce10" table:formula="of:=1000*[.$T10]/[.$S10]" office:value-type="float" office:value="7617981261.26263" calcext:value-type="float">
            <text:p>7.62E+09</text:p>
          </table:table-cell>
          <table:table-cell table:style-name="ce10" table:formula="of:=1000*[.$T11]/[.$S11]" office:value-type="float" office:value="11302906417.7371" calcext:value-type="float">
            <text:p>1.13E+10</text:p>
          </table:table-cell>
          <table:table-cell table:style-name="ce10" table:formula="of:=1000*[.$T12]/[.$S12]" office:value-type="float" office:value="18032889505.8818" calcext:value-type="float">
            <text:p>1.80E+10</text:p>
          </table:table-cell>
          <table:table-cell table:style-name="ce10" table:formula="of:=1000*[.$T13]/[.$S13]" office:value-type="float" office:value="23159299908.8486" calcext:value-type="float">
            <text:p>2.32E+10</text:p>
          </table:table-cell>
          <table:table-cell table:style-name="ce10" table:formula="of:=1000*[.$T14]/[.$S14]" office:value-type="float" office:value="23033146077.1654" calcext:value-type="float">
            <text:p>2.30E+10</text:p>
          </table:table-cell>
          <table:table-cell table:style-name="ce10" table:formula="of:=1000*[.$T15]/[.$S15]" office:value-type="float" office:value="25737134200.9394" calcext:value-type="float">
            <text:p>2.57E+10</text:p>
          </table:table-cell>
          <table:table-cell table:number-columns-repeated="4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naive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46238.2" calcext:value-type="float">
            <text:p>46238.2</text:p>
          </table:table-cell>
          <table:table-cell office:value-type="float" office:value="3221241853" calcext:value-type="float">
            <text:p>3221241853</text:p>
          </table:table-cell>
          <table:table-cell table:number-columns-repeated="1004"/>
        </table:table-row>
        <table:table-row table:style-name="ro1">
          <table:table-cell>
            <draw:frame table:end-cell-address="input_vector.G30" table:end-x="0.27mm" table:end-y="1.06mm" draw:z-index="1" draw:name="Graf 7" draw:style-name="gr1" svg:width="183.94mm" svg:height="104.49mm" svg:x="0mm" svg:y="0.08mm">
              <loext:p draw:notify-on-update-of-ranges="input_vector.C2:input_vector.I2 input_vector.B3:input_vector.B3 input_vector.C3:input_vector.I3 input_vector.B5:input_vector.B5 input_vector.C5:input_vector.I5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5"/>
          <table:table-cell>
            <draw:frame table:end-cell-address="input_vector.L30" table:end-x="11.39mm" table:end-y="1.07mm" draw:z-index="0" draw:name="Graf 5" draw:style-name="gr1" svg:width="163.77mm" svg:height="104.49mm" svg:x="0.02mm" svg:y="0.09mm">
              <loext:p draw:notify-on-update-of-ranges="input_vector.C2:input_vector.I2 input_vector.B6:input_vector.B6 input_vector.C6:input_vector.I6 input_vector.B8:input_vector.B8 input_vector.C8:input_vector.I8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  <draw:frame table:end-cell-address="input_vector.M30" table:end-x="2.04mm" table:end-y="1.07mm" draw:z-index="4" draw:name="Graf 5" draw:style-name="gr1" svg:width="188.83mm" svg:height="104.49mm" svg:x="0.02mm" svg:y="0.09mm">
              <loext:p draw:notify-on-update-of-ranges="input_vector.C2:input_vector.I2 input_vector.B6:input_vector.B6 input_vector.C6:input_vector.I6 input_vector.B8:input_vector.B8 input_vector.C8:input_vector.I8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6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2037.6" calcext:value-type="float">
            <text:p>2037.6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kmp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1320.74" calcext:value-type="float">
            <text:p>1320.74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kmp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890.158" calcext:value-type="float">
            <text:p>890.158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kmp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557.903" calcext:value-type="float">
            <text:p>557.903</text:p>
          </table:table-cell>
          <table:table-cell office:value-type="float" office:value="10060603154" calcext:value-type="float">
            <text:p>10060603154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kmp</text:p>
          </table:table-cell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434.442" calcext:value-type="float">
            <text:p>434.442</text:p>
          </table:table-cell>
          <table:table-cell office:value-type="float" office:value="10061372571" calcext:value-type="float">
            <text:p>1006137257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kmp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436.776" calcext:value-type="float">
            <text:p>436.776</text:p>
          </table:table-cell>
          <table:table-cell office:value-type="float" office:value="10060325411" calcext:value-type="float">
            <text:p>1006032541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kmp</text:p>
          </table:table-cell>
          <table:table-cell office:value-type="float" office:value="24" calcext:value-type="float">
            <text:p>24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input_vector.txt</text:p>
          </table:table-cell>
          <table:table-cell office:value-type="float" office:value="390.884" calcext:value-type="float">
            <text:p>390.884</text:p>
          </table:table-cell>
          <table:table-cell office:value-type="float" office:value="10060233965" calcext:value-type="float">
            <text:p>10060233965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input_vector.G51" table:end-x="0.27mm" table:end-y="0.62mm" draw:z-index="2" draw:name="Graf 7" draw:style-name="gr1" svg:width="183.94mm" svg:height="104.7mm" svg:x="0mm" svg:y="1.01mm">
              <loext:p draw:notify-on-update-of-ranges="input_vector.C2:input_vector.I2 input_vector.C4:input_vector.I4 input_vector.C2:input_vector.I2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5"/>
          <table:table-cell>
            <draw:frame table:end-cell-address="input_vector.M51" table:end-x="2.35mm" table:end-y="0.61mm" draw:z-index="3" draw:name="Graf 7" draw:style-name="gr1" svg:width="188.86mm" svg:height="104.7mm" svg:x="0.3mm" svg:y="1mm">
              <loext:p draw:notify-on-update-of-ranges="input_vector.C2:input_vector.I2 input_vector.C7:input_vector.I7 input_vector.C2:input_vector.I2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Nimbus Sans L" svg:font-family="'Nimbus Sans L'"/>
    <style:font-face style:name="Calibri1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 number:grouping="true"/>
      <number:text> ms</number:text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family="'Nimbus Sans L'" fo:font-size="11pt" style:font-name-asian="Nimbus Sans L" style:font-family-asian="'Nimbus Sans L'" style:font-size-asian="11pt" style:font-name-complex="Nimbus Sans L" style:font-family-complex="'Nimbus Sans L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20:52.563054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5-10-31T09:42:45Z</meta:creation-date>
    <dc:date>2015-11-17T10:23:41.792083624</dc:date>
    <meta:editing-cycles>25</meta:editing-cycles>
    <meta:editing-duration>PT1H41M54S</meta:editing-duration>
    <meta:document-statistic meta:table-count="7" meta:cell-count="1085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88cm" svg:height="10.473cm" xlink:href=".." xlink:type="simple" chart:class="chart:line" chart:style-name="ch1">
        <chart:title svg:x="7.339cm" svg:y="0.344cm" chart:style-name="ch2">
          <text:p>KMP</text:p>
        </chart:title>
        <chart:legend chart:legend-position="bottom" svg:x="5.815cm" svg:y="9.717cm" style:legend-expansion="wide" chart:style-name="ch3"/>
        <chart:plot-area chart:style-name="ch4" table:cell-range-address="input_ab.C2:input_ab.I2 input_ab.B6:input_ab.I6 input_ab.B8:input_ab.I8" chart:data-source-has-labels="both" svg:x="1.377cm" svg:y="1.432cm" svg:width="13.316cm" svg:height="7.095cm">
          <chartooo:coordinate-region svg:x="3.903cm" svg:y="1.619cm" svg:width="8.898cm" svg:height="6.288cm"/>
          <chart:axis chart:dimension="x" chart:name="primary-x" chart:style-name="ch5" chartooo:axis-type="text">
            <chart:title svg:x="7.554cm" svg:y="8.736cm" chart:style-name="ch6">
              <text:p>Cores</text:p>
            </chart:title>
            <chart:categories table:cell-range-address="input_ab.C2:input_ab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8cm" chart:style-name="ch10">
              <text:p>Runtime</text:p>
            </chart:title>
          </chart:axis>
          <chart:axis chart:dimension="y" chart:name="secondary-y" chart:style-name="ch11">
            <chart:title svg:x="15.01cm" svg:y="5.42cm" chart:style-name="ch12">
              <text:p>MIPS</text:p>
            </chart:title>
          </chart:axis>
          <chart:series chart:attached-axis="primary-y" chart:style-name="ch13" chart:values-cell-range-address="input_ab.C6:input_ab.I6" chart:label-cell-address="input_ab.B6:input_ab.B6" chart:class="chart:line">
            <chart:data-point chart:repeated="7"/>
          </chart:series>
          <chart:series chart:attached-axis="secondary-y" chart:style-name="ch14" chart:values-cell-range-address="input_ab.C8:input_ab.I8" chart:label-cell-address="input_ab.B8:input_ab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ab.C2:input_ab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ab.B6:input_ab.B6</svg:desc>
                </draw:g>
              </table:table-cell>
              <table:table-cell office:value-type="float" office:value="18649.7">
                <text:p>18649.7</text:p>
                <draw:g>
                  <svg:desc>input_ab.C6:input_ab.I6</svg:desc>
                </draw:g>
              </table:table-cell>
              <table:table-cell office:value-type="float" office:value="10283.2">
                <text:p>10283.2</text:p>
              </table:table-cell>
              <table:table-cell office:value-type="float" office:value="4708.77">
                <text:p>4708.77</text:p>
              </table:table-cell>
              <table:table-cell office:value-type="float" office:value="2390.38">
                <text:p>2390.38</text:p>
              </table:table-cell>
              <table:table-cell office:value-type="float" office:value="1676.87">
                <text:p>1676.87</text:p>
              </table:table-cell>
              <table:table-cell office:value-type="float" office:value="1443.22">
                <text:p>1443.22</text:p>
              </table:table-cell>
              <table:table-cell office:value-type="float" office:value="1028.56">
                <text:p>1028.56</text:p>
              </table:table-cell>
            </table:table-row>
            <table:table-row>
              <table:table-cell office:value-type="string">
                <text:p>MIPS</text:p>
                <draw:g>
                  <svg:desc>input_ab.B8:input_ab.B8</svg:desc>
                </draw:g>
              </table:table-cell>
              <table:table-cell office:value-type="float" office:value="539430578.400725">
                <text:p>539430578.400725</text:p>
                <draw:g>
                  <svg:desc>input_ab.C8:input_ab.I8</svg:desc>
                </draw:g>
              </table:table-cell>
              <table:table-cell office:value-type="float" office:value="978381581.511592">
                <text:p>978381581.511592</text:p>
              </table:table-cell>
              <table:table-cell office:value-type="float" office:value="2136730520.07212">
                <text:p>2136730520.07212</text:p>
              </table:table-cell>
              <table:table-cell office:value-type="float" office:value="4208788206.89597">
                <text:p>4208788206.89597</text:p>
              </table:table-cell>
              <table:table-cell office:value-type="float" office:value="5999492081.07963">
                <text:p>5999492081.07963</text:p>
              </table:table-cell>
              <table:table-cell office:value-type="float" office:value="6970749720.0704">
                <text:p>6970749720.0704</text:p>
              </table:table-cell>
              <table:table-cell office:value-type="float" office:value="9780891698.1022">
                <text:p>9780891698.1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2cm" svg:height="10.471cm" xlink:href=".." xlink:type="simple" chart:class="chart:line" chart:style-name="ch1">
        <chart:title svg:x="8.591cm" svg:y="0.344cm" chart:style-name="ch2">
          <text:p>KMP</text:p>
        </chart:title>
        <chart:legend chart:legend-position="bottom" svg:x="7.067cm" svg:y="9.715cm" style:legend-expansion="wide" chart:style-name="ch3"/>
        <chart:plot-area chart:style-name="ch4" table:cell-range-address="input_kmp_win.C2:input_kmp_win.I2 input_kmp_win.B6:input_kmp_win.I6 input_kmp_win.B8:input_kmp_win.I8" chart:data-source-has-labels="both" svg:x="1.427cm" svg:y="1.432cm" svg:width="15.67cm" svg:height="7.093cm">
          <chartooo:coordinate-region svg:x="3.953cm" svg:y="1.618cm" svg:width="11.252cm" svg:height="6.287cm"/>
          <chart:axis chart:dimension="x" chart:name="primary-x" chart:style-name="ch5" chartooo:axis-type="text">
            <chart:title svg:x="8.781cm" svg:y="8.734cm" chart:style-name="ch6">
              <text:p>Cores</text:p>
            </chart:title>
            <chart:categories table:cell-range-address="input_kmp_win.C2:input_kmp_w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>
            <chart:title svg:x="17.464cm" svg:y="5.419cm" chart:style-name="ch12">
              <text:p>MIPS</text:p>
            </chart:title>
          </chart:axis>
          <chart:series chart:attached-axis="primary-y" chart:style-name="ch13" chart:values-cell-range-address="input_kmp_win.C6:input_kmp_win.I6" chart:label-cell-address="input_kmp_win.B6:input_kmp_win.B6" chart:class="chart:line">
            <chart:data-point chart:repeated="7"/>
          </chart:series>
          <chart:series chart:attached-axis="secondary-y" chart:style-name="ch14" chart:values-cell-range-address="input_kmp_win.C8:input_kmp_win.I8" chart:label-cell-address="input_kmp_win.B8:input_kmp_win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kmp_win.C2:input_kmp_wi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kmp_win.B6:input_kmp_win.B6</svg:desc>
                </draw:g>
              </table:table-cell>
              <table:table-cell office:value-type="float" office:value="20536.2">
                <text:p>20536.2</text:p>
                <draw:g>
                  <svg:desc>input_kmp_win.C6:input_kmp_win.I6</svg:desc>
                </draw:g>
              </table:table-cell>
              <table:table-cell office:value-type="float" office:value="10631.4">
                <text:p>10631.4</text:p>
              </table:table-cell>
              <table:table-cell office:value-type="float" office:value="5414.24">
                <text:p>5414.24</text:p>
              </table:table-cell>
              <table:table-cell office:value-type="float" office:value="2956.03">
                <text:p>2956.03</text:p>
              </table:table-cell>
              <table:table-cell office:value-type="float" office:value="2089.53">
                <text:p>2089.53</text:p>
              </table:table-cell>
              <table:table-cell office:value-type="float" office:value="2074.97">
                <text:p>2074.97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MIPS</text:p>
                <draw:g>
                  <svg:desc>input_kmp_win.B8:input_kmp_win.B8</svg:desc>
                </draw:g>
              </table:table-cell>
              <table:table-cell office:value-type="float" office:value="1370028995.9194">
                <text:p>1370028995.9194</text:p>
                <draw:g>
                  <svg:desc>input_kmp_win.C8:input_kmp_win.I8</svg:desc>
                </draw:g>
              </table:table-cell>
              <table:table-cell office:value-type="float" office:value="2646423751.05819">
                <text:p>2646423751.05819</text:p>
              </table:table-cell>
              <table:table-cell office:value-type="float" office:value="5196516864.4168">
                <text:p>5196516864.4168</text:p>
              </table:table-cell>
              <table:table-cell office:value-type="float" office:value="9517897135.34707">
                <text:p>9517897135.34707</text:p>
              </table:table-cell>
              <table:table-cell office:value-type="float" office:value="13464841122.1662">
                <text:p>13464841122.1662</text:p>
              </table:table-cell>
              <table:table-cell office:value-type="float" office:value="13559323494.3156">
                <text:p>13559323494.3156</text:p>
              </table:table-cell>
              <table:table-cell office:value-type="float" office:value="17907955872.9553">
                <text:p>17907955872.95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378cm" svg:height="10.454cm" xlink:href=".." xlink:type="simple" chart:class="chart:line" chart:style-name="ch1">
        <chart:title svg:x="7.584cm" svg:y="0.344cm" chart:style-name="ch2">
          <text:p>KMP</text:p>
        </chart:title>
        <chart:legend chart:legend-position="bottom" svg:x="6.06cm" svg:y="9.698cm" style:legend-expansion="wide" chart:style-name="ch3"/>
        <chart:plot-area chart:style-name="ch4" table:cell-range-address="input_even.C2:input_even.I2 input_even.B6:input_even.I6 input_even.B8:input_even.I8" chart:data-source-has-labels="both" svg:x="1.387cm" svg:y="1.432cm" svg:width="13.776cm" svg:height="7.076cm">
          <chartooo:coordinate-region svg:x="3.702cm" svg:y="1.619cm" svg:width="9.569cm" svg:height="6.269cm"/>
          <chart:axis chart:dimension="x" chart:name="primary-x" chart:style-name="ch5" chartooo:axis-type="text">
            <chart:title svg:x="7.794cm" svg:y="8.717cm" chart:style-name="ch6">
              <text:p>Cores</text:p>
            </chart:title>
            <chart:categories table:cell-range-address="input_even.C2:input_eve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5.49cm" svg:y="5.411cm" chart:style-name="ch12">
              <text:p>MIPS</text:p>
            </chart:title>
          </chart:axis>
          <chart:series chart:attached-axis="primary-y" chart:style-name="ch13" chart:values-cell-range-address="input_even.C6:input_even.I6" chart:label-cell-address="input_even.B6:input_even.B6" chart:class="chart:line">
            <chart:data-point chart:repeated="7"/>
          </chart:series>
          <chart:series chart:attached-axis="secondary-y" chart:style-name="ch14" chart:values-cell-range-address="input_even.C8:input_even.I8" chart:label-cell-address="input_even.B8:input_even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even.C2:input_eve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even.B6:input_even.B6</svg:desc>
                </draw:g>
              </table:table-cell>
              <table:table-cell office:value-type="float" office:value="4123.37">
                <text:p>4123.37</text:p>
                <draw:g>
                  <svg:desc>input_even.C6:input_even.I6</svg:desc>
                </draw:g>
              </table:table-cell>
              <table:table-cell office:value-type="float" office:value="4069.35">
                <text:p>4069.35</text:p>
              </table:table-cell>
              <table:table-cell office:value-type="float" office:value="3119.7">
                <text:p>3119.7</text:p>
              </table:table-cell>
              <table:table-cell office:value-type="float" office:value="2031.17">
                <text:p>2031.17</text:p>
              </table:table-cell>
              <table:table-cell office:value-type="float" office:value="1659.12">
                <text:p>1659.12</text:p>
              </table:table-cell>
              <table:table-cell office:value-type="float" office:value="1348.2">
                <text:p>1348.2</text:p>
              </table:table-cell>
              <table:table-cell office:value-type="float" office:value="813.485">
                <text:p>813.485</text:p>
              </table:table-cell>
            </table:table-row>
            <table:table-row>
              <table:table-cell office:value-type="string">
                <text:p>MIPS</text:p>
                <draw:g>
                  <svg:desc>input_even.B8:input_even.B8</svg:desc>
                </draw:g>
              </table:table-cell>
              <table:table-cell office:value-type="float" office:value="2439804930.91816">
                <text:p>2439804930.91816</text:p>
                <draw:g>
                  <svg:desc>input_even.C8:input_even.I8</svg:desc>
                </draw:g>
              </table:table-cell>
              <table:table-cell office:value-type="float" office:value="2472358848.219">
                <text:p>2472358848.219</text:p>
              </table:table-cell>
              <table:table-cell office:value-type="float" office:value="3225109007.59688">
                <text:p>3225109007.59688</text:p>
              </table:table-cell>
              <table:table-cell office:value-type="float" office:value="4953107398.19907">
                <text:p>4953107398.19907</text:p>
              </table:table-cell>
              <table:table-cell office:value-type="float" office:value="6063677302.42538">
                <text:p>6063677302.42538</text:p>
              </table:table-cell>
              <table:table-cell office:value-type="float" office:value="7462042286.75271">
                <text:p>7462042286.75271</text:p>
              </table:table-cell>
              <table:table-cell office:value-type="float" office:value="12366834010.4612">
                <text:p>12366834010.46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2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5cm" svg:height="10.454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7.068cm" svg:y="9.698cm" style:legend-expansion="wide" chart:style-name="ch3"/>
        <chart:plot-area chart:style-name="ch4" table:cell-range-address="input_even.C2:input_even.I3 input_even.B2:input_even.B3 input_even.B5:input_even.I5" chart:data-source-has-labels="both" svg:x="1.427cm" svg:y="1.432cm" svg:width="15.673cm" svg:height="7.076cm">
          <chartooo:coordinate-region svg:x="4.165cm" svg:y="1.619cm" svg:width="11.043cm" svg:height="6.269cm"/>
          <chart:axis chart:dimension="x" chart:name="primary-x" chart:style-name="ch5" chartooo:axis-type="text">
            <chart:title svg:x="8.782cm" svg:y="8.717cm" chart:style-name="ch6">
              <text:p>Cores</text:p>
            </chart:title>
            <chart:categories table:cell-range-address="input_even.C2:input_eve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7.467cm" svg:y="5.411cm" chart:style-name="ch12">
              <text:p>MIPS</text:p>
            </chart:title>
          </chart:axis>
          <chart:series chart:attached-axis="primary-y" chart:style-name="ch13" chart:values-cell-range-address="input_even.C3:input_even.I3" chart:label-cell-address="input_even.B3:input_even.B3" chart:class="chart:line">
            <chart:data-point chart:repeated="7"/>
          </chart:series>
          <chart:series chart:attached-axis="secondary-y" chart:style-name="ch14" chart:values-cell-range-address="input_even.C5:input_even.I5" chart:label-cell-address="input_even.B5:input_even.B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even.C2:input_eve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even.B3:input_even.B3</svg:desc>
                </draw:g>
              </table:table-cell>
              <table:table-cell office:value-type="float" office:value="183733">
                <text:p>183733</text:p>
                <draw:g>
                  <svg:desc>input_even.C3:input_even.I3</svg:desc>
                </draw:g>
              </table:table-cell>
              <table:table-cell office:value-type="float" office:value="98656.5">
                <text:p>98656.5</text:p>
              </table:table-cell>
              <table:table-cell office:value-type="float" office:value="49218.6">
                <text:p>49218.6</text:p>
              </table:table-cell>
              <table:table-cell office:value-type="float" office:value="24593.3">
                <text:p>24593.3</text:p>
              </table:table-cell>
              <table:table-cell office:value-type="float" office:value="16999.8">
                <text:p>16999.8</text:p>
              </table:table-cell>
              <table:table-cell office:value-type="float" office:value="17141.4">
                <text:p>17141.4</text:p>
              </table:table-cell>
              <table:table-cell office:value-type="float" office:value="15398.7">
                <text:p>15398.7</text:p>
              </table:table-cell>
            </table:table-row>
            <table:table-row>
              <table:table-cell office:value-type="string">
                <text:p>MIPS</text:p>
                <draw:g>
                  <svg:desc>input_even.B5:input_even.B5</svg:desc>
                </draw:g>
              </table:table-cell>
              <table:table-cell office:value-type="float" office:value="17532189.9332183">
                <text:p>17532189.9332183</text:p>
                <draw:g>
                  <svg:desc>input_even.C5:input_even.I5</svg:desc>
                </draw:g>
              </table:table-cell>
              <table:table-cell office:value-type="float" office:value="32651085.8686452">
                <text:p>32651085.8686452</text:p>
              </table:table-cell>
              <table:table-cell office:value-type="float" office:value="65447652.9807837">
                <text:p>65447652.9807837</text:p>
              </table:table-cell>
              <table:table-cell office:value-type="float" office:value="130980464.313451">
                <text:p>130980464.313451</text:p>
              </table:table-cell>
              <table:table-cell office:value-type="float" office:value="189487044.141696">
                <text:p>189487044.141696</text:p>
              </table:table-cell>
              <table:table-cell office:value-type="float" office:value="187921748.106922">
                <text:p>187921748.106922</text:p>
              </table:table-cell>
              <table:table-cell office:value-type="float" office:value="209189207.725327">
                <text:p>209189207.7253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5.732cm" svg:y="9.715cm" style:legend-expansion="wide" chart:style-name="ch3"/>
        <chart:plot-area chart:style-name="ch4" table:cell-range-address="input_even.C2:input_even.I2 input_even.C4:input_even.I4" chart:data-source-has-labels="both" svg:x="1.427cm" svg:y="1.432cm" svg:width="16.601cm" svg:height="7.093cm">
          <chartooo:coordinate-region svg:x="2.101cm" svg:y="1.618cm" svg:width="15.714cm" svg:height="6.287cm"/>
          <chart:axis chart:dimension="x" chart:name="primary-x" chart:style-name="ch5" chartooo:axis-type="text">
            <chart:title svg:x="9.246cm" svg:y="8.734cm" chart:style-name="ch6">
              <text:p>Cores</text:p>
            </chart:title>
            <chart:categories table:cell-range-address="input_even.C2:input_eve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even.C4:input_even.I4" loext:label-string="&quot;real speedup&quot;" chart:class="chart:line">
            <chart:data-point chart:repeated="7"/>
          </chart:series>
          <chart:series chart:attached-axis="primary-y" chart:style-name="ch13" chart:values-cell-range-address="input_even.C2:input_even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even.C2:input_even.I2</svg:desc>
                </draw:g>
              </table:table-cell>
              <table:table-cell office:value-type="float" office:value="1">
                <text:p>1</text:p>
                <draw:g>
                  <svg:desc>input_even.C4:input_even.I4</svg:desc>
                </draw:g>
              </table:table-cell>
              <table:table-cell office:value-type="float" office:value="1">
                <text:p>1</text:p>
                <draw:g>
                  <svg:desc>input_even.C2:input_even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6235068140467">
                <text:p>1.86235068140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3299931326775">
                <text:p>3.73299931326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47085588351299">
                <text:p>7.47085588351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8079506817727">
                <text:p>10.80795068177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7186694202341">
                <text:p>10.71866942023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9317215089585">
                <text:p>11.931721508958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87cm" svg:height="10.471cm" xlink:href=".." xlink:type="simple" chart:class="chart:line" chart:style-name="ch1">
        <chart:title svg:x="8.838cm" svg:y="0.344cm" chart:style-name="ch2">
          <text:p>KMP</text:p>
        </chart:title>
        <chart:legend chart:legend-position="bottom" svg:x="5.978cm" svg:y="9.715cm" style:legend-expansion="wide" chart:style-name="ch3"/>
        <chart:plot-area chart:style-name="ch4" table:cell-range-address="input_even.C2:input_even.I2 input_even.C7:input_even.I7" chart:data-source-has-labels="both" svg:x="1.437cm" svg:y="1.432cm" svg:width="17.073cm" svg:height="7.093cm">
          <chartooo:coordinate-region svg:x="2.111cm" svg:y="1.618cm" svg:width="16.187cm" svg:height="6.287cm"/>
          <chart:axis chart:dimension="x" chart:name="primary-x" chart:style-name="ch5" chartooo:axis-type="text">
            <chart:title svg:x="9.492cm" svg:y="8.734cm" chart:style-name="ch6">
              <text:p>Cores</text:p>
            </chart:title>
            <chart:categories table:cell-range-address="input_even.C2:input_eve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even.C7:input_even.I7" loext:label-string="&quot;real speedup&quot;" chart:class="chart:line">
            <chart:data-point chart:repeated="7"/>
          </chart:series>
          <chart:series chart:attached-axis="primary-y" chart:style-name="ch13" chart:values-cell-range-address="input_even.C2:input_even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even.C2:input_even.I2</svg:desc>
                </draw:g>
              </table:table-cell>
              <table:table-cell office:value-type="float" office:value="1">
                <text:p>1</text:p>
                <draw:g>
                  <svg:desc>input_even.C7:input_even.I7</svg:desc>
                </draw:g>
              </table:table-cell>
              <table:table-cell office:value-type="float" office:value="1">
                <text:p>1</text:p>
                <draw:g>
                  <svg:desc>input_even.C2:input_even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1327484733434">
                <text:p>1.01327484733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172003718306">
                <text:p>1.32172003718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004672184012">
                <text:p>2.030046721840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852753266792">
                <text:p>2.48527532667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5842604954754">
                <text:p>3.05842604954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06877201177649">
                <text:p>5.0687720117764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83cm" svg:height="10.454cm" xlink:href=".." xlink:type="simple" chart:class="chart:line" chart:style-name="ch1">
        <chart:title svg:x="8.836cm" svg:y="0.344cm" chart:style-name="ch2">
          <text:p>KMP</text:p>
        </chart:title>
        <chart:legend chart:legend-position="bottom" svg:x="7.312cm" svg:y="9.698cm" style:legend-expansion="wide" chart:style-name="ch3"/>
        <chart:plot-area chart:style-name="ch4" table:cell-range-address="input_even.C2:input_even.I2 input_even.B6:input_even.I6 input_even.B8:input_even.I8" chart:data-source-has-labels="both" svg:x="1.437cm" svg:y="1.432cm" svg:width="16.131cm" svg:height="7.076cm">
          <chartooo:coordinate-region svg:x="3.752cm" svg:y="1.619cm" svg:width="11.925cm" svg:height="6.269cm"/>
          <chart:axis chart:dimension="x" chart:name="primary-x" chart:style-name="ch5" chartooo:axis-type="text">
            <chart:title svg:x="9.021cm" svg:y="8.717cm" chart:style-name="ch6">
              <text:p>Cores</text:p>
            </chart:title>
            <chart:categories table:cell-range-address="input_even.C2:input_eve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7.945cm" svg:y="5.411cm" chart:style-name="ch12">
              <text:p>MIPS</text:p>
            </chart:title>
          </chart:axis>
          <chart:series chart:attached-axis="primary-y" chart:style-name="ch13" chart:values-cell-range-address="input_even.C6:input_even.I6" chart:label-cell-address="input_even.B6:input_even.B6" chart:class="chart:line">
            <chart:data-point chart:repeated="7"/>
          </chart:series>
          <chart:series chart:attached-axis="secondary-y" chart:style-name="ch14" chart:values-cell-range-address="input_even.C8:input_even.I8" chart:label-cell-address="input_even.B8:input_even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even.C2:input_eve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even.B6:input_even.B6</svg:desc>
                </draw:g>
              </table:table-cell>
              <table:table-cell office:value-type="float" office:value="4123.37">
                <text:p>4123.37</text:p>
                <draw:g>
                  <svg:desc>input_even.C6:input_even.I6</svg:desc>
                </draw:g>
              </table:table-cell>
              <table:table-cell office:value-type="float" office:value="4069.35">
                <text:p>4069.35</text:p>
              </table:table-cell>
              <table:table-cell office:value-type="float" office:value="3119.7">
                <text:p>3119.7</text:p>
              </table:table-cell>
              <table:table-cell office:value-type="float" office:value="2031.17">
                <text:p>2031.17</text:p>
              </table:table-cell>
              <table:table-cell office:value-type="float" office:value="1659.12">
                <text:p>1659.12</text:p>
              </table:table-cell>
              <table:table-cell office:value-type="float" office:value="1348.2">
                <text:p>1348.2</text:p>
              </table:table-cell>
              <table:table-cell office:value-type="float" office:value="813.485">
                <text:p>813.485</text:p>
              </table:table-cell>
            </table:table-row>
            <table:table-row>
              <table:table-cell office:value-type="string">
                <text:p>MIPS</text:p>
                <draw:g>
                  <svg:desc>input_even.B8:input_even.B8</svg:desc>
                </draw:g>
              </table:table-cell>
              <table:table-cell office:value-type="float" office:value="2439804930.91816">
                <text:p>2439804930.91816</text:p>
                <draw:g>
                  <svg:desc>input_even.C8:input_even.I8</svg:desc>
                </draw:g>
              </table:table-cell>
              <table:table-cell office:value-type="float" office:value="2472358848.219">
                <text:p>2472358848.219</text:p>
              </table:table-cell>
              <table:table-cell office:value-type="float" office:value="3225109007.59688">
                <text:p>3225109007.59688</text:p>
              </table:table-cell>
              <table:table-cell office:value-type="float" office:value="4953107398.19907">
                <text:p>4953107398.19907</text:p>
              </table:table-cell>
              <table:table-cell office:value-type="float" office:value="6063677302.42538">
                <text:p>6063677302.42538</text:p>
              </table:table-cell>
              <table:table-cell office:value-type="float" office:value="7462042286.75271">
                <text:p>7462042286.75271</text:p>
              </table:table-cell>
              <table:table-cell office:value-type="float" office:value="12366834010.4612">
                <text:p>12366834010.461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378cm" svg:height="10.454cm" xlink:href=".." xlink:type="simple" chart:class="chart:line" chart:style-name="ch1">
        <chart:title svg:x="7.584cm" svg:y="0.344cm" chart:style-name="ch2">
          <text:p>KMP</text:p>
        </chart:title>
        <chart:legend chart:legend-position="bottom" svg:x="6.06cm" svg:y="9.698cm" style:legend-expansion="wide" chart:style-name="ch3"/>
        <chart:plot-area chart:style-name="ch4" table:cell-range-address="input_letter_a.C2:input_letter_a.I2 input_letter_a.B6:input_letter_a.I6 input_letter_a.B8:input_letter_a.I8" chart:data-source-has-labels="both" svg:x="1.387cm" svg:y="1.432cm" svg:width="13.776cm" svg:height="7.076cm">
          <chartooo:coordinate-region svg:x="3.913cm" svg:y="1.619cm" svg:width="9.358cm" svg:height="6.269cm"/>
          <chart:axis chart:dimension="x" chart:name="primary-x" chart:style-name="ch5" chartooo:axis-type="text">
            <chart:title svg:x="7.794cm" svg:y="8.717cm" chart:style-name="ch6">
              <text:p>Cores</text:p>
            </chart:title>
            <chart:categories table:cell-range-address="input_letter_a.C2:input_letter_a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5.49cm" svg:y="5.411cm" chart:style-name="ch12">
              <text:p>MIPS</text:p>
            </chart:title>
          </chart:axis>
          <chart:series chart:attached-axis="primary-y" chart:style-name="ch13" chart:values-cell-range-address="input_letter_a.C6:input_letter_a.I6" chart:label-cell-address="input_letter_a.B6:input_letter_a.B6" chart:class="chart:line">
            <chart:data-point chart:repeated="7"/>
          </chart:series>
          <chart:series chart:attached-axis="secondary-y" chart:style-name="ch14" chart:values-cell-range-address="input_letter_a.C8:input_letter_a.I8" chart:label-cell-address="input_letter_a.B8:input_letter_a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letter_a.C2:input_letter_a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letter_a.B6:input_letter_a.B6</svg:desc>
                </draw:g>
              </table:table-cell>
              <table:table-cell office:value-type="float" office:value="31852">
                <text:p>31852</text:p>
                <draw:g>
                  <svg:desc>input_letter_a.C6:input_letter_a.I6</svg:desc>
                </draw:g>
              </table:table-cell>
              <table:table-cell office:value-type="float" office:value="17514.1">
                <text:p>17514.1</text:p>
              </table:table-cell>
              <table:table-cell office:value-type="float" office:value="8600.44">
                <text:p>8600.44</text:p>
              </table:table-cell>
              <table:table-cell office:value-type="float" office:value="4842.61">
                <text:p>4842.61</text:p>
              </table:table-cell>
              <table:table-cell office:value-type="float" office:value="3693.98">
                <text:p>3693.98</text:p>
              </table:table-cell>
              <table:table-cell office:value-type="float" office:value="3503.88">
                <text:p>3503.88</text:p>
              </table:table-cell>
              <table:table-cell office:value-type="float" office:value="2779.76">
                <text:p>2779.76</text:p>
              </table:table-cell>
            </table:table-row>
            <table:table-row>
              <table:table-cell office:value-type="string">
                <text:p>MIPS</text:p>
                <draw:g>
                  <svg:desc>input_letter_a.B8:input_letter_a.B8</svg:desc>
                </draw:g>
              </table:table-cell>
              <table:table-cell office:value-type="float" office:value="315878832.443803">
                <text:p>315878832.443803</text:p>
                <draw:g>
                  <svg:desc>input_letter_a.C8:input_letter_a.I8</svg:desc>
                </draw:g>
              </table:table-cell>
              <table:table-cell office:value-type="float" office:value="574472714.612798">
                <text:p>574472714.612798</text:p>
              </table:table-cell>
              <table:table-cell office:value-type="float" office:value="1169867189.46938">
                <text:p>1169867189.46938</text:p>
              </table:table-cell>
              <table:table-cell office:value-type="float" office:value="2077516701.53079">
                <text:p>2077516701.53079</text:p>
              </table:table-cell>
              <table:table-cell office:value-type="float" office:value="2723721452.47132">
                <text:p>2723721452.47132</text:p>
              </table:table-cell>
              <table:table-cell office:value-type="float" office:value="2871195763.26815">
                <text:p>2871195763.26815</text:p>
              </table:table-cell>
              <table:table-cell office:value-type="float" office:value="3619101636.47221">
                <text:p>3619101636.472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2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5cm" svg:height="10.454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7.068cm" svg:y="9.698cm" style:legend-expansion="wide" chart:style-name="ch3"/>
        <chart:plot-area chart:style-name="ch4" table:cell-range-address="input_letter_a.C2:input_letter_a.I3 input_letter_a.B2:input_letter_a.B3 input_letter_a.B5:input_letter_a.I5" chart:data-source-has-labels="both" svg:x="1.427cm" svg:y="1.432cm" svg:width="15.673cm" svg:height="7.076cm">
          <chartooo:coordinate-region svg:x="4.165cm" svg:y="1.619cm" svg:width="11.043cm" svg:height="6.269cm"/>
          <chart:axis chart:dimension="x" chart:name="primary-x" chart:style-name="ch5" chartooo:axis-type="text">
            <chart:title svg:x="8.782cm" svg:y="8.717cm" chart:style-name="ch6">
              <text:p>Cores</text:p>
            </chart:title>
            <chart:categories table:cell-range-address="input_letter_a.C2:input_letter_a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7.467cm" svg:y="5.411cm" chart:style-name="ch12">
              <text:p>MIPS</text:p>
            </chart:title>
          </chart:axis>
          <chart:series chart:attached-axis="primary-y" chart:style-name="ch13" chart:values-cell-range-address="input_letter_a.C3:input_letter_a.I3" chart:label-cell-address="input_letter_a.B3:input_letter_a.B3" chart:class="chart:line">
            <chart:data-point chart:repeated="7"/>
          </chart:series>
          <chart:series chart:attached-axis="secondary-y" chart:style-name="ch14" chart:values-cell-range-address="input_letter_a.C5:input_letter_a.I5" chart:label-cell-address="input_letter_a.B5:input_letter_a.B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letter_a.C2:input_letter_a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letter_a.B3:input_letter_a.B3</svg:desc>
                </draw:g>
              </table:table-cell>
              <table:table-cell office:value-type="float" office:value="318215">
                <text:p>318215</text:p>
                <draw:g>
                  <svg:desc>input_letter_a.C3:input_letter_a.I3</svg:desc>
                </draw:g>
              </table:table-cell>
              <table:table-cell office:value-type="float" office:value="159700">
                <text:p>159700</text:p>
              </table:table-cell>
              <table:table-cell office:value-type="float" office:value="80159.2">
                <text:p>80159.2</text:p>
              </table:table-cell>
              <table:table-cell office:value-type="float" office:value="40418.3">
                <text:p>40418.3</text:p>
              </table:table-cell>
              <table:table-cell office:value-type="float" office:value="27441.6">
                <text:p>27441.6</text:p>
              </table:table-cell>
              <table:table-cell office:value-type="float" office:value="27431.8">
                <text:p>27431.8</text:p>
              </table:table-cell>
              <table:table-cell office:value-type="float" office:value="22926.7">
                <text:p>22926.7</text:p>
              </table:table-cell>
            </table:table-row>
            <table:table-row>
              <table:table-cell office:value-type="string">
                <text:p>MIPS</text:p>
                <draw:g>
                  <svg:desc>input_letter_a.B5:input_letter_a.B5</svg:desc>
                </draw:g>
              </table:table-cell>
              <table:table-cell office:value-type="float" office:value="10122847.2982103">
                <text:p>10122847.2982103</text:p>
                <draw:g>
                  <svg:desc>input_letter_a.C5:input_letter_a.I5</svg:desc>
                </draw:g>
              </table:table-cell>
              <table:table-cell office:value-type="float" office:value="20170581.4214152">
                <text:p>20170581.4214152</text:p>
              </table:table-cell>
              <table:table-cell office:value-type="float" office:value="40185553.9102187">
                <text:p>40185553.9102187</text:p>
              </table:table-cell>
              <table:table-cell office:value-type="float" office:value="79697608.5832408">
                <text:p>79697608.5832408</text:p>
              </table:table-cell>
              <table:table-cell office:value-type="float" office:value="117385351.182147">
                <text:p>117385351.182147</text:p>
              </table:table-cell>
              <table:table-cell office:value-type="float" office:value="117427287.053711">
                <text:p>117427287.053711</text:p>
              </table:table-cell>
              <table:table-cell office:value-type="float" office:value="140501766.630174">
                <text:p>140501766.6301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5.732cm" svg:y="9.715cm" style:legend-expansion="wide" chart:style-name="ch3"/>
        <chart:plot-area chart:style-name="ch4" table:cell-range-address="input_letter_a.C2:input_letter_a.I2 input_letter_a.C4:input_letter_a.I4" chart:data-source-has-labels="both" svg:x="1.427cm" svg:y="1.432cm" svg:width="16.601cm" svg:height="7.093cm">
          <chartooo:coordinate-region svg:x="2.101cm" svg:y="1.618cm" svg:width="15.714cm" svg:height="6.287cm"/>
          <chart:axis chart:dimension="x" chart:name="primary-x" chart:style-name="ch5" chartooo:axis-type="text">
            <chart:title svg:x="9.246cm" svg:y="8.734cm" chart:style-name="ch6">
              <text:p>Cores</text:p>
            </chart:title>
            <chart:categories table:cell-range-address="input_letter_a.C2:input_letter_a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letter_a.C4:input_letter_a.I4" loext:label-string="&quot;real speedup&quot;" chart:class="chart:line">
            <chart:data-point chart:repeated="7"/>
          </chart:series>
          <chart:series chart:attached-axis="primary-y" chart:style-name="ch13" chart:values-cell-range-address="input_letter_a.C2:input_letter_a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letter_a.C2:input_letter_a.I2</svg:desc>
                </draw:g>
              </table:table-cell>
              <table:table-cell office:value-type="float" office:value="1">
                <text:p>1</text:p>
                <draw:g>
                  <svg:desc>input_letter_a.C4:input_letter_a.I4</svg:desc>
                </draw:g>
              </table:table-cell>
              <table:table-cell office:value-type="float" office:value="1">
                <text:p>1</text:p>
                <draw:g>
                  <svg:desc>input_letter_a.C2:input_letter_a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257983719474">
                <text:p>1.99257983719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6978762263096">
                <text:p>3.96978762263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7304265642048">
                <text:p>7.87304265642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596080403475">
                <text:p>11.5960804034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6002230987394">
                <text:p>11.60022309873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.8796686832383">
                <text:p>13.879668683238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87cm" svg:height="10.471cm" xlink:href=".." xlink:type="simple" chart:class="chart:line" chart:style-name="ch1">
        <chart:title svg:x="8.838cm" svg:y="0.344cm" chart:style-name="ch2">
          <text:p>KMP</text:p>
        </chart:title>
        <chart:legend chart:legend-position="bottom" svg:x="5.978cm" svg:y="9.715cm" style:legend-expansion="wide" chart:style-name="ch3"/>
        <chart:plot-area chart:style-name="ch4" table:cell-range-address="input_letter_a.C2:input_letter_a.I2 input_letter_a.C7:input_letter_a.I7" chart:data-source-has-labels="both" svg:x="1.437cm" svg:y="1.432cm" svg:width="17.073cm" svg:height="7.093cm">
          <chartooo:coordinate-region svg:x="2.111cm" svg:y="1.618cm" svg:width="16.187cm" svg:height="6.287cm"/>
          <chart:axis chart:dimension="x" chart:name="primary-x" chart:style-name="ch5" chartooo:axis-type="text">
            <chart:title svg:x="9.492cm" svg:y="8.734cm" chart:style-name="ch6">
              <text:p>Cores</text:p>
            </chart:title>
            <chart:categories table:cell-range-address="input_letter_a.C2:input_letter_a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letter_a.C7:input_letter_a.I7" loext:label-string="&quot;real speedup&quot;" chart:class="chart:line">
            <chart:data-point chart:repeated="7"/>
          </chart:series>
          <chart:series chart:attached-axis="primary-y" chart:style-name="ch13" chart:values-cell-range-address="input_letter_a.C2:input_letter_a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letter_a.C2:input_letter_a.I2</svg:desc>
                </draw:g>
              </table:table-cell>
              <table:table-cell office:value-type="float" office:value="1">
                <text:p>1</text:p>
                <draw:g>
                  <svg:desc>input_letter_a.C7:input_letter_a.I7</svg:desc>
                </draw:g>
              </table:table-cell>
              <table:table-cell office:value-type="float" office:value="1">
                <text:p>1</text:p>
                <draw:g>
                  <svg:desc>input_letter_a.C2:input_letter_a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1864897425503">
                <text:p>1.81864897425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0353144722828">
                <text:p>3.70353144722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57744480765538">
                <text:p>6.57744480765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62267797876545">
                <text:p>8.622677978765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09049396668836">
                <text:p>9.09049396668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4585431835842">
                <text:p>11.458543183584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2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5cm" svg:height="10.473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7.068cm" svg:y="9.717cm" style:legend-expansion="wide" chart:style-name="ch3"/>
        <chart:plot-area chart:style-name="ch4" table:cell-range-address="input_ab.C2:input_ab.I3 input_ab.B3:input_ab.B3 input_ab.B5:input_ab.I5" chart:data-source-has-labels="both" svg:x="1.427cm" svg:y="1.432cm" svg:width="15.673cm" svg:height="7.095cm">
          <chartooo:coordinate-region svg:x="3.953cm" svg:y="1.619cm" svg:width="11.255cm" svg:height="6.288cm"/>
          <chart:axis chart:dimension="x" chart:name="primary-x" chart:style-name="ch5" chartooo:axis-type="text">
            <chart:title svg:x="8.782cm" svg:y="8.736cm" chart:style-name="ch6">
              <text:p>Cores</text:p>
            </chart:title>
            <chart:categories table:cell-range-address="input_ab.C2:input_ab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8cm" chart:style-name="ch10">
              <text:p>Runtime</text:p>
            </chart:title>
          </chart:axis>
          <chart:axis chart:dimension="y" chart:name="secondary-y" chart:style-name="ch11">
            <chart:title svg:x="17.467cm" svg:y="5.42cm" chart:style-name="ch12">
              <text:p>MIPS</text:p>
            </chart:title>
          </chart:axis>
          <chart:series chart:attached-axis="primary-y" chart:style-name="ch13" chart:values-cell-range-address="input_ab.C3:input_ab.I3" chart:label-cell-address="input_ab.B3:input_ab.B3" chart:class="chart:line">
            <chart:data-point chart:repeated="7"/>
          </chart:series>
          <chart:series chart:attached-axis="secondary-y" chart:style-name="ch14" chart:values-cell-range-address="input_ab.C5:input_ab.I5" chart:label-cell-address="input_ab.B5:input_ab.B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ab.C2:input_ab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ab.B3:input_ab.B3</svg:desc>
                </draw:g>
              </table:table-cell>
              <table:table-cell office:value-type="float" office:value="9241.2">
                <text:p>9241.2</text:p>
                <draw:g>
                  <svg:desc>input_ab.C3:input_ab.I3</svg:desc>
                </draw:g>
              </table:table-cell>
              <table:table-cell office:value-type="float" office:value="4617.25">
                <text:p>4617.25</text:p>
              </table:table-cell>
              <table:table-cell office:value-type="float" office:value="2313.53">
                <text:p>2313.53</text:p>
              </table:table-cell>
              <table:table-cell office:value-type="float" office:value="1172.34">
                <text:p>1172.34</text:p>
              </table:table-cell>
              <table:table-cell office:value-type="float" office:value="865.781">
                <text:p>865.781</text:p>
              </table:table-cell>
              <table:table-cell office:value-type="float" office:value="705.768">
                <text:p>705.768</text:p>
              </table:table-cell>
              <table:table-cell office:value-type="float" office:value="496.832">
                <text:p>496.832</text:p>
              </table:table-cell>
            </table:table-row>
            <table:table-row>
              <table:table-cell office:value-type="string">
                <text:p>MIPS</text:p>
                <draw:g>
                  <svg:desc>input_ab.B5:input_ab.B5</svg:desc>
                </draw:g>
              </table:table-cell>
              <table:table-cell office:value-type="float" office:value="348573978.812275">
                <text:p>348573978.812275</text:p>
                <draw:g>
                  <svg:desc>input_ab.C5:input_ab.I5</svg:desc>
                </draw:g>
              </table:table-cell>
              <table:table-cell office:value-type="float" office:value="697653766.419406">
                <text:p>697653766.419406</text:p>
              </table:table-cell>
              <table:table-cell office:value-type="float" office:value="1392349290.04595">
                <text:p>1392349290.04595</text:p>
              </table:table-cell>
              <table:table-cell office:value-type="float" office:value="2747702759.43839">
                <text:p>2747702759.43839</text:p>
              </table:table-cell>
              <table:table-cell office:value-type="float" office:value="3720619709.83424">
                <text:p>3720619709.83424</text:p>
              </table:table-cell>
              <table:table-cell office:value-type="float" office:value="4564165353.20389">
                <text:p>4564165353.20389</text:p>
              </table:table-cell>
              <table:table-cell office:value-type="float" office:value="6483563564.74623">
                <text:p>6483563564.74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83cm" svg:height="10.454cm" xlink:href=".." xlink:type="simple" chart:class="chart:line" chart:style-name="ch1">
        <chart:title svg:x="8.836cm" svg:y="0.344cm" chart:style-name="ch2">
          <text:p>KMP</text:p>
        </chart:title>
        <chart:legend chart:legend-position="bottom" svg:x="7.312cm" svg:y="9.698cm" style:legend-expansion="wide" chart:style-name="ch3"/>
        <chart:plot-area chart:style-name="ch4" table:cell-range-address="input_letter_a.C2:input_letter_a.I2 input_letter_a.B6:input_letter_a.I6 input_letter_a.B8:input_letter_a.I8" chart:data-source-has-labels="both" svg:x="1.437cm" svg:y="1.432cm" svg:width="16.131cm" svg:height="7.076cm">
          <chartooo:coordinate-region svg:x="3.963cm" svg:y="1.619cm" svg:width="11.713cm" svg:height="6.269cm"/>
          <chart:axis chart:dimension="x" chart:name="primary-x" chart:style-name="ch5" chartooo:axis-type="text">
            <chart:title svg:x="9.021cm" svg:y="8.717cm" chart:style-name="ch6">
              <text:p>Cores</text:p>
            </chart:title>
            <chart:categories table:cell-range-address="input_letter_a.C2:input_letter_a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7.945cm" svg:y="5.411cm" chart:style-name="ch12">
              <text:p>MIPS</text:p>
            </chart:title>
          </chart:axis>
          <chart:series chart:attached-axis="primary-y" chart:style-name="ch13" chart:values-cell-range-address="input_letter_a.C6:input_letter_a.I6" chart:label-cell-address="input_letter_a.B6:input_letter_a.B6" chart:class="chart:line">
            <chart:data-point chart:repeated="7"/>
          </chart:series>
          <chart:series chart:attached-axis="secondary-y" chart:style-name="ch14" chart:values-cell-range-address="input_letter_a.C8:input_letter_a.I8" chart:label-cell-address="input_letter_a.B8:input_letter_a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letter_a.C2:input_letter_a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letter_a.B6:input_letter_a.B6</svg:desc>
                </draw:g>
              </table:table-cell>
              <table:table-cell office:value-type="float" office:value="31852">
                <text:p>31852</text:p>
                <draw:g>
                  <svg:desc>input_letter_a.C6:input_letter_a.I6</svg:desc>
                </draw:g>
              </table:table-cell>
              <table:table-cell office:value-type="float" office:value="17514.1">
                <text:p>17514.1</text:p>
              </table:table-cell>
              <table:table-cell office:value-type="float" office:value="8600.44">
                <text:p>8600.44</text:p>
              </table:table-cell>
              <table:table-cell office:value-type="float" office:value="4842.61">
                <text:p>4842.61</text:p>
              </table:table-cell>
              <table:table-cell office:value-type="float" office:value="3693.98">
                <text:p>3693.98</text:p>
              </table:table-cell>
              <table:table-cell office:value-type="float" office:value="3503.88">
                <text:p>3503.88</text:p>
              </table:table-cell>
              <table:table-cell office:value-type="float" office:value="2779.76">
                <text:p>2779.76</text:p>
              </table:table-cell>
            </table:table-row>
            <table:table-row>
              <table:table-cell office:value-type="string">
                <text:p>MIPS</text:p>
                <draw:g>
                  <svg:desc>input_letter_a.B8:input_letter_a.B8</svg:desc>
                </draw:g>
              </table:table-cell>
              <table:table-cell office:value-type="float" office:value="315878832.443803">
                <text:p>315878832.443803</text:p>
                <draw:g>
                  <svg:desc>input_letter_a.C8:input_letter_a.I8</svg:desc>
                </draw:g>
              </table:table-cell>
              <table:table-cell office:value-type="float" office:value="574472714.612798">
                <text:p>574472714.612798</text:p>
              </table:table-cell>
              <table:table-cell office:value-type="float" office:value="1169867189.46938">
                <text:p>1169867189.46938</text:p>
              </table:table-cell>
              <table:table-cell office:value-type="float" office:value="2077516701.53079">
                <text:p>2077516701.53079</text:p>
              </table:table-cell>
              <table:table-cell office:value-type="float" office:value="2723721452.47132">
                <text:p>2723721452.47132</text:p>
              </table:table-cell>
              <table:table-cell office:value-type="float" office:value="2871195763.26815">
                <text:p>2871195763.26815</text:p>
              </table:table-cell>
              <table:table-cell office:value-type="float" office:value="3619101636.47221">
                <text:p>3619101636.4722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378cm" svg:height="10.454cm" xlink:href=".." xlink:type="simple" chart:class="chart:line" chart:style-name="ch1">
        <chart:title svg:x="7.584cm" svg:y="0.344cm" chart:style-name="ch2">
          <text:p>KMP</text:p>
        </chart:title>
        <chart:legend chart:legend-position="bottom" svg:x="6.06cm" svg:y="9.698cm" style:legend-expansion="wide" chart:style-name="ch3"/>
        <chart:plot-area chart:style-name="ch4" table:cell-range-address="input_long_latin.C2:input_long_latin.I2 input_long_latin.B6:input_long_latin.I6 input_long_latin.B8:input_long_latin.I8" chart:data-source-has-labels="both" svg:x="1.387cm" svg:y="1.432cm" svg:width="13.776cm" svg:height="7.076cm">
          <chartooo:coordinate-region svg:x="4.125cm" svg:y="1.619cm" svg:width="9.146cm" svg:height="6.269cm"/>
          <chart:axis chart:dimension="x" chart:name="primary-x" chart:style-name="ch5" chartooo:axis-type="text">
            <chart:title svg:x="7.794cm" svg:y="8.717cm" chart:style-name="ch6">
              <text:p>Cores</text:p>
            </chart:title>
            <chart:categories table:cell-range-address="input_long_latin.C2:input_long_lat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5.49cm" svg:y="5.411cm" chart:style-name="ch12">
              <text:p>MIPS</text:p>
            </chart:title>
          </chart:axis>
          <chart:series chart:attached-axis="primary-y" chart:style-name="ch13" chart:values-cell-range-address="input_long_latin.C6:input_long_latin.I6" chart:label-cell-address="input_long_latin.B6:input_long_latin.B6" chart:class="chart:line">
            <chart:data-point chart:repeated="7"/>
          </chart:series>
          <chart:series chart:attached-axis="secondary-y" chart:style-name="ch14" chart:values-cell-range-address="input_long_latin.C8:input_long_latin.I8" chart:label-cell-address="input_long_latin.B8:input_long_latin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long_latin.C2:input_long_lati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long_latin.B6:input_long_latin.B6</svg:desc>
                </draw:g>
              </table:table-cell>
              <table:table-cell office:value-type="float" office:value="87193">
                <text:p>87193</text:p>
                <draw:g>
                  <svg:desc>input_long_latin.C6:input_long_latin.I6</svg:desc>
                </draw:g>
              </table:table-cell>
              <table:table-cell office:value-type="float" office:value="44305.4">
                <text:p>44305.4</text:p>
              </table:table-cell>
              <table:table-cell office:value-type="float" office:value="22805.1">
                <text:p>22805.1</text:p>
              </table:table-cell>
              <table:table-cell office:value-type="float" office:value="11928.8">
                <text:p>11928.8</text:p>
              </table:table-cell>
              <table:table-cell office:value-type="float" office:value="8199.4">
                <text:p>8199.4</text:p>
              </table:table-cell>
              <table:table-cell office:value-type="float" office:value="7419.86">
                <text:p>7419.86</text:p>
              </table:table-cell>
              <table:table-cell office:value-type="float" office:value="5907.65">
                <text:p>5907.65</text:p>
              </table:table-cell>
            </table:table-row>
            <table:table-row>
              <table:table-cell office:value-type="string">
                <text:p>MIPS</text:p>
                <draw:g>
                  <svg:desc>input_long_latin.B8:input_long_latin.B8</svg:desc>
                </draw:g>
              </table:table-cell>
              <table:table-cell office:value-type="float" office:value="1349747269.67761">
                <text:p>1349747269.67761</text:p>
                <draw:g>
                  <svg:desc>input_long_latin.C8:input_long_latin.I8</svg:desc>
                </draw:g>
              </table:table-cell>
              <table:table-cell office:value-type="float" office:value="2656301798.08782">
                <text:p>2656301798.08782</text:p>
              </table:table-cell>
              <table:table-cell office:value-type="float" office:value="5160622566.22422">
                <text:p>5160622566.22422</text:p>
              </table:table-cell>
              <table:table-cell office:value-type="float" office:value="9865913896.20079">
                <text:p>9865913896.20079</text:p>
              </table:table-cell>
              <table:table-cell office:value-type="float" office:value="14353308008.5128">
                <text:p>14353308008.5128</text:p>
              </table:table-cell>
              <table:table-cell office:value-type="float" office:value="15861284941.3601">
                <text:p>15861284941.3601</text:p>
              </table:table-cell>
              <table:table-cell office:value-type="float" office:value="19921375451.3216">
                <text:p>19921375451.32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2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5cm" svg:height="10.454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7.068cm" svg:y="9.698cm" style:legend-expansion="wide" chart:style-name="ch3"/>
        <chart:plot-area chart:style-name="ch4" table:cell-range-address="input_long_latin.C2:input_long_latin.I3 input_long_latin.B2:input_long_latin.B3 input_long_latin.B5:input_long_latin.I5" chart:data-source-has-labels="both" svg:x="1.427cm" svg:y="1.432cm" svg:width="15.673cm" svg:height="7.076cm">
          <chartooo:coordinate-region svg:x="3.953cm" svg:y="1.619cm" svg:width="11.255cm" svg:height="6.269cm"/>
          <chart:axis chart:dimension="x" chart:name="primary-x" chart:style-name="ch5" chartooo:axis-type="text">
            <chart:title svg:x="8.782cm" svg:y="8.717cm" chart:style-name="ch6">
              <text:p>Cores</text:p>
            </chart:title>
            <chart:categories table:cell-range-address="input_long_latin.C2:input_long_lat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7.467cm" svg:y="5.411cm" chart:style-name="ch12">
              <text:p>MIPS</text:p>
            </chart:title>
          </chart:axis>
          <chart:series chart:attached-axis="primary-y" chart:style-name="ch13" chart:values-cell-range-address="input_long_latin.C3:input_long_latin.I3" chart:label-cell-address="input_long_latin.B3:input_long_latin.B3" chart:class="chart:line">
            <chart:data-point chart:repeated="7"/>
          </chart:series>
          <chart:series chart:attached-axis="secondary-y" chart:style-name="ch14" chart:values-cell-range-address="input_long_latin.C5:input_long_latin.I5" chart:label-cell-address="input_long_latin.B5:input_long_latin.B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long_latin.C2:input_long_lati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long_latin.B3:input_long_latin.B3</svg:desc>
                </draw:g>
              </table:table-cell>
              <table:table-cell office:value-type="float" office:value="52266.1">
                <text:p>52266.1</text:p>
                <draw:g>
                  <svg:desc>input_long_latin.C3:input_long_latin.I3</svg:desc>
                </draw:g>
              </table:table-cell>
              <table:table-cell office:value-type="float" office:value="26301.9">
                <text:p>26301.9</text:p>
              </table:table-cell>
              <table:table-cell office:value-type="float" office:value="13213.5">
                <text:p>13213.5</text:p>
              </table:table-cell>
              <table:table-cell office:value-type="float" office:value="6612.04">
                <text:p>6612.04</text:p>
              </table:table-cell>
              <table:table-cell office:value-type="float" office:value="4467.73">
                <text:p>4467.73</text:p>
              </table:table-cell>
              <table:table-cell office:value-type="float" office:value="4890.88">
                <text:p>4890.88</text:p>
              </table:table-cell>
              <table:table-cell office:value-type="float" office:value="3971.92">
                <text:p>3971.92</text:p>
              </table:table-cell>
            </table:table-row>
            <table:table-row>
              <table:table-cell office:value-type="string">
                <text:p>MIPS</text:p>
                <draw:g>
                  <svg:desc>input_long_latin.B5:input_long_latin.B5</svg:desc>
                </draw:g>
              </table:table-cell>
              <table:table-cell office:value-type="float" office:value="912364503.951892">
                <text:p>912364503.951892</text:p>
                <draw:g>
                  <svg:desc>input_long_latin.C5:input_long_latin.I5</svg:desc>
                </draw:g>
              </table:table-cell>
              <table:table-cell office:value-type="float" office:value="1813014816.42011">
                <text:p>1813014816.42011</text:p>
              </table:table-cell>
              <table:table-cell office:value-type="float" office:value="3608864751.95822">
                <text:p>3608864751.95822</text:p>
              </table:table-cell>
              <table:table-cell office:value-type="float" office:value="7211954918.60303">
                <text:p>7211954918.60303</text:p>
              </table:table-cell>
              <table:table-cell office:value-type="float" office:value="10673369787.3417">
                <text:p>10673369787.3417</text:p>
              </table:table-cell>
              <table:table-cell office:value-type="float" office:value="9749929337.86967">
                <text:p>9749929337.86967</text:p>
              </table:table-cell>
              <table:table-cell office:value-type="float" office:value="12005713710.2459">
                <text:p>12005713710.245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5.732cm" svg:y="9.715cm" style:legend-expansion="wide" chart:style-name="ch3"/>
        <chart:plot-area chart:style-name="ch4" table:cell-range-address="input_long_latin.C2:input_long_latin.I2 input_long_latin.C4:input_long_latin.I4" chart:data-source-has-labels="both" svg:x="1.427cm" svg:y="1.432cm" svg:width="16.601cm" svg:height="7.093cm">
          <chartooo:coordinate-region svg:x="2.101cm" svg:y="1.618cm" svg:width="15.714cm" svg:height="6.287cm"/>
          <chart:axis chart:dimension="x" chart:name="primary-x" chart:style-name="ch5" chartooo:axis-type="text">
            <chart:title svg:x="9.246cm" svg:y="8.734cm" chart:style-name="ch6">
              <text:p>Cores</text:p>
            </chart:title>
            <chart:categories table:cell-range-address="input_long_latin.C2:input_long_lat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long_latin.C4:input_long_latin.I4" loext:label-string="&quot;real speedup&quot;" chart:class="chart:line">
            <chart:data-point chart:repeated="7"/>
          </chart:series>
          <chart:series chart:attached-axis="primary-y" chart:style-name="ch13" chart:values-cell-range-address="input_long_latin.C2:input_long_latin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long_latin.C2:input_long_latin.I2</svg:desc>
                </draw:g>
              </table:table-cell>
              <table:table-cell office:value-type="float" office:value="1">
                <text:p>1</text:p>
                <draw:g>
                  <svg:desc>input_long_latin.C4:input_long_latin.I4</svg:desc>
                </draw:g>
              </table:table-cell>
              <table:table-cell office:value-type="float" office:value="1">
                <text:p>1</text:p>
                <draw:g>
                  <svg:desc>input_long_latin.C2:input_long_latin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716062337702">
                <text:p>1.98716062337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5550762477769">
                <text:p>3.95550762477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0468599705991">
                <text:p>7.904685997059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6985807110098">
                <text:p>11.6985807110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864408858937">
                <text:p>10.68644088589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.1589004813793">
                <text:p>13.158900481379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87cm" svg:height="10.471cm" xlink:href=".." xlink:type="simple" chart:class="chart:line" chart:style-name="ch1">
        <chart:title svg:x="8.838cm" svg:y="0.344cm" chart:style-name="ch2">
          <text:p>KMP</text:p>
        </chart:title>
        <chart:legend chart:legend-position="bottom" svg:x="5.978cm" svg:y="9.715cm" style:legend-expansion="wide" chart:style-name="ch3"/>
        <chart:plot-area chart:style-name="ch4" table:cell-range-address="input_long_latin.C2:input_long_latin.I2 input_long_latin.C7:input_long_latin.I7" chart:data-source-has-labels="both" svg:x="1.437cm" svg:y="1.432cm" svg:width="17.073cm" svg:height="7.093cm">
          <chartooo:coordinate-region svg:x="2.111cm" svg:y="1.618cm" svg:width="16.187cm" svg:height="6.287cm"/>
          <chart:axis chart:dimension="x" chart:name="primary-x" chart:style-name="ch5" chartooo:axis-type="text">
            <chart:title svg:x="9.492cm" svg:y="8.734cm" chart:style-name="ch6">
              <text:p>Cores</text:p>
            </chart:title>
            <chart:categories table:cell-range-address="input_long_latin.C2:input_long_lat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long_latin.C7:input_long_latin.I7" loext:label-string="&quot;real speedup&quot;" chart:class="chart:line">
            <chart:data-point chart:repeated="7"/>
          </chart:series>
          <chart:series chart:attached-axis="primary-y" chart:style-name="ch13" chart:values-cell-range-address="input_long_latin.C2:input_long_latin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long_latin.C2:input_long_latin.I2</svg:desc>
                </draw:g>
              </table:table-cell>
              <table:table-cell office:value-type="float" office:value="1">
                <text:p>1</text:p>
                <draw:g>
                  <svg:desc>input_long_latin.C7:input_long_latin.I7</svg:desc>
                </draw:g>
              </table:table-cell>
              <table:table-cell office:value-type="float" office:value="1">
                <text:p>1</text:p>
                <draw:g>
                  <svg:desc>input_long_latin.C2:input_long_latin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799938607935">
                <text:p>1.96799938607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2339915194408">
                <text:p>3.82339915194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30945275300114">
                <text:p>7.309452753001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6340707856672">
                <text:p>10.63407078566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7512998897553">
                <text:p>11.75129988975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.7593374692136">
                <text:p>14.759337469213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83cm" svg:height="10.454cm" xlink:href=".." xlink:type="simple" chart:class="chart:line" chart:style-name="ch1">
        <chart:title svg:x="8.836cm" svg:y="0.344cm" chart:style-name="ch2">
          <text:p>KMP</text:p>
        </chart:title>
        <chart:legend chart:legend-position="bottom" svg:x="7.312cm" svg:y="9.698cm" style:legend-expansion="wide" chart:style-name="ch3"/>
        <chart:plot-area chart:style-name="ch4" table:cell-range-address="input_long_latin.C2:input_long_latin.I2 input_long_latin.B6:input_long_latin.I6 input_long_latin.B8:input_long_latin.I8" chart:data-source-has-labels="both" svg:x="1.437cm" svg:y="1.432cm" svg:width="16.131cm" svg:height="7.076cm">
          <chartooo:coordinate-region svg:x="4.175cm" svg:y="1.619cm" svg:width="11.501cm" svg:height="6.269cm"/>
          <chart:axis chart:dimension="x" chart:name="primary-x" chart:style-name="ch5" chartooo:axis-type="text">
            <chart:title svg:x="9.021cm" svg:y="8.717cm" chart:style-name="ch6">
              <text:p>Cores</text:p>
            </chart:title>
            <chart:categories table:cell-range-address="input_long_latin.C2:input_long_lat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9cm" chart:style-name="ch10">
              <text:p>Runtime</text:p>
            </chart:title>
          </chart:axis>
          <chart:axis chart:dimension="y" chart:name="secondary-y" chart:style-name="ch11">
            <chart:title svg:x="17.945cm" svg:y="5.411cm" chart:style-name="ch12">
              <text:p>MIPS</text:p>
            </chart:title>
          </chart:axis>
          <chart:series chart:attached-axis="primary-y" chart:style-name="ch13" chart:values-cell-range-address="input_long_latin.C6:input_long_latin.I6" chart:label-cell-address="input_long_latin.B6:input_long_latin.B6" chart:class="chart:line">
            <chart:data-point chart:repeated="7"/>
          </chart:series>
          <chart:series chart:attached-axis="secondary-y" chart:style-name="ch14" chart:values-cell-range-address="input_long_latin.C8:input_long_latin.I8" chart:label-cell-address="input_long_latin.B8:input_long_latin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long_latin.C2:input_long_lati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long_latin.B6:input_long_latin.B6</svg:desc>
                </draw:g>
              </table:table-cell>
              <table:table-cell office:value-type="float" office:value="87193">
                <text:p>87193</text:p>
                <draw:g>
                  <svg:desc>input_long_latin.C6:input_long_latin.I6</svg:desc>
                </draw:g>
              </table:table-cell>
              <table:table-cell office:value-type="float" office:value="44305.4">
                <text:p>44305.4</text:p>
              </table:table-cell>
              <table:table-cell office:value-type="float" office:value="22805.1">
                <text:p>22805.1</text:p>
              </table:table-cell>
              <table:table-cell office:value-type="float" office:value="11928.8">
                <text:p>11928.8</text:p>
              </table:table-cell>
              <table:table-cell office:value-type="float" office:value="8199.4">
                <text:p>8199.4</text:p>
              </table:table-cell>
              <table:table-cell office:value-type="float" office:value="7419.86">
                <text:p>7419.86</text:p>
              </table:table-cell>
              <table:table-cell office:value-type="float" office:value="5907.65">
                <text:p>5907.65</text:p>
              </table:table-cell>
            </table:table-row>
            <table:table-row>
              <table:table-cell office:value-type="string">
                <text:p>MIPS</text:p>
                <draw:g>
                  <svg:desc>input_long_latin.B8:input_long_latin.B8</svg:desc>
                </draw:g>
              </table:table-cell>
              <table:table-cell office:value-type="float" office:value="1349747269.67761">
                <text:p>1349747269.67761</text:p>
                <draw:g>
                  <svg:desc>input_long_latin.C8:input_long_latin.I8</svg:desc>
                </draw:g>
              </table:table-cell>
              <table:table-cell office:value-type="float" office:value="2656301798.08782">
                <text:p>2656301798.08782</text:p>
              </table:table-cell>
              <table:table-cell office:value-type="float" office:value="5160622566.22422">
                <text:p>5160622566.22422</text:p>
              </table:table-cell>
              <table:table-cell office:value-type="float" office:value="9865913896.20079">
                <text:p>9865913896.20079</text:p>
              </table:table-cell>
              <table:table-cell office:value-type="float" office:value="14353308008.5128">
                <text:p>14353308008.5128</text:p>
              </table:table-cell>
              <table:table-cell office:value-type="float" office:value="15861284941.3601">
                <text:p>15861284941.3601</text:p>
              </table:table-cell>
              <table:table-cell office:value-type="float" office:value="19921375451.3216">
                <text:p>19921375451.321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378cm" svg:height="10.452cm" xlink:href=".." xlink:type="simple" chart:class="chart:line" chart:style-name="ch1">
        <chart:title svg:x="7.584cm" svg:y="0.344cm" chart:style-name="ch2">
          <text:p>KMP</text:p>
        </chart:title>
        <chart:legend chart:legend-position="bottom" svg:x="6.06cm" svg:y="9.696cm" style:legend-expansion="wide" chart:style-name="ch3"/>
        <chart:plot-area chart:style-name="ch4" table:cell-range-address="input_real.C2:input_real.I2 input_real.B6:input_real.I6 input_real.B8:input_real.I8" chart:data-source-has-labels="both" svg:x="1.387cm" svg:y="1.432cm" svg:width="13.776cm" svg:height="7.074cm">
          <chartooo:coordinate-region svg:x="4.125cm" svg:y="1.618cm" svg:width="9.146cm" svg:height="6.268cm"/>
          <chart:axis chart:dimension="x" chart:name="primary-x" chart:style-name="ch5" chartooo:axis-type="text">
            <chart:title svg:x="7.794cm" svg:y="8.715cm" chart:style-name="ch6">
              <text:p>Cores</text:p>
            </chart:title>
            <chart:categories table:cell-range-address="input_real.C2:input_real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8cm" chart:style-name="ch10">
              <text:p>Runtime</text:p>
            </chart:title>
          </chart:axis>
          <chart:axis chart:dimension="y" chart:name="secondary-y" chart:style-name="ch11">
            <chart:title svg:x="15.49cm" svg:y="5.41cm" chart:style-name="ch12">
              <text:p>MIPS</text:p>
            </chart:title>
          </chart:axis>
          <chart:series chart:attached-axis="primary-y" chart:style-name="ch13" chart:values-cell-range-address="input_real.C6:input_real.I6" chart:label-cell-address="input_real.B6:input_real.B6" chart:class="chart:line">
            <chart:data-point chart:repeated="7"/>
          </chart:series>
          <chart:series chart:attached-axis="secondary-y" chart:style-name="ch14" chart:values-cell-range-address="input_real.C8:input_real.I8" chart:label-cell-address="input_real.B8:input_real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real.C2:input_real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real.B6:input_real.B6</svg:desc>
                </draw:g>
              </table:table-cell>
              <table:table-cell office:value-type="float" office:value="90039.4">
                <text:p>90039.4</text:p>
                <draw:g>
                  <svg:desc>input_real.C6:input_real.I6</svg:desc>
                </draw:g>
              </table:table-cell>
              <table:table-cell office:value-type="float" office:value="45817.3">
                <text:p>45817.3</text:p>
              </table:table-cell>
              <table:table-cell office:value-type="float" office:value="23396.7">
                <text:p>23396.7</text:p>
              </table:table-cell>
              <table:table-cell office:value-type="float" office:value="12232">
                <text:p>12232</text:p>
              </table:table-cell>
              <table:table-cell office:value-type="float" office:value="8489.97">
                <text:p>8489.97</text:p>
              </table:table-cell>
              <table:table-cell office:value-type="float" office:value="7730.11">
                <text:p>7730.11</text:p>
              </table:table-cell>
              <table:table-cell office:value-type="float" office:value="6125.36">
                <text:p>6125.36</text:p>
              </table:table-cell>
            </table:table-row>
            <table:table-row>
              <table:table-cell office:value-type="string">
                <text:p>MIPS</text:p>
                <draw:g>
                  <svg:desc>input_real.B8:input_real.B8</svg:desc>
                </draw:g>
              </table:table-cell>
              <table:table-cell office:value-type="float" office:value="1372062246.90524">
                <text:p>1372062246.90524</text:p>
                <draw:g>
                  <svg:desc>input_real.C8:input_real.I8</svg:desc>
                </draw:g>
              </table:table-cell>
              <table:table-cell office:value-type="float" office:value="2696354029.46049">
                <text:p>2696354029.46049</text:p>
              </table:table-cell>
              <table:table-cell office:value-type="float" office:value="5280217358.60185">
                <text:p>5280217358.60185</text:p>
              </table:table-cell>
              <table:table-cell office:value-type="float" office:value="10099710715.6638">
                <text:p>10099710715.6638</text:p>
              </table:table-cell>
              <table:table-cell office:value-type="float" office:value="14551248293.4569">
                <text:p>14551248293.4569</text:p>
              </table:table-cell>
              <table:table-cell office:value-type="float" office:value="15981617528.5992">
                <text:p>15981617528.5992</text:p>
              </table:table-cell>
              <table:table-cell office:value-type="float" office:value="20168555231.6925">
                <text:p>20168555231.692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2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5cm" svg:height="10.452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7.068cm" svg:y="9.696cm" style:legend-expansion="wide" chart:style-name="ch3"/>
        <chart:plot-area chart:style-name="ch4" table:cell-range-address="input_real.C2:input_real.I3 input_real.B2:input_real.B3 input_real.B5:input_real.I5" chart:data-source-has-labels="both" svg:x="1.427cm" svg:y="1.432cm" svg:width="15.673cm" svg:height="7.074cm">
          <chartooo:coordinate-region svg:x="3.953cm" svg:y="1.618cm" svg:width="11.255cm" svg:height="6.268cm"/>
          <chart:axis chart:dimension="x" chart:name="primary-x" chart:style-name="ch5" chartooo:axis-type="text">
            <chart:title svg:x="8.782cm" svg:y="8.715cm" chart:style-name="ch6">
              <text:p>Cores</text:p>
            </chart:title>
            <chart:categories table:cell-range-address="input_real.C2:input_real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8cm" chart:style-name="ch10">
              <text:p>Runtime</text:p>
            </chart:title>
          </chart:axis>
          <chart:axis chart:dimension="y" chart:name="secondary-y" chart:style-name="ch11">
            <chart:title svg:x="17.467cm" svg:y="5.41cm" chart:style-name="ch12">
              <text:p>MIPS</text:p>
            </chart:title>
          </chart:axis>
          <chart:series chart:attached-axis="primary-y" chart:style-name="ch13" chart:values-cell-range-address="input_real.C3:input_real.I3" chart:label-cell-address="input_real.B3:input_real.B3" chart:class="chart:line">
            <chart:data-point chart:repeated="7"/>
          </chart:series>
          <chart:series chart:attached-axis="secondary-y" chart:style-name="ch14" chart:values-cell-range-address="input_real.C5:input_real.I5" chart:label-cell-address="input_real.B5:input_real.B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real.C2:input_real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real.B3:input_real.B3</svg:desc>
                </draw:g>
              </table:table-cell>
              <table:table-cell office:value-type="float" office:value="43364.9">
                <text:p>43364.9</text:p>
                <draw:g>
                  <svg:desc>input_real.C3:input_real.I3</svg:desc>
                </draw:g>
              </table:table-cell>
              <table:table-cell office:value-type="float" office:value="21690.9">
                <text:p>21690.9</text:p>
              </table:table-cell>
              <table:table-cell office:value-type="float" office:value="10849.2">
                <text:p>10849.2</text:p>
              </table:table-cell>
              <table:table-cell office:value-type="float" office:value="5486.06">
                <text:p>5486.06</text:p>
              </table:table-cell>
              <table:table-cell office:value-type="float" office:value="4377.25">
                <text:p>4377.25</text:p>
              </table:table-cell>
              <table:table-cell office:value-type="float" office:value="4308.79">
                <text:p>4308.79</text:p>
              </table:table-cell>
              <table:table-cell office:value-type="float" office:value="3591.66">
                <text:p>3591.66</text:p>
              </table:table-cell>
            </table:table-row>
            <table:table-row>
              <table:table-cell office:value-type="string">
                <text:p>MIPS</text:p>
                <draw:g>
                  <svg:desc>input_real.B5:input_real.B5</svg:desc>
                </draw:g>
              </table:table-cell>
              <table:table-cell office:value-type="float" office:value="1033334254.38546">
                <text:p>1033334254.38546</text:p>
                <draw:g>
                  <svg:desc>input_real.C5:input_real.I5</svg:desc>
                </draw:g>
              </table:table-cell>
              <table:table-cell office:value-type="float" office:value="2065863408.52616">
                <text:p>2065863408.52616</text:p>
              </table:table-cell>
              <table:table-cell office:value-type="float" office:value="4130298695.57202">
                <text:p>4130298695.57202</text:p>
              </table:table-cell>
              <table:table-cell office:value-type="float" office:value="8168054415.73734">
                <text:p>8168054415.73734</text:p>
              </table:table-cell>
              <table:table-cell office:value-type="float" office:value="10237120705.4658">
                <text:p>10237120705.4658</text:p>
              </table:table-cell>
              <table:table-cell office:value-type="float" office:value="10399772699.064">
                <text:p>10399772699.064</text:p>
              </table:table-cell>
              <table:table-cell office:value-type="float" office:value="12476246807.3259">
                <text:p>12476246807.325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5.732cm" svg:y="9.715cm" style:legend-expansion="wide" chart:style-name="ch3"/>
        <chart:plot-area chart:style-name="ch4" table:cell-range-address="input_real.C2:input_real.I2 input_real.C4:input_real.I4" chart:data-source-has-labels="both" svg:x="1.427cm" svg:y="1.432cm" svg:width="16.601cm" svg:height="7.093cm">
          <chartooo:coordinate-region svg:x="2.101cm" svg:y="1.618cm" svg:width="15.714cm" svg:height="6.287cm"/>
          <chart:axis chart:dimension="x" chart:name="primary-x" chart:style-name="ch5" chartooo:axis-type="text">
            <chart:title svg:x="9.246cm" svg:y="8.734cm" chart:style-name="ch6">
              <text:p>Cores</text:p>
            </chart:title>
            <chart:categories table:cell-range-address="input_real.C2:input_real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real.C4:input_real.I4" loext:label-string="&quot;real speedup&quot;" chart:class="chart:line">
            <chart:data-point chart:repeated="7"/>
          </chart:series>
          <chart:series chart:attached-axis="primary-y" chart:style-name="ch13" chart:values-cell-range-address="input_real.C2:input_real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real.C2:input_real.I2</svg:desc>
                </draw:g>
              </table:table-cell>
              <table:table-cell office:value-type="float" office:value="1">
                <text:p>1</text:p>
                <draw:g>
                  <svg:desc>input_real.C4:input_real.I4</svg:desc>
                </draw:g>
              </table:table-cell>
              <table:table-cell office:value-type="float" office:value="1">
                <text:p>1</text:p>
                <draw:g>
                  <svg:desc>input_real.C2:input_real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922087142534">
                <text:p>1.99922087142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9705969103713">
                <text:p>3.99705969103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0456174376511">
                <text:p>7.90456174376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90688217488149">
                <text:p>9.90688217488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0642871896751">
                <text:p>10.06428718967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.0737764710468">
                <text:p>12.0737764710468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87cm" svg:height="10.471cm" xlink:href=".." xlink:type="simple" chart:class="chart:line" chart:style-name="ch1">
        <chart:title svg:x="8.838cm" svg:y="0.344cm" chart:style-name="ch2">
          <text:p>KMP</text:p>
        </chart:title>
        <chart:legend chart:legend-position="bottom" svg:x="5.978cm" svg:y="9.715cm" style:legend-expansion="wide" chart:style-name="ch3"/>
        <chart:plot-area chart:style-name="ch4" table:cell-range-address="input_real.C2:input_real.I2 input_real.C7:input_real.I7" chart:data-source-has-labels="both" svg:x="1.437cm" svg:y="1.432cm" svg:width="17.073cm" svg:height="7.093cm">
          <chartooo:coordinate-region svg:x="2.111cm" svg:y="1.618cm" svg:width="16.187cm" svg:height="6.287cm"/>
          <chart:axis chart:dimension="x" chart:name="primary-x" chart:style-name="ch5" chartooo:axis-type="text">
            <chart:title svg:x="9.492cm" svg:y="8.734cm" chart:style-name="ch6">
              <text:p>Cores</text:p>
            </chart:title>
            <chart:categories table:cell-range-address="input_real.C2:input_real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real.C7:input_real.I7" loext:label-string="&quot;real speedup&quot;" chart:class="chart:line">
            <chart:data-point chart:repeated="7"/>
          </chart:series>
          <chart:series chart:attached-axis="primary-y" chart:style-name="ch13" chart:values-cell-range-address="input_real.C2:input_real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real.C2:input_real.I2</svg:desc>
                </draw:g>
              </table:table-cell>
              <table:table-cell office:value-type="float" office:value="1">
                <text:p>1</text:p>
                <draw:g>
                  <svg:desc>input_real.C7:input_real.I7</svg:desc>
                </draw:g>
              </table:table-cell>
              <table:table-cell office:value-type="float" office:value="1">
                <text:p>1</text:p>
                <draw:g>
                  <svg:desc>input_real.C2:input_real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518345690383">
                <text:p>1.96518345690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4838032714015">
                <text:p>3.84838032714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36097122302158">
                <text:p>7.36097122302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6053849424674">
                <text:p>10.605384942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6478808192898">
                <text:p>11.6478808192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.6994462366294">
                <text:p>14.699446236629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5.732cm" svg:y="9.715cm" style:legend-expansion="wide" chart:style-name="ch3"/>
        <chart:plot-area chart:style-name="ch4" table:cell-range-address="input_ab.C2:input_ab.I2 input_ab.C4:input_ab.I4" chart:data-source-has-labels="both" svg:x="1.427cm" svg:y="1.432cm" svg:width="16.601cm" svg:height="7.093cm">
          <chartooo:coordinate-region svg:x="2.101cm" svg:y="1.618cm" svg:width="15.714cm" svg:height="6.287cm"/>
          <chart:axis chart:dimension="x" chart:name="primary-x" chart:style-name="ch5" chartooo:axis-type="text">
            <chart:title svg:x="9.246cm" svg:y="8.734cm" chart:style-name="ch6">
              <text:p>Cores</text:p>
            </chart:title>
            <chart:categories table:cell-range-address="input_ab.C2:input_ab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ab.C4:input_ab.I4" loext:label-string="&quot;real speedup&quot;" chart:class="chart:line">
            <chart:data-point chart:repeated="7"/>
          </chart:series>
          <chart:series chart:attached-axis="primary-y" chart:style-name="ch13" chart:values-cell-range-address="input_ab.C2:input_ab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ab.C2:input_ab.I2</svg:desc>
                </draw:g>
              </table:table-cell>
              <table:table-cell office:value-type="float" office:value="1">
                <text:p>1</text:p>
                <draw:g>
                  <svg:desc>input_ab.C4:input_ab.I4</svg:desc>
                </draw:g>
              </table:table-cell>
              <table:table-cell office:value-type="float" office:value="1">
                <text:p>1</text:p>
                <draw:g>
                  <svg:desc>input_ab.C2:input_ab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0145108018842">
                <text:p>2.00145108018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9441546035712">
                <text:p>3.99441546035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826961461692">
                <text:p>7.8826961461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6738309110503">
                <text:p>10.6738309110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0938211990342">
                <text:p>13.09382119903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.6002511915497">
                <text:p>18.600251191549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84cm" svg:height="10.452cm" xlink:href=".." xlink:type="simple" chart:class="chart:line" chart:style-name="ch1">
        <chart:title svg:x="8.837cm" svg:y="0.344cm" chart:style-name="ch2">
          <text:p>KMP</text:p>
        </chart:title>
        <chart:legend chart:legend-position="bottom" svg:x="7.313cm" svg:y="9.696cm" style:legend-expansion="wide" chart:style-name="ch3"/>
        <chart:plot-area chart:style-name="ch4" table:cell-range-address="input_real.C2:input_real.I2 input_real.B6:input_real.I6 input_real.B8:input_real.I8" chart:data-source-has-labels="both" svg:x="1.437cm" svg:y="1.432cm" svg:width="16.132cm" svg:height="7.074cm">
          <chartooo:coordinate-region svg:x="4.175cm" svg:y="1.618cm" svg:width="11.502cm" svg:height="6.268cm"/>
          <chart:axis chart:dimension="x" chart:name="primary-x" chart:style-name="ch5" chartooo:axis-type="text">
            <chart:title svg:x="9.022cm" svg:y="8.715cm" chart:style-name="ch6">
              <text:p>Cores</text:p>
            </chart:title>
            <chart:categories table:cell-range-address="input_real.C2:input_real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8cm" chart:style-name="ch10">
              <text:p>Runtime</text:p>
            </chart:title>
          </chart:axis>
          <chart:axis chart:dimension="y" chart:name="secondary-y" chart:style-name="ch11">
            <chart:title svg:x="17.946cm" svg:y="5.41cm" chart:style-name="ch12">
              <text:p>MIPS</text:p>
            </chart:title>
          </chart:axis>
          <chart:series chart:attached-axis="primary-y" chart:style-name="ch13" chart:values-cell-range-address="input_real.C6:input_real.I6" chart:label-cell-address="input_real.B6:input_real.B6" chart:class="chart:line">
            <chart:data-point chart:repeated="7"/>
          </chart:series>
          <chart:series chart:attached-axis="secondary-y" chart:style-name="ch14" chart:values-cell-range-address="input_real.C8:input_real.I8" chart:label-cell-address="input_real.B8:input_real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real.C2:input_real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real.B6:input_real.B6</svg:desc>
                </draw:g>
              </table:table-cell>
              <table:table-cell office:value-type="float" office:value="90039.4">
                <text:p>90039.4</text:p>
                <draw:g>
                  <svg:desc>input_real.C6:input_real.I6</svg:desc>
                </draw:g>
              </table:table-cell>
              <table:table-cell office:value-type="float" office:value="45817.3">
                <text:p>45817.3</text:p>
              </table:table-cell>
              <table:table-cell office:value-type="float" office:value="23396.7">
                <text:p>23396.7</text:p>
              </table:table-cell>
              <table:table-cell office:value-type="float" office:value="12232">
                <text:p>12232</text:p>
              </table:table-cell>
              <table:table-cell office:value-type="float" office:value="8489.97">
                <text:p>8489.97</text:p>
              </table:table-cell>
              <table:table-cell office:value-type="float" office:value="7730.11">
                <text:p>7730.11</text:p>
              </table:table-cell>
              <table:table-cell office:value-type="float" office:value="6125.36">
                <text:p>6125.36</text:p>
              </table:table-cell>
            </table:table-row>
            <table:table-row>
              <table:table-cell office:value-type="string">
                <text:p>MIPS</text:p>
                <draw:g>
                  <svg:desc>input_real.B8:input_real.B8</svg:desc>
                </draw:g>
              </table:table-cell>
              <table:table-cell office:value-type="float" office:value="1372062246.90524">
                <text:p>1372062246.90524</text:p>
                <draw:g>
                  <svg:desc>input_real.C8:input_real.I8</svg:desc>
                </draw:g>
              </table:table-cell>
              <table:table-cell office:value-type="float" office:value="2696354029.46049">
                <text:p>2696354029.46049</text:p>
              </table:table-cell>
              <table:table-cell office:value-type="float" office:value="5280217358.60185">
                <text:p>5280217358.60185</text:p>
              </table:table-cell>
              <table:table-cell office:value-type="float" office:value="10099710715.6638">
                <text:p>10099710715.6638</text:p>
              </table:table-cell>
              <table:table-cell office:value-type="float" office:value="14551248293.4569">
                <text:p>14551248293.4569</text:p>
              </table:table-cell>
              <table:table-cell office:value-type="float" office:value="15981617528.5992">
                <text:p>15981617528.5992</text:p>
              </table:table-cell>
              <table:table-cell office:value-type="float" office:value="20168555231.6925">
                <text:p>20168555231.692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378cm" svg:height="10.452cm" xlink:href=".." xlink:type="simple" chart:class="chart:line" chart:style-name="ch1">
        <chart:title svg:x="7.584cm" svg:y="0.344cm" chart:style-name="ch2">
          <text:p>KMP</text:p>
        </chart:title>
        <chart:legend chart:legend-position="bottom" svg:x="6.06cm" svg:y="9.696cm" style:legend-expansion="wide" chart:style-name="ch3"/>
        <chart:plot-area chart:style-name="ch4" table:cell-range-address="input_vector.C2:input_vector.I2 input_vector.B6:input_vector.I6 input_vector.B8:input_vector.I8" chart:data-source-has-labels="both" svg:x="1.387cm" svg:y="1.432cm" svg:width="13.776cm" svg:height="7.074cm">
          <chartooo:coordinate-region svg:x="3.702cm" svg:y="1.618cm" svg:width="9.569cm" svg:height="6.268cm"/>
          <chart:axis chart:dimension="x" chart:name="primary-x" chart:style-name="ch5" chartooo:axis-type="text">
            <chart:title svg:x="7.794cm" svg:y="8.715cm" chart:style-name="ch6">
              <text:p>Cores</text:p>
            </chart:title>
            <chart:categories table:cell-range-address="input_vector.C2:input_vector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8cm" chart:style-name="ch10">
              <text:p>Runtime</text:p>
            </chart:title>
          </chart:axis>
          <chart:axis chart:dimension="y" chart:name="secondary-y" chart:style-name="ch11">
            <chart:title svg:x="15.49cm" svg:y="5.41cm" chart:style-name="ch12">
              <text:p>MIPS</text:p>
            </chart:title>
          </chart:axis>
          <chart:series chart:attached-axis="primary-y" chart:style-name="ch13" chart:values-cell-range-address="input_vector.C6:input_vector.I6" chart:label-cell-address="input_vector.B6:input_vector.B6" chart:class="chart:line">
            <chart:data-point chart:repeated="7"/>
          </chart:series>
          <chart:series chart:attached-axis="secondary-y" chart:style-name="ch14" chart:values-cell-range-address="input_vector.C8:input_vector.I8" chart:label-cell-address="input_vector.B8:input_vector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vector.C2:input_vector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vector.B6:input_vector.B6</svg:desc>
                </draw:g>
              </table:table-cell>
              <table:table-cell office:value-type="float" office:value="2037.6">
                <text:p>2037.6</text:p>
                <draw:g>
                  <svg:desc>input_vector.C6:input_vector.I6</svg:desc>
                </draw:g>
              </table:table-cell>
              <table:table-cell office:value-type="float" office:value="1320.74">
                <text:p>1320.74</text:p>
              </table:table-cell>
              <table:table-cell office:value-type="float" office:value="890.158">
                <text:p>890.158</text:p>
              </table:table-cell>
              <table:table-cell office:value-type="float" office:value="557.903">
                <text:p>557.903</text:p>
              </table:table-cell>
              <table:table-cell office:value-type="float" office:value="434.442">
                <text:p>434.442</text:p>
              </table:table-cell>
              <table:table-cell office:value-type="float" office:value="436.776">
                <text:p>436.776</text:p>
              </table:table-cell>
              <table:table-cell office:value-type="float" office:value="390.884">
                <text:p>390.884</text:p>
              </table:table-cell>
            </table:table-row>
            <table:table-row>
              <table:table-cell office:value-type="string">
                <text:p>MIPS</text:p>
                <draw:g>
                  <svg:desc>input_vector.B8:input_vector.B8</svg:desc>
                </draw:g>
              </table:table-cell>
              <table:table-cell office:value-type="float" office:value="4937854618.66902">
                <text:p>4937854618.66902</text:p>
                <draw:g>
                  <svg:desc>input_vector.C8:input_vector.I8</svg:desc>
                </draw:g>
              </table:table-cell>
              <table:table-cell office:value-type="float" office:value="7617981261.26263">
                <text:p>7617981261.26263</text:p>
              </table:table-cell>
              <table:table-cell office:value-type="float" office:value="11302906417.7371">
                <text:p>11302906417.7371</text:p>
              </table:table-cell>
              <table:table-cell office:value-type="float" office:value="18032889505.8818">
                <text:p>18032889505.8818</text:p>
              </table:table-cell>
              <table:table-cell office:value-type="float" office:value="23159299908.8486">
                <text:p>23159299908.8486</text:p>
              </table:table-cell>
              <table:table-cell office:value-type="float" office:value="23033146077.1654">
                <text:p>23033146077.1654</text:p>
              </table:table-cell>
              <table:table-cell office:value-type="float" office:value="25737134200.9394">
                <text:p>25737134200.939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2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5cm" svg:height="10.452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7.068cm" svg:y="9.696cm" style:legend-expansion="wide" chart:style-name="ch3"/>
        <chart:plot-area chart:style-name="ch4" table:cell-range-address="input_vector.C2:input_vector.I3 input_vector.B3:input_vector.B3 input_vector.B5:input_vector.I5" chart:data-source-has-labels="both" svg:x="1.427cm" svg:y="1.432cm" svg:width="15.673cm" svg:height="7.074cm">
          <chartooo:coordinate-region svg:x="4.165cm" svg:y="1.618cm" svg:width="11.043cm" svg:height="6.268cm"/>
          <chart:axis chart:dimension="x" chart:name="primary-x" chart:style-name="ch5" chartooo:axis-type="text">
            <chart:title svg:x="8.782cm" svg:y="8.715cm" chart:style-name="ch6">
              <text:p>Cores</text:p>
            </chart:title>
            <chart:categories table:cell-range-address="input_vector.C2:input_vector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8cm" chart:style-name="ch10">
              <text:p>Runtime</text:p>
            </chart:title>
          </chart:axis>
          <chart:axis chart:dimension="y" chart:name="secondary-y" chart:style-name="ch11">
            <chart:title svg:x="17.467cm" svg:y="5.41cm" chart:style-name="ch12">
              <text:p>MIPS</text:p>
            </chart:title>
          </chart:axis>
          <chart:series chart:attached-axis="primary-y" chart:style-name="ch13" chart:values-cell-range-address="input_vector.C3:input_vector.I3" chart:label-cell-address="input_vector.B3:input_vector.B3" chart:class="chart:line">
            <chart:data-point chart:repeated="7"/>
          </chart:series>
          <chart:series chart:attached-axis="secondary-y" chart:style-name="ch14" chart:values-cell-range-address="input_vector.C5:input_vector.I5" chart:label-cell-address="input_vector.B5:input_vector.B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vector.C2:input_vector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vector.B3:input_vector.B3</svg:desc>
                </draw:g>
              </table:table-cell>
              <table:table-cell office:value-type="float" office:value="554820">
                <text:p>554820</text:p>
                <draw:g>
                  <svg:desc>input_vector.C3:input_vector.I3</svg:desc>
                </draw:g>
              </table:table-cell>
              <table:table-cell office:value-type="float" office:value="284268">
                <text:p>284268</text:p>
              </table:table-cell>
              <table:table-cell office:value-type="float" office:value="142808">
                <text:p>142808</text:p>
              </table:table-cell>
              <table:table-cell office:value-type="float" office:value="71278.4">
                <text:p>71278.4</text:p>
              </table:table-cell>
              <table:table-cell office:value-type="float" office:value="48129.3">
                <text:p>48129.3</text:p>
              </table:table-cell>
              <table:table-cell office:value-type="float" office:value="49512.6">
                <text:p>49512.6</text:p>
              </table:table-cell>
              <table:table-cell office:value-type="float" office:value="46238.2">
                <text:p>46238.2</text:p>
              </table:table-cell>
            </table:table-row>
            <table:table-row>
              <table:table-cell office:value-type="string">
                <text:p>MIPS</text:p>
                <draw:g>
                  <svg:desc>input_vector.B5:input_vector.B5</svg:desc>
                </draw:g>
              </table:table-cell>
              <table:table-cell office:value-type="float" office:value="5805922.37662665">
                <text:p>5805922.37662665</text:p>
                <draw:g>
                  <svg:desc>input_vector.C5:input_vector.I5</svg:desc>
                </draw:g>
              </table:table-cell>
              <table:table-cell office:value-type="float" office:value="11331707.5893171">
                <text:p>11331707.5893171</text:p>
              </table:table-cell>
              <table:table-cell office:value-type="float" office:value="22556452.3906224">
                <text:p>22556452.3906224</text:p>
              </table:table-cell>
              <table:table-cell office:value-type="float" office:value="45192398.4404813">
                <text:p>45192398.4404813</text:p>
              </table:table-cell>
              <table:table-cell office:value-type="float" office:value="66928915.5046926">
                <text:p>66928915.5046926</text:p>
              </table:table-cell>
              <table:table-cell office:value-type="float" office:value="65059032.5088967">
                <text:p>65059032.5088967</text:p>
              </table:table-cell>
              <table:table-cell office:value-type="float" office:value="69666246.8045902">
                <text:p>69666246.804590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5.732cm" svg:y="9.715cm" style:legend-expansion="wide" chart:style-name="ch3"/>
        <chart:plot-area chart:style-name="ch4" table:cell-range-address="input_vector.C2:input_vector.I2 input_vector.C4:input_vector.I4" chart:data-source-has-labels="both" svg:x="1.427cm" svg:y="1.432cm" svg:width="16.601cm" svg:height="7.093cm">
          <chartooo:coordinate-region svg:x="2.101cm" svg:y="1.618cm" svg:width="15.714cm" svg:height="6.287cm"/>
          <chart:axis chart:dimension="x" chart:name="primary-x" chart:style-name="ch5" chartooo:axis-type="text">
            <chart:title svg:x="9.246cm" svg:y="8.734cm" chart:style-name="ch6">
              <text:p>Cores</text:p>
            </chart:title>
            <chart:categories table:cell-range-address="input_vector.C2:input_vector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vector.C4:input_vector.I4" loext:label-string="&quot;real speedup&quot;" chart:class="chart:line">
            <chart:data-point chart:repeated="7"/>
          </chart:series>
          <chart:series chart:attached-axis="primary-y" chart:style-name="ch13" chart:values-cell-range-address="input_vector.C2:input_vector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vector.C2:input_vector.I2</svg:desc>
                </draw:g>
              </table:table-cell>
              <table:table-cell office:value-type="float" office:value="1">
                <text:p>1</text:p>
                <draw:g>
                  <svg:desc>input_vector.C4:input_vector.I4</svg:desc>
                </draw:g>
              </table:table-cell>
              <table:table-cell office:value-type="float" office:value="1">
                <text:p>1</text:p>
                <draw:g>
                  <svg:desc>input_vector.C2:input_vector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5174975727131">
                <text:p>1.95174975727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8507646630441">
                <text:p>3.88507646630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78384475521336">
                <text:p>7.78384475521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5276972654911">
                <text:p>11.52769726549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2056325056652">
                <text:p>11.2056325056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9991695178446">
                <text:p>11.999169517844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87cm" svg:height="10.471cm" xlink:href=".." xlink:type="simple" chart:class="chart:line" chart:style-name="ch1">
        <chart:title svg:x="8.838cm" svg:y="0.344cm" chart:style-name="ch2">
          <text:p>KMP</text:p>
        </chart:title>
        <chart:legend chart:legend-position="bottom" svg:x="5.978cm" svg:y="9.715cm" style:legend-expansion="wide" chart:style-name="ch3"/>
        <chart:plot-area chart:style-name="ch4" table:cell-range-address="input_vector.C2:input_vector.I2 input_vector.C7:input_vector.I7" chart:data-source-has-labels="both" svg:x="1.437cm" svg:y="1.432cm" svg:width="17.073cm" svg:height="7.093cm">
          <chartooo:coordinate-region svg:x="2.111cm" svg:y="1.618cm" svg:width="16.187cm" svg:height="6.287cm"/>
          <chart:axis chart:dimension="x" chart:name="primary-x" chart:style-name="ch5" chartooo:axis-type="text">
            <chart:title svg:x="9.492cm" svg:y="8.734cm" chart:style-name="ch6">
              <text:p>Cores</text:p>
            </chart:title>
            <chart:categories table:cell-range-address="input_vector.C2:input_vector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vector.C7:input_vector.I7" loext:label-string="&quot;real speedup&quot;" chart:class="chart:line">
            <chart:data-point chart:repeated="7"/>
          </chart:series>
          <chart:series chart:attached-axis="primary-y" chart:style-name="ch13" chart:values-cell-range-address="input_vector.C2:input_vector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vector.C2:input_vector.I2</svg:desc>
                </draw:g>
              </table:table-cell>
              <table:table-cell office:value-type="float" office:value="1">
                <text:p>1</text:p>
                <draw:g>
                  <svg:desc>input_vector.C7:input_vector.I7</svg:desc>
                </draw:g>
              </table:table-cell>
              <table:table-cell office:value-type="float" office:value="1">
                <text:p>1</text:p>
                <draw:g>
                  <svg:desc>input_vector.C2:input_vector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4277147659645">
                <text:p>1.54277147659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8903183479787">
                <text:p>2.28903183479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65224779217893">
                <text:p>3.652247792178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69015426685265">
                <text:p>4.690154266852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66509148854333">
                <text:p>4.66509148854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21279970528341">
                <text:p>5.21279970528341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84cm" svg:height="10.452cm" xlink:href=".." xlink:type="simple" chart:class="chart:line" chart:style-name="ch1">
        <chart:title svg:x="8.837cm" svg:y="0.344cm" chart:style-name="ch2">
          <text:p>KMP</text:p>
        </chart:title>
        <chart:legend chart:legend-position="bottom" svg:x="7.313cm" svg:y="9.696cm" style:legend-expansion="wide" chart:style-name="ch3"/>
        <chart:plot-area chart:style-name="ch4" table:cell-range-address="input_vector.C2:input_vector.I2 input_vector.B6:input_vector.I6 input_vector.B8:input_vector.I8" chart:data-source-has-labels="both" svg:x="1.437cm" svg:y="1.432cm" svg:width="16.132cm" svg:height="7.074cm">
          <chartooo:coordinate-region svg:x="3.752cm" svg:y="1.618cm" svg:width="11.925cm" svg:height="6.268cm"/>
          <chart:axis chart:dimension="x" chart:name="primary-x" chart:style-name="ch5" chartooo:axis-type="text">
            <chart:title svg:x="9.022cm" svg:y="8.715cm" chart:style-name="ch6">
              <text:p>Cores</text:p>
            </chart:title>
            <chart:categories table:cell-range-address="input_vector.C2:input_vector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48cm" chart:style-name="ch10">
              <text:p>Runtime</text:p>
            </chart:title>
          </chart:axis>
          <chart:axis chart:dimension="y" chart:name="secondary-y" chart:style-name="ch11">
            <chart:title svg:x="17.946cm" svg:y="5.41cm" chart:style-name="ch12">
              <text:p>MIPS</text:p>
            </chart:title>
          </chart:axis>
          <chart:series chart:attached-axis="primary-y" chart:style-name="ch13" chart:values-cell-range-address="input_vector.C6:input_vector.I6" chart:label-cell-address="input_vector.B6:input_vector.B6" chart:class="chart:line">
            <chart:data-point chart:repeated="7"/>
          </chart:series>
          <chart:series chart:attached-axis="secondary-y" chart:style-name="ch14" chart:values-cell-range-address="input_vector.C8:input_vector.I8" chart:label-cell-address="input_vector.B8:input_vector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vector.C2:input_vector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vector.B6:input_vector.B6</svg:desc>
                </draw:g>
              </table:table-cell>
              <table:table-cell office:value-type="float" office:value="2037.6">
                <text:p>2037.6</text:p>
                <draw:g>
                  <svg:desc>input_vector.C6:input_vector.I6</svg:desc>
                </draw:g>
              </table:table-cell>
              <table:table-cell office:value-type="float" office:value="1320.74">
                <text:p>1320.74</text:p>
              </table:table-cell>
              <table:table-cell office:value-type="float" office:value="890.158">
                <text:p>890.158</text:p>
              </table:table-cell>
              <table:table-cell office:value-type="float" office:value="557.903">
                <text:p>557.903</text:p>
              </table:table-cell>
              <table:table-cell office:value-type="float" office:value="434.442">
                <text:p>434.442</text:p>
              </table:table-cell>
              <table:table-cell office:value-type="float" office:value="436.776">
                <text:p>436.776</text:p>
              </table:table-cell>
              <table:table-cell office:value-type="float" office:value="390.884">
                <text:p>390.884</text:p>
              </table:table-cell>
            </table:table-row>
            <table:table-row>
              <table:table-cell office:value-type="string">
                <text:p>MIPS</text:p>
                <draw:g>
                  <svg:desc>input_vector.B8:input_vector.B8</svg:desc>
                </draw:g>
              </table:table-cell>
              <table:table-cell office:value-type="float" office:value="4937854618.66902">
                <text:p>4937854618.66902</text:p>
                <draw:g>
                  <svg:desc>input_vector.C8:input_vector.I8</svg:desc>
                </draw:g>
              </table:table-cell>
              <table:table-cell office:value-type="float" office:value="7617981261.26263">
                <text:p>7617981261.26263</text:p>
              </table:table-cell>
              <table:table-cell office:value-type="float" office:value="11302906417.7371">
                <text:p>11302906417.7371</text:p>
              </table:table-cell>
              <table:table-cell office:value-type="float" office:value="18032889505.8818">
                <text:p>18032889505.8818</text:p>
              </table:table-cell>
              <table:table-cell office:value-type="float" office:value="23159299908.8486">
                <text:p>23159299908.8486</text:p>
              </table:table-cell>
              <table:table-cell office:value-type="float" office:value="23033146077.1654">
                <text:p>23033146077.1654</text:p>
              </table:table-cell>
              <table:table-cell office:value-type="float" office:value="25737134200.9394">
                <text:p>25737134200.939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7cm" svg:height="10.471cm" xlink:href=".." xlink:type="simple" chart:class="chart:line" chart:style-name="ch1">
        <chart:title svg:x="8.593cm" svg:y="0.344cm" chart:style-name="ch2">
          <text:p>KMP</text:p>
        </chart:title>
        <chart:legend chart:legend-position="bottom" svg:x="5.733cm" svg:y="9.715cm" style:legend-expansion="wide" chart:style-name="ch3"/>
        <chart:plot-area chart:style-name="ch4" table:cell-range-address="input_ab.C2:input_ab.I2 input_ab.C7:input_ab.I7" chart:data-source-has-labels="both" svg:x="1.427cm" svg:y="1.432cm" svg:width="16.603cm" svg:height="7.093cm">
          <chartooo:coordinate-region svg:x="2.101cm" svg:y="1.618cm" svg:width="15.716cm" svg:height="6.287cm"/>
          <chart:axis chart:dimension="x" chart:name="primary-x" chart:style-name="ch5" chartooo:axis-type="text">
            <chart:title svg:x="9.247cm" svg:y="8.734cm" chart:style-name="ch6">
              <text:p>Cores</text:p>
            </chart:title>
            <chart:categories table:cell-range-address="input_ab.C2:input_ab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ab.C7:input_ab.I7" loext:label-string="&quot;real speedup&quot;" chart:class="chart:line">
            <chart:data-point chart:repeated="7"/>
          </chart:series>
          <chart:series chart:attached-axis="primary-y" chart:style-name="ch13" chart:values-cell-range-address="input_ab.C2:input_ab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ab.C2:input_ab.I2</svg:desc>
                </draw:g>
              </table:table-cell>
              <table:table-cell office:value-type="float" office:value="1">
                <text:p>1</text:p>
                <draw:g>
                  <svg:desc>input_ab.C7:input_ab.I7</svg:desc>
                </draw:g>
              </table:table-cell>
              <table:table-cell office:value-type="float" office:value="1">
                <text:p>1</text:p>
                <draw:g>
                  <svg:desc>input_ab.C2:input_ab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136086043255">
                <text:p>1.8136086043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6063090785916">
                <text:p>3.96063090785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0198127494373">
                <text:p>7.801981274943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1217327520917">
                <text:p>11.12173275209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9222848907305">
                <text:p>12.9222848907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.1318542428249">
                <text:p>18.131854242824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2cm" svg:height="10.471cm" xlink:href=".." xlink:type="simple" chart:class="chart:line" chart:style-name="ch1">
        <chart:title svg:x="8.591cm" svg:y="0.344cm" chart:style-name="ch2">
          <text:p>KMP</text:p>
        </chart:title>
        <chart:legend chart:legend-position="bottom" svg:x="7.067cm" svg:y="9.715cm" style:legend-expansion="wide" chart:style-name="ch3"/>
        <chart:plot-area chart:style-name="ch4" table:cell-range-address="input_ab.C2:input_ab.I2 input_ab.B6:input_ab.I6 input_ab.B8:input_ab.I8" chart:data-source-has-labels="both" svg:x="1.427cm" svg:y="1.432cm" svg:width="15.67cm" svg:height="7.093cm">
          <chartooo:coordinate-region svg:x="3.953cm" svg:y="1.618cm" svg:width="11.252cm" svg:height="6.287cm"/>
          <chart:axis chart:dimension="x" chart:name="primary-x" chart:style-name="ch5" chartooo:axis-type="text">
            <chart:title svg:x="8.781cm" svg:y="8.734cm" chart:style-name="ch6">
              <text:p>Cores</text:p>
            </chart:title>
            <chart:categories table:cell-range-address="input_ab.C2:input_ab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>
            <chart:title svg:x="17.464cm" svg:y="5.419cm" chart:style-name="ch12">
              <text:p>MIPS</text:p>
            </chart:title>
          </chart:axis>
          <chart:series chart:attached-axis="primary-y" chart:style-name="ch13" chart:values-cell-range-address="input_ab.C6:input_ab.I6" chart:label-cell-address="input_ab.B6:input_ab.B6" chart:class="chart:line">
            <chart:data-point chart:repeated="7"/>
          </chart:series>
          <chart:series chart:attached-axis="secondary-y" chart:style-name="ch14" chart:values-cell-range-address="input_ab.C8:input_ab.I8" chart:label-cell-address="input_ab.B8:input_ab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ab.C2:input_ab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ab.B6:input_ab.B6</svg:desc>
                </draw:g>
              </table:table-cell>
              <table:table-cell office:value-type="float" office:value="18649.7">
                <text:p>18649.7</text:p>
                <draw:g>
                  <svg:desc>input_ab.C6:input_ab.I6</svg:desc>
                </draw:g>
              </table:table-cell>
              <table:table-cell office:value-type="float" office:value="10283.2">
                <text:p>10283.2</text:p>
              </table:table-cell>
              <table:table-cell office:value-type="float" office:value="4708.77">
                <text:p>4708.77</text:p>
              </table:table-cell>
              <table:table-cell office:value-type="float" office:value="2390.38">
                <text:p>2390.38</text:p>
              </table:table-cell>
              <table:table-cell office:value-type="float" office:value="1676.87">
                <text:p>1676.87</text:p>
              </table:table-cell>
              <table:table-cell office:value-type="float" office:value="1443.22">
                <text:p>1443.22</text:p>
              </table:table-cell>
              <table:table-cell office:value-type="float" office:value="1028.56">
                <text:p>1028.56</text:p>
              </table:table-cell>
            </table:table-row>
            <table:table-row>
              <table:table-cell office:value-type="string">
                <text:p>MIPS</text:p>
                <draw:g>
                  <svg:desc>input_ab.B8:input_ab.B8</svg:desc>
                </draw:g>
              </table:table-cell>
              <table:table-cell office:value-type="float" office:value="539430578.400725">
                <text:p>539430578.400725</text:p>
                <draw:g>
                  <svg:desc>input_ab.C8:input_ab.I8</svg:desc>
                </draw:g>
              </table:table-cell>
              <table:table-cell office:value-type="float" office:value="978381581.511592">
                <text:p>978381581.511592</text:p>
              </table:table-cell>
              <table:table-cell office:value-type="float" office:value="2136730520.07212">
                <text:p>2136730520.07212</text:p>
              </table:table-cell>
              <table:table-cell office:value-type="float" office:value="4208788206.89597">
                <text:p>4208788206.89597</text:p>
              </table:table-cell>
              <table:table-cell office:value-type="float" office:value="5999492081.07963">
                <text:p>5999492081.07963</text:p>
              </table:table-cell>
              <table:table-cell office:value-type="float" office:value="6970749720.0704">
                <text:p>6970749720.0704</text:p>
              </table:table-cell>
              <table:table-cell office:value-type="float" office:value="9780891698.1022">
                <text:p>9780891698.1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2" loext:min-decimal-places="2" number:min-integer-digits="1" number:grouping="true"/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1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1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88cm" svg:height="10.471cm" xlink:href=".." xlink:type="simple" chart:class="chart:line" chart:style-name="ch1">
        <chart:title svg:x="7.339cm" svg:y="0.344cm" chart:style-name="ch2">
          <text:p>KMP</text:p>
        </chart:title>
        <chart:legend chart:legend-position="bottom" svg:x="5.815cm" svg:y="9.715cm" style:legend-expansion="wide" chart:style-name="ch3"/>
        <chart:plot-area chart:style-name="ch4" table:cell-range-address="input_kmp_win.C2:input_kmp_win.I2 input_kmp_win.B6:input_kmp_win.I6 input_kmp_win.B8:input_kmp_win.I8" chart:data-source-has-labels="both" svg:x="1.377cm" svg:y="1.432cm" svg:width="13.316cm" svg:height="7.093cm">
          <chartooo:coordinate-region svg:x="3.903cm" svg:y="1.618cm" svg:width="8.898cm" svg:height="6.287cm"/>
          <chart:axis chart:dimension="x" chart:name="primary-x" chart:style-name="ch5" chartooo:axis-type="text">
            <chart:title svg:x="7.554cm" svg:y="8.734cm" chart:style-name="ch6">
              <text:p>Cores</text:p>
            </chart:title>
            <chart:categories table:cell-range-address="input_kmp_win.C2:input_kmp_w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>
            <chart:title svg:x="15.01cm" svg:y="5.419cm" chart:style-name="ch12">
              <text:p>MIPS</text:p>
            </chart:title>
          </chart:axis>
          <chart:series chart:attached-axis="primary-y" chart:style-name="ch13" chart:values-cell-range-address="input_kmp_win.C6:input_kmp_win.I6" chart:label-cell-address="input_kmp_win.B6:input_kmp_win.B6" chart:class="chart:line">
            <chart:data-point chart:repeated="7"/>
          </chart:series>
          <chart:series chart:attached-axis="secondary-y" chart:style-name="ch14" chart:values-cell-range-address="input_kmp_win.C8:input_kmp_win.I8" chart:label-cell-address="input_kmp_win.B8:input_kmp_win.B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kmp_win.C2:input_kmp_wi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kmp_win.B6:input_kmp_win.B6</svg:desc>
                </draw:g>
              </table:table-cell>
              <table:table-cell office:value-type="float" office:value="20536.2">
                <text:p>20536.2</text:p>
                <draw:g>
                  <svg:desc>input_kmp_win.C6:input_kmp_win.I6</svg:desc>
                </draw:g>
              </table:table-cell>
              <table:table-cell office:value-type="float" office:value="10631.4">
                <text:p>10631.4</text:p>
              </table:table-cell>
              <table:table-cell office:value-type="float" office:value="5414.24">
                <text:p>5414.24</text:p>
              </table:table-cell>
              <table:table-cell office:value-type="float" office:value="2956.03">
                <text:p>2956.03</text:p>
              </table:table-cell>
              <table:table-cell office:value-type="float" office:value="2089.53">
                <text:p>2089.53</text:p>
              </table:table-cell>
              <table:table-cell office:value-type="float" office:value="2074.97">
                <text:p>2074.97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MIPS</text:p>
                <draw:g>
                  <svg:desc>input_kmp_win.B8:input_kmp_win.B8</svg:desc>
                </draw:g>
              </table:table-cell>
              <table:table-cell office:value-type="float" office:value="1370028995.9194">
                <text:p>1370028995.9194</text:p>
                <draw:g>
                  <svg:desc>input_kmp_win.C8:input_kmp_win.I8</svg:desc>
                </draw:g>
              </table:table-cell>
              <table:table-cell office:value-type="float" office:value="2646423751.05819">
                <text:p>2646423751.05819</text:p>
              </table:table-cell>
              <table:table-cell office:value-type="float" office:value="5196516864.4168">
                <text:p>5196516864.4168</text:p>
              </table:table-cell>
              <table:table-cell office:value-type="float" office:value="9517897135.34707">
                <text:p>9517897135.34707</text:p>
              </table:table-cell>
              <table:table-cell office:value-type="float" office:value="13464841122.1662">
                <text:p>13464841122.1662</text:p>
              </table:table-cell>
              <table:table-cell office:value-type="float" office:value="13559323494.3156">
                <text:p>13559323494.3156</text:p>
              </table:table-cell>
              <table:table-cell office:value-type="float" office:value="17907955872.9553">
                <text:p>17907955872.95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2" loext:min-decimal-places="2" number:min-integer-digits="1">
        <number:embedded-text number:position="3"> </number:embedded-text>
      </number:number>
      <number:text> ms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22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12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7.068cm" svg:y="9.715cm" style:legend-expansion="wide" chart:style-name="ch3"/>
        <chart:plot-area chart:style-name="ch4" table:cell-range-address="input_kmp_win.C2:input_kmp_win.I3 input_kmp_win.B3:input_kmp_win.B3 input_kmp_win.B5:input_kmp_win.I5" chart:data-source-has-labels="both" svg:x="1.427cm" svg:y="1.432cm" svg:width="15.673cm" svg:height="7.093cm">
          <chartooo:coordinate-region svg:x="3.953cm" svg:y="1.618cm" svg:width="11.255cm" svg:height="6.287cm"/>
          <chart:axis chart:dimension="x" chart:name="primary-x" chart:style-name="ch5" chartooo:axis-type="text">
            <chart:title svg:x="8.782cm" svg:y="8.734cm" chart:style-name="ch6">
              <text:p>Cores</text:p>
            </chart:title>
            <chart:categories table:cell-range-address="input_kmp_win.C2:input_kmp_w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>
            <chart:title svg:x="17.467cm" svg:y="5.419cm" chart:style-name="ch12">
              <text:p>MIPS</text:p>
            </chart:title>
          </chart:axis>
          <chart:series chart:attached-axis="primary-y" chart:style-name="ch13" chart:values-cell-range-address="input_kmp_win.C3:input_kmp_win.I3" chart:label-cell-address="input_kmp_win.B3:input_kmp_win.B3" chart:class="chart:line">
            <chart:data-point chart:repeated="7"/>
          </chart:series>
          <chart:series chart:attached-axis="secondary-y" chart:style-name="ch14" chart:values-cell-range-address="input_kmp_win.C5:input_kmp_win.I5" chart:label-cell-address="input_kmp_win.B5:input_kmp_win.B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input_kmp_win.C2:input_kmp_win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input_kmp_win.B3:input_kmp_win.B3</svg:desc>
                </draw:g>
              </table:table-cell>
              <table:table-cell office:value-type="float" office:value="11127.3">
                <text:p>11127.3</text:p>
                <draw:g>
                  <svg:desc>input_kmp_win.C3:input_kmp_win.I3</svg:desc>
                </draw:g>
              </table:table-cell>
              <table:table-cell office:value-type="float" office:value="5568.14">
                <text:p>5568.14</text:p>
              </table:table-cell>
              <table:table-cell office:value-type="float" office:value="2783.61">
                <text:p>2783.61</text:p>
              </table:table-cell>
              <table:table-cell office:value-type="float" office:value="1400.77">
                <text:p>1400.77</text:p>
              </table:table-cell>
              <table:table-cell office:value-type="float" office:value="1295.06">
                <text:p>1295.06</text:p>
              </table:table-cell>
              <table:table-cell office:value-type="float" office:value="1060.32">
                <text:p>1060.32</text:p>
              </table:table-cell>
              <table:table-cell office:value-type="float" office:value="897.977">
                <text:p>897.977</text:p>
              </table:table-cell>
            </table:table-row>
            <table:table-row>
              <table:table-cell office:value-type="string">
                <text:p>MIPS</text:p>
                <draw:g>
                  <svg:desc>input_kmp_win.B5:input_kmp_win.B5</svg:desc>
                </draw:g>
              </table:table-cell>
              <table:table-cell office:value-type="float" office:value="960665370.395334">
                <text:p>960665370.395334</text:p>
                <draw:g>
                  <svg:desc>input_kmp_win.C5:input_kmp_win.I5</svg:desc>
                </draw:g>
              </table:table-cell>
              <table:table-cell office:value-type="float" office:value="1919781430.78299">
                <text:p>1919781430.78299</text:p>
              </table:table-cell>
              <table:table-cell office:value-type="float" office:value="3840197360.98088">
                <text:p>3840197360.98088</text:p>
              </table:table-cell>
              <table:table-cell office:value-type="float" office:value="7631239800.96661">
                <text:p>7631239800.96661</text:p>
              </table:table-cell>
              <table:table-cell office:value-type="float" office:value="8254144036.56973">
                <text:p>8254144036.56973</text:p>
              </table:table-cell>
              <table:table-cell office:value-type="float" office:value="10081495940.848">
                <text:p>10081495940.848</text:p>
              </table:table-cell>
              <table:table-cell office:value-type="float" office:value="11904104198.6599">
                <text:p>11904104198.65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5cm" svg:height="10.471cm" xlink:href=".." xlink:type="simple" chart:class="chart:line" chart:style-name="ch1">
        <chart:title svg:x="8.34cm" svg:y="0.344cm" chart:style-name="ch2">
          <text:p>NAIVE</text:p>
        </chart:title>
        <chart:legend chart:legend-position="bottom" svg:x="5.732cm" svg:y="9.715cm" style:legend-expansion="wide" chart:style-name="ch3"/>
        <chart:plot-area chart:style-name="ch4" table:cell-range-address="input_kmp_win.C2:input_kmp_win.I2 input_kmp_win.C4:input_kmp_win.I4" chart:data-source-has-labels="both" svg:x="1.427cm" svg:y="1.432cm" svg:width="16.601cm" svg:height="7.093cm">
          <chartooo:coordinate-region svg:x="2.101cm" svg:y="1.618cm" svg:width="15.714cm" svg:height="6.287cm"/>
          <chart:axis chart:dimension="x" chart:name="primary-x" chart:style-name="ch5" chartooo:axis-type="text">
            <chart:title svg:x="9.246cm" svg:y="8.734cm" chart:style-name="ch6">
              <text:p>Cores</text:p>
            </chart:title>
            <chart:categories table:cell-range-address="input_kmp_win.C2:input_kmp_w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kmp_win.C4:input_kmp_win.I4" loext:label-string="&quot;real speedup&quot;" chart:class="chart:line">
            <chart:data-point chart:repeated="7"/>
          </chart:series>
          <chart:series chart:attached-axis="primary-y" chart:style-name="ch13" chart:values-cell-range-address="input_kmp_win.C2:input_kmp_win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kmp_win.C2:input_kmp_win.I2</svg:desc>
                </draw:g>
              </table:table-cell>
              <table:table-cell office:value-type="float" office:value="1">
                <text:p>1</text:p>
                <draw:g>
                  <svg:desc>input_kmp_win.C4:input_kmp_win.I4</svg:desc>
                </draw:g>
              </table:table-cell>
              <table:table-cell office:value-type="float" office:value="1">
                <text:p>1</text:p>
                <draw:g>
                  <svg:desc>input_kmp_win.C2:input_kmp_win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838725319406">
                <text:p>1.99838725319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9743498550443">
                <text:p>3.99743498550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4370239225569">
                <text:p>7.943702392255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59211156239865">
                <text:p>8.59211156239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4942847442282">
                <text:p>10.49428474422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.3915200500681">
                <text:p>12.3915200500681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61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5b9bd5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397cm" svg:height="10.471cm" xlink:href=".." xlink:type="simple" chart:class="chart:line" chart:style-name="ch1">
        <chart:title svg:x="8.593cm" svg:y="0.344cm" chart:style-name="ch2">
          <text:p>KMP</text:p>
        </chart:title>
        <chart:legend chart:legend-position="bottom" svg:x="5.733cm" svg:y="9.715cm" style:legend-expansion="wide" chart:style-name="ch3"/>
        <chart:plot-area chart:style-name="ch4" table:cell-range-address="input_kmp_win.C2:input_kmp_win.I2 input_kmp_win.C7:input_kmp_win.I7" chart:data-source-has-labels="both" svg:x="1.427cm" svg:y="1.432cm" svg:width="16.603cm" svg:height="7.093cm">
          <chartooo:coordinate-region svg:x="2.101cm" svg:y="1.618cm" svg:width="15.716cm" svg:height="6.287cm"/>
          <chart:axis chart:dimension="x" chart:name="primary-x" chart:style-name="ch5" chartooo:axis-type="text">
            <chart:title svg:x="9.247cm" svg:y="8.734cm" chart:style-name="ch6">
              <text:p>Cores</text:p>
            </chart:title>
            <chart:categories table:cell-range-address="input_kmp_win.C2:input_kmp_win.I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757cm" chart:style-name="ch10">
              <text:p>Runtime</text:p>
            </chart:title>
          </chart:axis>
          <chart:axis chart:dimension="y" chart:name="secondary-y" chart:style-name="ch11"/>
          <chart:series chart:attached-axis="primary-y" chart:style-name="ch12" chart:values-cell-range-address="input_kmp_win.C7:input_kmp_win.I7" loext:label-string="&quot;real speedup&quot;" chart:class="chart:line">
            <chart:data-point chart:repeated="7"/>
          </chart:series>
          <chart:series chart:attached-axis="primary-y" chart:style-name="ch13" chart:values-cell-range-address="input_kmp_win.C2:input_kmp_win.I2" loext:label-string="&quot;optimal speedup&quot;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speedup</text:p>
              </table:table-cell>
              <table:table-cell office:value-type="string">
                <text:p>optimal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put_kmp_win.C2:input_kmp_win.I2</svg:desc>
                </draw:g>
              </table:table-cell>
              <table:table-cell office:value-type="float" office:value="1">
                <text:p>1</text:p>
                <draw:g>
                  <svg:desc>input_kmp_win.C7:input_kmp_win.I7</svg:desc>
                </draw:g>
              </table:table-cell>
              <table:table-cell office:value-type="float" office:value="1">
                <text:p>1</text:p>
                <draw:g>
                  <svg:desc>input_kmp_win.C2:input_kmp_win.I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3165528528698">
                <text:p>1.93165528528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9299772451905">
                <text:p>3.79299772451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94722313373004">
                <text:p>6.947223133730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82814317095232">
                <text:p>9.828143170952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89710694612452">
                <text:p>9.897106946124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.0712239831965">
                <text:p>13.071223983196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